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ource Sans Pro Black" svg:font-family="'Source Sans Pro Black'" style:font-adornments="Black" style:font-family-generic="swiss" style:font-pitch="variable"/>
    <style:font-face style:name="Source Sans Pro Black1" svg:font-family="'Source Sans Pro Black'" style:font-family-generic="swiss"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style style:name="gr1" style:family="graphic" style:parent-style-name="standard">
      <style:graphic-properties svg:stroke-color="#666666" draw:fill-color="#999999" draw:textarea-horizontal-align="justify" draw:textarea-vertical-align="middle" draw:auto-grow-height="false" fo:min-height="9.676cm" fo:min-width="10.926cm"/>
    </style:style>
    <style:style style:name="gr2" style:family="graphic" style:parent-style-name="standard">
      <style:graphic-properties draw:stroke="none" draw:fill="none" fo:min-height="2.11cm"/>
      <style:paragraph-properties style:writing-mode="lr-tb"/>
    </style:style>
    <style:style style:name="gr3" style:family="graphic" style:parent-style-name="standard">
      <style:graphic-properties draw:textarea-horizontal-align="justify" draw:textarea-vertical-align="middle" draw:auto-grow-height="false" fo:min-height="2.232cm" fo:min-width="4.982cm"/>
      <style:paragraph-properties style:writing-mode="lr-tb"/>
    </style:style>
    <style:style style:name="gr4" style:family="graphic" style:parent-style-name="standard">
      <style:graphic-properties svg:stroke-color="#ff4000" draw:fill-color="#ffbf00" draw:textarea-horizontal-align="justify" draw:textarea-vertical-align="middle" draw:auto-grow-height="false" fo:min-height="2.232cm" fo:min-width="6.031cm"/>
      <style:paragraph-properties style:writing-mode="lr-tb"/>
    </style:style>
    <style:style style:name="gr5" style:family="graphic" style:parent-style-name="standard">
      <style:graphic-properties draw:stroke="none" draw:fill="none" fo:min-height="1.575cm"/>
      <style:paragraph-properties style:writing-mode="lr-tb"/>
    </style:style>
    <style:style style:name="gr6" style:family="graphic" style:parent-style-name="standard">
      <style:graphic-properties draw:fill-color="#b47804" draw:textarea-horizontal-align="justify" draw:textarea-vertical-align="middle" draw:auto-grow-height="false" fo:min-height="2.232cm" fo:min-width="4.982cm"/>
      <style:paragraph-properties style:writing-mode="lr-tb"/>
    </style:style>
    <style:style style:name="gr7" style:family="graphic" style:parent-style-name="standard">
      <style:graphic-properties draw:fill-color="#77bc65" draw:textarea-horizontal-align="justify" draw:textarea-vertical-align="middle" draw:auto-grow-height="false" fo:min-height="2.232cm" fo:min-width="4.982cm"/>
      <style:paragraph-properties style:writing-mode="lr-tb"/>
    </style:style>
    <style:style style:name="gr8" style:family="graphic" style:parent-style-name="standard">
      <style:graphic-properties draw:fill-color="#acb20c" draw:textarea-horizontal-align="justify" draw:textarea-vertical-align="middle" draw:auto-grow-height="false" fo:min-height="2.232cm" fo:min-width="3.281cm"/>
      <style:paragraph-properties style:writing-mode="lr-tb"/>
    </style:style>
    <style:style style:name="gr9" style:family="graphic" style:parent-style-name="standard">
      <style:graphic-properties draw:fill-color="#ff5429" draw:textarea-horizontal-align="justify" draw:textarea-vertical-align="middle" draw:auto-grow-height="false" fo:min-height="2.232cm" fo:min-width="3.732cm"/>
      <style:paragraph-properties style:writing-mode="lr-tb"/>
    </style:style>
    <style:style style:name="gr10" style:family="graphic" style:parent-style-name="standard">
      <style:graphic-properties svg:stroke-width="0.1cm" svg:stroke-color="#333333" draw:marker-start-width="0.35cm" draw:marker-end-width="0.35cm"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fo:min-height="1.75cm"/>
      <style:paragraph-properties style:writing-mode="lr-tb"/>
    </style:style>
    <style:style style:name="gr12" style:family="graphic" style:parent-style-name="standard">
      <style:graphic-properties draw:fill-color="#800080" draw:textarea-horizontal-align="justify" draw:textarea-vertical-align="middle" draw:auto-grow-height="false" fo:min-height="2.232cm" fo:min-width="4.982cm"/>
      <style:paragraph-properties style:writing-mode="lr-tb"/>
    </style:style>
    <style:style style:name="gr13" style:family="graphic" style:parent-style-name="standard">
      <style:graphic-properties draw:stroke="none" draw:fill="none" fo:min-height="15.643cm"/>
      <style:paragraph-properties style:writing-mode="lr-tb"/>
    </style:style>
    <style:style style:name="gr14" style:family="graphic" style:parent-style-name="standard">
      <style:graphic-properties draw:stroke="none" draw:fill="none" fo:min-height="0.713cm"/>
      <style:paragraph-properties style:writing-mode="lr-tb"/>
    </style:style>
    <style:style style:name="gr15" style:family="graphic" style:parent-style-name="standard">
      <style:graphic-properties draw:stroke="none" draw:fill="none" fo:min-height="12.088cm"/>
      <style:paragraph-properties style:writing-mode="lr-tb"/>
    </style:style>
    <style:style style:name="gr16" style:family="graphic" style:parent-style-name="standard">
      <style:graphic-properties draw:stroke="none" draw:fill="none" fo:min-height="6.16cm"/>
      <style:paragraph-properties style:writing-mode="lr-tb"/>
    </style:style>
    <style:style style:name="gr17" style:family="graphic" style:parent-style-name="standard">
      <style:graphic-properties draw:stroke="none" draw:fill="none" fo:min-height="1.963cm"/>
      <style:paragraph-properties style:writing-mode="lr-tb"/>
    </style:style>
    <style:style style:name="gr18" style:family="graphic" style:parent-style-name="standard">
      <style:graphic-properties draw:stroke="none" draw:fill="none" fo:min-height="4.267cm"/>
      <style:paragraph-properties style:writing-mode="lr-tb"/>
    </style:style>
    <style:style style:name="gr19" style:family="graphic" style:parent-style-name="standard">
      <style:graphic-properties draw:stroke="none" draw:fill="none" fo:min-height="3.701cm"/>
      <style:paragraph-properties style:writing-mode="lr-tb"/>
    </style:style>
    <style:style style:name="gr20" style:family="graphic" style:parent-style-name="standard">
      <style:graphic-properties draw:stroke="none" draw:fill="none" fo:min-height="17.776cm"/>
      <style:paragraph-properties style:writing-mode="lr-tb"/>
    </style:style>
    <style:style style:name="gr21" style:family="graphic" style:parent-style-name="standard">
      <style:graphic-properties draw:stroke="none" draw:fill="none" fo:min-height="11.377cm"/>
      <style:paragraph-properties style:writing-mode="lr-tb"/>
    </style:style>
    <style:style style:name="gr22" style:family="graphic" style:parent-style-name="standard">
      <style:graphic-properties draw:stroke="none" draw:fill="none" fo:min-height="10.666cm"/>
      <style:paragraph-properties style:writing-mode="lr-tb"/>
    </style:style>
    <style:style style:name="gr23" style:family="graphic" style:parent-style-name="standard">
      <style:graphic-properties draw:stroke="none" draw:fill="none" fo:min-height="0.712cm"/>
      <style:paragraph-properties style:writing-mode="lr-tb"/>
    </style:style>
    <style:style style:name="gr24" style:family="graphic" style:parent-style-name="standard">
      <style:graphic-properties draw:stroke="none" draw:fill="none" fo:min-height="1.577cm"/>
      <style:paragraph-properties style:writing-mode="lr-tb"/>
    </style:style>
    <style:style style:name="gr25" style:family="graphic" style:parent-style-name="standard">
      <style:graphic-properties draw:stroke="none" draw:fill="none" fo:min-height="1.423cm"/>
      <style:paragraph-properties style:writing-mode="lr-tb"/>
    </style:style>
    <style:style style:name="gr26" style:family="graphic" style:parent-style-name="standard">
      <style:graphic-properties draw:stroke="none" draw:fill="none" fo:min-height="3.151cm"/>
      <style:paragraph-properties style:writing-mode="lr-tb"/>
    </style:style>
    <style:style style:name="gr27" style:family="graphic" style:parent-style-name="standard">
      <style:graphic-properties draw:stroke="none" draw:fill="none" fo:min-height="1.898cm"/>
      <style:paragraph-properties style:writing-mode="lr-tb"/>
    </style:style>
    <style:style style:name="gr28" style:family="graphic" style:parent-style-name="standard">
      <style:graphic-properties draw:stroke="none" svg:stroke-color="#000000" draw:fill="none" draw:fill-color="#ffffff" fo:min-height="14.221cm"/>
      <style:paragraph-properties style:writing-mode="lr-tb"/>
    </style:style>
    <style:style style:name="gr29" style:family="graphic" style:parent-style-name="standard">
      <style:graphic-properties draw:stroke="none" svg:stroke-color="#000000" draw:fill="none" draw:fill-color="#ffffff" fo:min-height="10.666cm"/>
      <style:paragraph-properties style:writing-mode="lr-tb"/>
    </style:style>
    <style:style style:name="gr30" style:family="graphic" style:parent-style-name="standard">
      <style:graphic-properties draw:stroke="none" draw:fill="none" fo:min-height="2cm"/>
      <style:paragraph-properties style:writing-mode="lr-tb"/>
    </style:style>
    <style:style style:name="gr31" style:family="graphic" style:parent-style-name="standard">
      <style:graphic-properties draw:stroke="none" draw:fill="none" fo:min-height="16.354cm"/>
      <style:paragraph-properties style:writing-mode="lr-tb"/>
    </style:style>
    <style:style style:name="gr32" style:family="graphic" style:parent-style-name="standard">
      <style:graphic-properties draw:stroke="none" draw:fill="none" fo:min-height="9.955cm"/>
      <style:paragraph-properties style:writing-mode="lr-tb"/>
    </style:style>
    <style:style style:name="gr33" style:family="graphic" style:parent-style-name="standard">
      <style:graphic-properties draw:stroke="none" draw:fill="none" fo:min-height="12.799cm"/>
      <style:paragraph-properties style:writing-mode="lr-tb"/>
    </style:style>
    <style:style style:name="gr34" style:family="graphic" style:parent-style-name="standard">
      <style:graphic-properties draw:stroke="none" draw:fill="none" fo:min-height="3.213cm"/>
      <style:paragraph-properties style:writing-mode="lr-tb"/>
    </style:style>
    <style:style style:name="gr35" style:family="graphic" style:parent-style-name="standard">
      <style:graphic-properties draw:stroke="none" draw:fill="none" fo:min-height="14.65cm"/>
      <style:paragraph-properties style:writing-mode="lr-tb"/>
    </style:style>
    <style:style style:name="gr36" style:family="graphic" style:parent-style-name="standard">
      <style:graphic-properties draw:stroke="none" draw:fill="none" fo:min-height="3.155cm"/>
      <style:paragraph-properties style:writing-mode="lr-tb"/>
    </style:style>
    <style:style style:name="gr37" style:family="graphic" style:parent-style-name="standard">
      <style:graphic-properties draw:stroke="none" draw:fill="none" fo:min-height="9.244cm"/>
      <style:paragraph-properties style:writing-mode="lr-tb"/>
    </style:style>
    <style:style style:name="gr38" style:family="graphic" style:parent-style-name="standard">
      <style:graphic-properties draw:stroke="none" draw:fill="none" fo:min-height="1.952cm"/>
      <style:paragraph-properties style:writing-mode="lr-tb"/>
    </style:style>
    <style:style style:name="gr39" style:family="graphic" style:parent-style-name="standard">
      <style:graphic-properties draw:stroke="none" draw:fill="none" fo:min-height="14.5cm"/>
      <style:paragraph-properties style:writing-mode="lr-tb"/>
    </style:style>
    <style:style style:name="gr40" style:family="graphic" style:parent-style-name="standard">
      <style:graphic-properties draw:stroke="none" svg:stroke-color="#000000" draw:fill="none" draw:fill-color="#ffffff" fo:min-height="17.776cm"/>
      <style:paragraph-properties style:writing-mode="lr-tb"/>
    </style:style>
    <style:style style:name="gr41" style:family="graphic" style:parent-style-name="standard">
      <style:graphic-properties draw:stroke="none" draw:fill="none" fo:min-height="1.576cm"/>
      <style:paragraph-properties style:writing-mode="lr-tb"/>
    </style:style>
    <style:style style:name="gr42" style:family="graphic" style:parent-style-name="standard">
      <style:graphic-properties svg:stroke-color="#ff0000" draw:fill="gradient" draw:fill-gradient-name="Gradient_20_275" draw:gradient-step-count="0" draw:opacity-name="Transparency_20_1" draw:textarea-horizontal-align="justify" draw:textarea-vertical-align="middle" draw:auto-grow-height="false" fo:min-height="3.64cm" fo:min-width="3.39cm" fo:wrap-option="wrap"/>
      <style:paragraph-properties style:writing-mode="lr-tb"/>
    </style:style>
    <style:style style:name="gr43" style:family="graphic" style:parent-style-name="standard">
      <style:graphic-properties svg:stroke-color="#ff0000" draw:fill-color="#ff860d" draw:textarea-horizontal-align="justify" draw:textarea-vertical-align="middle" draw:auto-grow-height="false" fo:min-height="1.518cm" fo:min-width="2.152cm"/>
      <style:paragraph-properties style:writing-mode="lr-tb"/>
    </style:style>
    <style:style style:name="gr44" style:family="graphic" style:parent-style-name="standard">
      <style:graphic-properties svg:stroke-color="#ff0000" draw:fill-color="#ff5429" draw:textarea-horizontal-align="justify" draw:textarea-vertical-align="middle" draw:auto-grow-height="false" fo:min-height="1.447cm" fo:min-width="1.975cm"/>
      <style:paragraph-properties style:writing-mode="lr-tb"/>
    </style:style>
    <style:style style:name="gr45" style:family="graphic" style:parent-style-name="standard">
      <style:graphic-properties svg:stroke-color="#ff0000" draw:fill-color="#ff5429" draw:textarea-horizontal-align="justify" draw:textarea-vertical-align="middle" draw:auto-grow-height="false" fo:min-height="1.447cm" fo:min-width="2.506cm"/>
      <style:paragraph-properties style:writing-mode="lr-tb"/>
    </style:style>
    <style:style style:name="gr46" style:family="graphic" style:parent-style-name="standard">
      <style:graphic-properties svg:stroke-color="#ff0000" draw:fill-color="#ff5429" draw:textarea-horizontal-align="justify" draw:textarea-vertical-align="middle" draw:auto-grow-height="false" fo:min-height="1.447cm" fo:min-width="2.436cm"/>
      <style:paragraph-properties style:writing-mode="lr-tb"/>
    </style:style>
    <style:style style:name="gr47" style:family="graphic" style:parent-style-name="standard">
      <style:graphic-properties svg:stroke-color="#ff0000" draw:fill-color="#ff860d" draw:textarea-horizontal-align="justify" draw:textarea-vertical-align="middle" draw:auto-grow-height="false" fo:min-height="1.518cm" fo:min-width="3.213cm"/>
      <style:paragraph-properties style:writing-mode="lr-tb"/>
    </style:style>
    <style:style style:name="gr48" style:family="graphic" style:parent-style-name="standard">
      <style:graphic-properties svg:stroke-color="#ff0000" draw:fill-color="#ff860d" draw:textarea-horizontal-align="justify" draw:textarea-vertical-align="middle" draw:auto-grow-height="false" fo:min-height="1.518cm" fo:min-width="3.744cm"/>
      <style:paragraph-properties style:writing-mode="lr-tb"/>
    </style:style>
    <style:style style:name="gr49" style:family="graphic" style:parent-style-name="standard">
      <style:graphic-properties svg:stroke-color="#ff0000" draw:fill-color="#ff5429" draw:textarea-horizontal-align="justify" draw:textarea-vertical-align="middle" draw:auto-grow-height="false" fo:min-height="1.447cm" fo:min-width="2.648cm"/>
      <style:paragraph-properties style:writing-mode="lr-tb"/>
    </style:style>
    <style:style style:name="gr50" style:family="graphic" style:parent-style-name="standard">
      <style:graphic-properties svg:stroke-color="#ff0000" draw:fill-color="#ff860d" draw:textarea-horizontal-align="justify" draw:textarea-vertical-align="middle" draw:auto-grow-height="false" fo:min-height="1.518cm" fo:min-width="2.505cm"/>
      <style:paragraph-properties style:writing-mode="lr-tb"/>
    </style:style>
    <style:style style:name="gr51" style:family="graphic" style:parent-style-name="objectwithoutfill">
      <style:graphic-properties svg:stroke-width="0.1cm" svg:stroke-color="#333333" draw:marker-start-width="0.35cm" draw:marker-end="Pontas_20_das_20_setas_20_1" draw:marker-end-width="0.45cm" draw:fill="none" draw:textarea-vertical-align="middle" fo:padding-top="0.175cm" fo:padding-bottom="0.175cm" fo:padding-left="0.3cm" fo:padding-right="0.3cm"/>
    </style:style>
    <style:style style:name="gr52" style:family="graphic" style:parent-style-name="standard">
      <style:graphic-properties svg:stroke-color="#ff0000" draw:fill-color="#ff5429" draw:textarea-horizontal-align="justify" draw:textarea-vertical-align="middle" draw:auto-grow-height="false" fo:min-height="1.447cm" fo:min-width="3.78cm"/>
      <style:paragraph-properties style:writing-mode="lr-tb"/>
    </style:style>
    <style:style style:name="gr53" style:family="graphic" style:parent-style-name="standard">
      <style:graphic-properties svg:stroke-color="#ff0000" draw:fill-color="#ff5429" draw:textarea-horizontal-align="justify" draw:textarea-vertical-align="middle" draw:auto-grow-height="false" fo:min-height="1.447cm" fo:min-width="3.319cm"/>
      <style:paragraph-properties style:writing-mode="lr-tb"/>
    </style:style>
    <style:style style:name="gr54" style:family="graphic" style:parent-style-name="standard">
      <style:graphic-properties svg:stroke-color="#bf0041" draw:fill-color="#650953" draw:textarea-horizontal-align="justify" draw:textarea-vertical-align="middle" draw:auto-grow-height="false" fo:min-height="1.518cm" fo:min-width="3.389cm"/>
      <style:paragraph-properties style:writing-mode="lr-tb"/>
    </style:style>
    <style:style style:name="gr55" style:family="graphic" style:parent-style-name="standard">
      <style:graphic-properties svg:stroke-color="#ff4000" draw:fill-color="#b47804" draw:textarea-horizontal-align="justify" draw:textarea-vertical-align="middle" draw:auto-grow-height="false" fo:min-height="1.518cm" fo:min-width="3.744cm"/>
      <style:paragraph-properties style:writing-mode="lr-tb"/>
    </style:style>
    <style:style style:name="gr56" style:family="graphic" style:parent-style-name="objectwithoutfill">
      <style:graphic-properties draw:marker-end="Pontas_20_das_20_setas_20_2" draw:marker-end-width="0.3cm" draw:fill="none" draw:textarea-vertical-align="middle"/>
    </style:style>
    <style:style style:name="gr57" style:family="graphic" style:parent-style-name="objectwithoutfill">
      <style:graphic-properties draw:marker-end="Pontas_20_das_20_setas_20_3" draw:marker-end-width="0.3cm" draw:fill="none" draw:textarea-vertical-align="middle"/>
    </style:style>
    <style:style style:name="gr58" style:family="graphic" style:parent-style-name="objectwithoutfill">
      <style:graphic-properties draw:marker-end="Pontas_20_das_20_setas_20_4" draw:marker-end-width="0.3cm" draw:fill="none" draw:textarea-vertical-align="middle"/>
    </style:style>
    <style:style style:name="gr59" style:family="graphic" style:parent-style-name="objectwithoutfill">
      <style:graphic-properties draw:marker-end="Pontas_20_das_20_setas_20_5" draw:marker-end-width="0.3cm" draw:fill="none" draw:textarea-vertical-align="middle"/>
    </style:style>
    <style:style style:name="gr60" style:family="graphic" style:parent-style-name="objectwithoutfill">
      <style:graphic-properties draw:marker-end="Pontas_20_das_20_setas_20_6" draw:marker-end-width="0.3cm" draw:fill="none" draw:textarea-vertical-align="middle"/>
    </style:style>
    <style:style style:name="gr61" style:family="graphic" style:parent-style-name="objectwithoutfill">
      <style:graphic-properties draw:marker-end="Pontas_20_das_20_setas_20_7" draw:marker-end-width="0.3cm" draw:fill="none" draw:textarea-vertical-align="middle"/>
    </style:style>
    <style:style style:name="gr62" style:family="graphic" style:parent-style-name="standard">
      <style:graphic-properties draw:stroke="none" svg:stroke-color="#000000" draw:fill="none" draw:fill-color="#ffffff" fo:min-height="1.576cm"/>
      <style:paragraph-properties style:writing-mode="lr-tb"/>
    </style:style>
    <style:style style:name="gr63" style:family="graphic" style:parent-style-name="standard">
      <style:graphic-properties draw:stroke="none" draw:fill="none" fo:min-height="13.51cm"/>
      <style:paragraph-properties style:writing-mode="lr-tb"/>
    </style:style>
    <style:style style:name="gr64" style:family="graphic" style:parent-style-name="standard">
      <style:graphic-properties draw:stroke="none" draw:fill="none" fo:min-height="14.221cm"/>
      <style:paragraph-properties style:writing-mode="lr-tb"/>
    </style:style>
    <style:style style:name="gr65" style:family="graphic" style:parent-style-name="standard">
      <style:graphic-properties draw:stroke="none" draw:fill="none" fo:min-height="10.07cm"/>
      <style:paragraph-properties style:writing-mode="lr-tb"/>
    </style:style>
    <style:style style:name="gr66" style:family="graphic" style:parent-style-name="standard">
      <style:graphic-properties draw:stroke="none" draw:fill="none" fo:min-height="2.134cm"/>
      <style:paragraph-properties style:writing-mode="lr-tb"/>
    </style:style>
    <style:style style:name="gr67" style:family="graphic" style:parent-style-name="standard">
      <style:graphic-properties draw:stroke="none" draw:fill="none" fo:min-height="20.62cm"/>
      <style:paragraph-properties style:writing-mode="lr-tb"/>
    </style:style>
    <style:style style:name="gr68" style:family="graphic" style:parent-style-name="standard">
      <style:graphic-properties draw:stroke="none" draw:fill="none" fo:min-height="8.533cm"/>
      <style:paragraph-properties style:writing-mode="lr-tb"/>
    </style:style>
    <style:style style:name="gr69" style:family="graphic" style:parent-style-name="standard">
      <style:graphic-properties draw:stroke="none" draw:fill="none" fo:min-height="5.689cm"/>
      <style:paragraph-properties style:writing-mode="lr-tb"/>
    </style:style>
    <style:style style:name="gr70" style:family="graphic" style:parent-style-name="standard">
      <style:graphic-properties draw:stroke="none" draw:fill="none" fo:min-height="6.75cm"/>
      <style:paragraph-properties style:writing-mode="lr-tb"/>
    </style:style>
    <style:style style:name="gr71" style:family="graphic" style:parent-style-name="standard">
      <style:graphic-properties draw:stroke="none" draw:fill="none" fo:min-height="2.845cm"/>
      <style:paragraph-properties style:writing-mode="lr-tb"/>
    </style:style>
    <style:style style:name="gr72" style:family="graphic" style:parent-style-name="standard">
      <style:graphic-properties svg:stroke-color="#b47804" draw:fill-color="#8d281e" draw:textarea-horizontal-align="justify" draw:textarea-vertical-align="middle" draw:auto-grow-height="false" fo:min-height="6.08cm" fo:min-width="1.079cm"/>
      <style:paragraph-properties style:writing-mode="lr-tb"/>
    </style:style>
    <style:style style:name="gr73" style:family="graphic" style:parent-style-name="standard">
      <style:graphic-properties svg:stroke-color="#813709" draw:fill="solid" draw:fill-color="#b2a690" draw:textarea-vertical-align="middle"/>
    </style:style>
    <style:style style:name="gr74" style:family="graphic" style:parent-style-name="standard">
      <style:graphic-properties svg:stroke-color="#729fcf" draw:fill-color="#b4c7dc" draw:textarea-horizontal-align="justify" draw:textarea-vertical-align="middle" draw:auto-grow-height="false" fo:min-height="2.232cm" fo:min-width="5.332cm"/>
      <style:paragraph-properties style:writing-mode="lr-tb"/>
    </style:style>
    <style:style style:name="gr75" style:family="graphic" style:parent-style-name="standard">
      <style:graphic-properties svg:stroke-color="#ffe994" draw:fill-color="#c3c83c" draw:textarea-horizontal-align="justify" draw:textarea-vertical-align="middle" draw:auto-grow-height="false" fo:min-height="1.783cm" fo:min-width="4.532cm"/>
      <style:paragraph-properties style:writing-mode="lr-tb"/>
    </style:style>
    <style:style style:name="gr76" style:family="graphic" style:parent-style-name="standard">
      <style:graphic-properties draw:stroke="none" svg:stroke-color="#000000" draw:fill="none" draw:fill-color="#ffffff" fo:min-height="2.353cm"/>
      <style:paragraph-properties style:writing-mode="lr-tb"/>
    </style:style>
    <style:style style:name="gr77" style:family="graphic" style:parent-style-name="standard">
      <style:graphic-properties svg:stroke-color="#b47804" draw:fill-color="#bf864d" draw:textarea-horizontal-align="justify" draw:textarea-vertical-align="middle" draw:auto-grow-height="false" fo:min-height="4.934cm" fo:min-width="2.434cm"/>
      <style:paragraph-properties style:writing-mode="lr-tb"/>
    </style:style>
    <style:style style:name="gr78" style:family="graphic" style:parent-style-name="standard">
      <style:graphic-properties svg:stroke-color="#b47804" draw:fill-color="#ffde59" draw:textarea-horizontal-align="justify" draw:textarea-vertical-align="middle" draw:auto-grow-height="false" fo:min-height="6.056cm" fo:min-width="1.305cm"/>
      <style:paragraph-properties style:writing-mode="lr-tb"/>
    </style:style>
    <style:style style:name="gr79" style:family="graphic" style:parent-style-name="standard">
      <style:graphic-properties svg:stroke-color="#acb20c" draw:fill-color="#e8a202" draw:textarea-horizontal-align="justify" draw:textarea-vertical-align="middle" draw:auto-grow-height="false" fo:min-height="2.378cm" fo:min-width="0.628cm"/>
      <style:paragraph-properties style:writing-mode="lr-tb"/>
    </style:style>
    <style:style style:name="gr80" style:family="graphic" style:parent-style-name="standard">
      <style:graphic-properties svg:stroke-color="#acb20c" draw:fill-color="#666666" draw:textarea-horizontal-align="justify" draw:textarea-vertical-align="middle" draw:auto-grow-height="false" fo:min-height="3.378cm" fo:min-width="0.628cm"/>
      <style:paragraph-properties style:writing-mode="lr-tb"/>
    </style:style>
    <style:style style:name="gr81" style:family="graphic" style:parent-style-name="standard">
      <style:graphic-properties draw:stroke="none" svg:stroke-color="#000000" draw:fill="none" draw:fill-color="#ffffff" fo:min-height="2.25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712cm" fo:min-width="3.029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false" fo:min-height="7.822cm" fo:min-width="0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false" fo:min-height="3.468cm" fo:min-width="0cm"/>
      <style:paragraph-properties style:writing-mode="lr-tb"/>
    </style:style>
    <style:style style:name="gr85" style:family="graphic" style:parent-style-name="standard">
      <style:graphic-properties draw:stroke="none" draw:fill="none" fo:min-height="4.978cm"/>
      <style:paragraph-properties style:writing-mode="lr-tb"/>
    </style:style>
    <style:style style:name="gr86" style:family="graphic" style:parent-style-name="standard">
      <style:graphic-properties draw:stroke="none" draw:fill="none" fo:min-height="17.065cm"/>
      <style:paragraph-properties style:writing-mode="lr-tb"/>
    </style:style>
    <style:style style:name="gr87" style:family="graphic" style:parent-style-name="standard">
      <style:graphic-properties draw:stroke="none" svg:stroke-color="#000000" draw:fill="none" draw:fill-color="#ffffff" fo:min-height="3.151cm"/>
      <style:paragraph-properties style:writing-mode="lr-tb"/>
    </style:style>
    <style:style style:name="gr88" style:family="graphic" style:parent-style-name="standard">
      <style:graphic-properties draw:stroke="none" svg:stroke-color="#000000" draw:fill="none" draw:fill-color="#ffffff" fo:min-height="1.85cm"/>
      <style:paragraph-properties style:writing-mode="lr-tb"/>
    </style:style>
    <style:style style:name="gr89" style:family="graphic" style:parent-style-name="standard">
      <style:graphic-properties draw:stroke="none" draw:fill="none" fo:min-height="7.111cm"/>
      <style:paragraph-properties style:writing-mode="lr-tb"/>
    </style:style>
    <style:style style:name="gr90" style:family="graphic" style:parent-style-name="standard">
      <style:graphic-properties draw:stroke="none" svg:stroke-color="#000000" draw:fill="none" draw:fill-color="#ffffff" fo:min-height="2.5cm"/>
      <style:paragraph-properties style:writing-mode="lr-tb"/>
    </style:style>
    <style:style style:name="gr91" style:family="graphic" style:parent-style-name="standard">
      <style:graphic-properties draw:stroke="none" draw:fill="none" fo:min-height="3.5cm"/>
      <style:paragraph-properties style:writing-mode="lr-tb"/>
    </style:style>
    <style:style style:name="gr92" style:family="graphic" style:parent-style-name="standard">
      <style:graphic-properties draw:textarea-horizontal-align="justify" draw:textarea-vertical-align="middle" draw:auto-grow-height="false" fo:min-height="11.914cm" fo:min-width="11.77cm" fo:wrap-option="wrap"/>
    </style:style>
    <style:style style:name="gr93" style:family="graphic" style:parent-style-name="standard">
      <style:graphic-properties draw:fill-color="#b2b2b2" draw:textarea-horizontal-align="justify" draw:textarea-vertical-align="middle" draw:auto-grow-height="false" fo:min-height="4.878cm" fo:min-width="4.98cm" fo:wrap-option="wrap"/>
    </style:style>
    <style:style style:name="gr94" style:family="graphic" style:parent-style-name="standard">
      <style:graphic-properties svg:stroke-color="#ec9ba4" draw:fill-color="#ffbf00" draw:textarea-horizontal-align="justify" draw:textarea-vertical-align="middle" draw:auto-grow-height="false" fo:min-height="2.226cm" fo:min-width="2.152cm" fo:wrap-option="wrap"/>
      <style:paragraph-properties style:writing-mode="lr-tb"/>
    </style:style>
    <style:style style:name="gr95" style:family="graphic" style:parent-style-name="standard">
      <style:graphic-properties draw:stroke="none" svg:stroke-width="0.026cm" svg:stroke-color="#800000" draw:marker-start="" draw:marker-start-width="0.3cm" draw:marker-start-center="false" draw:marker-end="" draw:marker-end-width="0.3cm" draw:marker-end-center="false" draw:stroke-linejoin="miter" draw:fill="gradient" draw:fill-color="#ff0000" draw:secondary-fill-color="#ff00ff" draw:fill-gradient-name="Gradient_20_274" draw:gradient-step-count="0" style:repeat="repeat" draw:textarea-horizontal-align="center" draw:textarea-vertical-align="middle" draw:auto-grow-height="false" draw:fit-to-size="false" style:shrink-to-fit="false" fo:min-height="6.839cm" fo:min-width="7.1cm" fo:padding-top="0.131cm" fo:padding-bottom="0.131cm" fo:padding-left="0.25cm" fo:padding-right="0.25cm" fo:wrap-option="wrap" draw:shadow="visible" draw:shadow-offset-x="0.035cm" draw:shadow-offset-y="0.035cm" draw:shadow-color="#7b3d00" draw:shadow-opacity="40%"/>
      <style:paragraph-properties style:writing-mode="lr-tb"/>
    </style:style>
    <style:style style:name="gr96" style:family="graphic" style:parent-style-name="standard">
      <style:graphic-properties draw:stroke="none" svg:stroke-width="0.026cm" svg:stroke-color="#800000" draw:marker-start="" draw:marker-start-width="0.3cm" draw:marker-start-center="false" draw:marker-end="" draw:marker-end-width="0.3cm" draw:marker-end-center="false" draw:stroke-linejoin="miter" draw:fill="gradient" draw:fill-color="#1abc9c" draw:secondary-fill-color="#ff00ff" draw:fill-gradient-name="Gradient_20_274" draw:gradient-step-count="0" style:repeat="repeat" draw:textarea-horizontal-align="center" draw:textarea-vertical-align="middle" draw:auto-grow-height="false" draw:fit-to-size="false" style:shrink-to-fit="false" fo:min-height="16.821cm" fo:min-width="16.583cm" fo:padding-top="0.131cm" fo:padding-bottom="0.131cm" fo:padding-left="0.25cm" fo:padding-right="0.25cm" fo:wrap-option="wrap" draw:shadow="visible" draw:shadow-offset-x="0.035cm" draw:shadow-offset-y="0.035cm" draw:shadow-color="#7b3d00" draw:shadow-opacity="40%"/>
      <style:paragraph-properties style:writing-mode="lr-tb"/>
    </style:style>
    <style:style style:name="gr97" style:family="graphic" style:parent-style-name="standard">
      <style:graphic-properties draw:stroke="none" svg:stroke-color="#000000" draw:fill="none" draw:fill-color="#ffffff" fo:min-height="19.198cm"/>
      <style:paragraph-properties style:writing-mode="lr-tb"/>
    </style:style>
    <style:style style:name="gr98" style:family="graphic" style:parent-style-name="standard">
      <style:graphic-properties draw:stroke="none" draw:fill="none" fo:min-height="1.463cm"/>
      <style:paragraph-properties style:writing-mode="lr-tb"/>
    </style:style>
    <style:style style:name="gr99" style:family="graphic" style:parent-style-name="standard">
      <style:graphic-properties draw:stroke="none" draw:fill="none" fo:min-height="0.912cm"/>
      <style:paragraph-properties style:writing-mode="lr-tb"/>
    </style:style>
    <style:style style:name="gr100" style:family="graphic" style:parent-style-name="standard">
      <style:graphic-properties draw:stroke="none" draw:fill="none" fo:min-height="3.556cm"/>
      <style:paragraph-properties style:writing-mode="lr-tb"/>
    </style:style>
    <style:style style:name="gr101" style:family="graphic" style:parent-style-name="standard">
      <style:graphic-properties draw:stroke="none" draw:fill="none" fo:min-height="1.726cm"/>
      <style:paragraph-properties style:writing-mode="lr-tb"/>
    </style:style>
    <style:style style:name="gr102" style:family="graphic" style:parent-style-name="standard">
      <style:graphic-properties draw:stroke="none" draw:fill="none" fo:min-height="4.726cm"/>
      <style:paragraph-properties style:writing-mode="lr-tb"/>
    </style:style>
    <style:style style:name="gr103" style:family="graphic" style:parent-style-name="standard">
      <style:graphic-properties draw:stroke="none" draw:fill="none" fo:min-height="8cm"/>
      <style:paragraph-properties style:writing-mode="lr-tb"/>
    </style:style>
    <style:style style:name="gr104" style:family="graphic" style:parent-style-name="standard">
      <style:graphic-properties draw:stroke="none" draw:fill="none" fo:min-height="2.204cm"/>
      <style:paragraph-properties style:writing-mode="lr-tb"/>
    </style:style>
    <style:style style:name="P1" style:family="paragraph">
      <loext:graphic-properties draw:fill-color="#999999"/>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writing-mode="lr-tb"/>
      <style:text-properties fo:font-size="40pt" style:font-size-asian="40pt" style:font-size-complex="40pt"/>
    </style:style>
    <style:style style:name="P4" style:family="paragraph">
      <style:paragraph-properties fo:text-align="center" style:writing-mode="lr-tb"/>
    </style:style>
    <style:style style:name="P5" style:family="paragraph">
      <loext:graphic-properties draw:fill-color="#ffbf00"/>
      <style:paragraph-properties fo:text-align="center" style:writing-mode="lr-tb"/>
    </style:style>
    <style:style style:name="P6" style:family="paragraph">
      <loext:graphic-properties draw:fill="none"/>
      <style:paragraph-properties style:writing-mode="lr-tb"/>
    </style:style>
    <style:style style:name="P7" style:family="paragraph">
      <loext:graphic-properties draw:fill-color="#b47804"/>
      <style:paragraph-properties fo:text-align="center" style:writing-mode="lr-tb"/>
    </style:style>
    <style:style style:name="P8" style:family="paragraph">
      <loext:graphic-properties draw:fill-color="#77bc65"/>
      <style:paragraph-properties fo:text-align="center" style:writing-mode="lr-tb"/>
    </style:style>
    <style:style style:name="P9" style:family="paragraph">
      <loext:graphic-properties draw:fill-color="#acb20c"/>
      <style:paragraph-properties fo:text-align="center" style:writing-mode="lr-tb"/>
    </style:style>
    <style:style style:name="P10" style:family="paragraph">
      <loext:graphic-properties draw:fill-color="#ff5429"/>
      <style:paragraph-properties fo:text-align="center" style:writing-mode="lr-tb"/>
    </style:style>
    <style:style style:name="P11" style:family="paragraph">
      <loext:graphic-properties draw:fill="none" draw:fill-color="#ffffff"/>
      <style:paragraph-properties style:writing-mode="lr-tb"/>
      <style:text-properties fo:font-size="42pt" style:font-size-asian="42pt" style:font-size-complex="42pt"/>
    </style:style>
    <style:style style:name="P12" style:family="paragraph">
      <loext:graphic-properties draw:fill-color="#800080"/>
      <style:paragraph-properties fo:text-align="center" style:writing-mode="lr-tb"/>
    </style:style>
    <style:style style:name="P13" style:family="paragraph">
      <loext:graphic-properties draw:fill="none"/>
      <style:paragraph-properties fo:text-align="center" style:writing-mode="lr-tb"/>
      <style:text-properties fo:font-size="28pt" style:font-size-asian="28pt" style:font-size-complex="28pt"/>
    </style:style>
    <style:style style:name="P14" style:family="paragraph">
      <loext:graphic-properties draw:fill="none"/>
      <style:paragraph-properties fo:text-align="center" style:writing-mode="lr-tb"/>
      <style:text-properties fo:color="#2a6099" loext:opacity="100%" fo:font-size="24pt" fo:font-style="italic" style:font-size-asian="24pt" style:font-style-asian="italic" style:font-size-complex="24pt" style:font-style-complex="italic"/>
    </style:style>
    <style:style style:name="P15" style:family="paragraph">
      <loext:graphic-properties draw:fill="none"/>
      <style:paragraph-properties style:writing-mode="lr-tb"/>
      <style:text-properties fo:color="#355269" loext:opacity="100%" fo:font-style="italic" fo:font-weight="bold" style:font-style-asian="italic" style:font-weight-asian="bold" style:font-style-complex="italic" style:font-weight-complex="bold"/>
    </style:style>
    <style:style style:name="P16" style:family="paragraph">
      <loext:graphic-properties draw:fill="none"/>
      <style:paragraph-properties style:writing-mode="lr-tb"/>
      <style:text-properties fo:color="#2a6099" loext:opacity="100%" fo:font-size="36pt" fo:font-weight="bold" style:font-size-asian="36pt" style:font-weight-asian="bold" style:font-size-complex="36pt" style:font-weight-complex="bold"/>
    </style:style>
    <style:style style:name="P17" style:family="paragraph">
      <style:paragraph-properties fo:text-align="justify"/>
    </style:style>
    <style:style style:name="P18" style:family="paragraph">
      <loext:graphic-properties draw:fill="none"/>
      <style:paragraph-properties style:writing-mode="lr-tb"/>
      <style:text-properties fo:color="#3465a4" loext:opacity="100%"/>
    </style:style>
    <style:style style:name="P19" style:family="paragraph">
      <loext:graphic-properties draw:fill="none" draw:fill-color="#ffffff"/>
      <style:paragraph-properties style:writing-mode="lr-tb"/>
    </style:style>
    <style:style style:name="P20" style:family="paragraph">
      <loext:graphic-properties draw:fill="none"/>
      <style:paragraph-properties fo:text-align="center" style:writing-mode="lr-tb"/>
    </style:style>
    <style:style style:name="P21" style:family="paragraph">
      <loext:graphic-properties draw:fill="none"/>
      <style:paragraph-properties style:writing-mode="lr-tb"/>
      <style:text-properties fo:font-size="80pt" style:font-size-asian="80pt" style:font-size-complex="80pt"/>
    </style:style>
    <style:style style:name="P22" style:family="paragraph">
      <style:paragraph-properties fo:margin-left="0cm" fo:margin-right="0cm" fo:margin-top="0cm" fo:margin-bottom="0cm" fo:line-height="100%" fo:text-indent="0cm"/>
    </style:style>
    <style:style style:name="P23" style:family="paragraph">
      <style:paragraph-properties fo:text-align="center" style:writing-mode="lr-tb"/>
      <style:text-properties fo:color="#333333" loext:opacity="100%" fo:font-size="26pt" fo:font-weight="bold" style:font-size-asian="26pt" style:font-weight-asian="bold" style:font-size-complex="26pt" style:font-weight-complex="bold"/>
    </style:style>
    <style:style style:name="P24" style:family="paragraph">
      <loext:graphic-properties draw:fill="gradient" draw:fill-gradient-name="Gradient_20_275" draw:gradient-step-count="0" draw:opacity-name="Transparency_20_1"/>
      <style:paragraph-properties fo:text-align="center" style:writing-mode="lr-tb"/>
      <style:text-properties fo:color="#333333" loext:opacity="100%" fo:font-size="26pt" fo:font-weight="bold" style:font-size-asian="26pt" style:font-weight-asian="bold" style:font-size-complex="26pt" style:font-weight-complex="bold"/>
    </style:style>
    <style:style style:name="P25" style:family="paragraph">
      <loext:graphic-properties draw:fill-color="#ff860d"/>
      <style:paragraph-properties fo:text-align="center" style:writing-mode="lr-tb"/>
    </style:style>
    <style:style style:name="P26" style:family="paragraph">
      <style:paragraph-properties fo:text-align="center" style:writing-mode="lr-tb"/>
      <style:text-properties fo:font-size="16pt" style:font-size-asian="16pt" style:font-size-complex="16pt"/>
    </style:style>
    <style:style style:name="P27" style:family="paragraph">
      <loext:graphic-properties draw:fill-color="#ff860d"/>
      <style:paragraph-properties fo:text-align="center" style:writing-mode="lr-tb"/>
      <style:text-properties fo:font-size="16pt" style:font-size-asian="16pt" style:font-size-complex="16pt"/>
    </style:style>
    <style:style style:name="P28" style:family="paragraph">
      <loext:graphic-properties draw:fill-color="#ff5429"/>
      <style:paragraph-properties fo:text-align="center" style:writing-mode="lr-tb"/>
      <style:text-properties fo:font-size="16pt" style:font-size-asian="16pt" style:font-size-complex="16pt"/>
    </style:style>
    <style:style style:name="P29" style:family="paragraph">
      <style:paragraph-properties fo:text-align="center" style:writing-mode="lr-tb"/>
      <style:text-properties fo:font-size="18pt" style:font-size-asian="18pt" style:font-size-complex="18pt"/>
    </style:style>
    <style:style style:name="P30" style:family="paragraph">
      <loext:graphic-properties draw:fill-color="#ff5429"/>
      <style:paragraph-properties fo:text-align="center" style:writing-mode="lr-tb"/>
      <style:text-properties fo:font-size="18pt" style:font-size-asian="18pt" style:font-size-complex="18pt"/>
    </style:style>
    <style:style style:name="P31" style:family="paragraph">
      <loext:graphic-properties draw:fill="none"/>
      <style:paragraph-properties fo:text-align="center"/>
    </style:style>
    <style:style style:name="P32" style:family="paragraph">
      <style:paragraph-properties fo:text-align="center" style:writing-mode="lr-tb"/>
      <style:text-properties fo:font-size="16pt" fo:font-weight="bold" style:font-size-asian="16pt" style:font-weight-asian="bold" style:font-size-complex="16pt" style:font-weight-complex="bold"/>
    </style:style>
    <style:style style:name="P33" style:family="paragraph">
      <loext:graphic-properties draw:fill-color="#650953"/>
      <style:paragraph-properties fo:text-align="center" style:writing-mode="lr-tb"/>
      <style:text-properties fo:font-size="16pt" fo:font-weight="bold" style:font-size-asian="16pt" style:font-weight-asian="bold" style:font-size-complex="16pt" style:font-weight-complex="bold"/>
    </style:style>
    <style:style style:name="P34" style:family="paragraph">
      <loext:graphic-properties draw:fill-color="#b47804"/>
      <style:paragraph-properties fo:text-align="center" style:writing-mode="lr-tb"/>
      <style:text-properties fo:font-size="18pt" style:font-size-asian="18pt" style:font-size-complex="18pt"/>
    </style:style>
    <style:style style:name="P35" style:family="paragraph">
      <loext:graphic-properties draw:fill="none" draw:fill-color="#ffffff"/>
      <style:paragraph-properties style:writing-mode="lr-tb"/>
      <style:text-properties fo:color="#800080" loext:opacity="100%" fo:font-size="40pt" fo:font-weight="bold" style:font-size-asian="40pt" style:font-weight-asian="bold" style:font-size-complex="40pt" style:font-weight-complex="bold"/>
    </style:style>
    <style:style style:name="P36" style:family="paragraph">
      <loext:graphic-properties draw:fill="none" draw:fill-color="#ffffff"/>
      <style:paragraph-properties style:writing-mode="lr-tb"/>
      <style:text-properties fo:color="#800080" loext:opacity="100%" fo:font-size="32pt" fo:font-weight="bold" style:font-size-asian="32pt" style:font-weight-asian="bold" style:font-size-complex="32pt" style:font-weight-complex="bold"/>
    </style:style>
    <style:style style:name="P37" style:family="paragraph">
      <style:paragraph-properties fo:text-align="center" style:writing-mode="lr-tb"/>
      <style:text-properties fo:color="#ffbf00" loext:opacity="100%" fo:font-size="32pt" style:font-size-asian="32pt" style:font-size-complex="32pt"/>
    </style:style>
    <style:style style:name="P38" style:family="paragraph">
      <loext:graphic-properties draw:fill-color="#8d281e"/>
      <style:paragraph-properties fo:text-align="center" style:writing-mode="lr-tb"/>
      <style:text-properties fo:color="#ffbf00" loext:opacity="100%" fo:font-size="32pt" style:font-size-asian="32pt" style:font-size-complex="32pt"/>
    </style:style>
    <style:style style:name="P39" style:family="paragraph">
      <loext:graphic-properties draw:fill="solid" draw:fill-color="#b2a690"/>
      <style:paragraph-properties fo:text-align="center"/>
    </style:style>
    <style:style style:name="P40" style:family="paragraph">
      <loext:graphic-properties draw:fill-color="#b4c7dc"/>
      <style:paragraph-properties fo:text-align="center" style:writing-mode="lr-tb"/>
      <style:text-properties fo:font-size="16pt" style:font-size-asian="16pt" style:font-size-complex="16pt"/>
    </style:style>
    <style:style style:name="P41" style:family="paragraph">
      <loext:graphic-properties draw:fill-color="#c3c83c"/>
      <style:paragraph-properties fo:text-align="center" style:writing-mode="lr-tb"/>
      <style:text-properties fo:font-size="16pt" style:font-size-asian="16pt" style:font-size-complex="16pt"/>
    </style:style>
    <style:style style:name="P42" style:family="paragraph">
      <loext:graphic-properties draw:fill="none" draw:fill-color="#ffffff"/>
      <style:paragraph-properties style:writing-mode="lr-tb"/>
      <style:text-properties fo:color="#780373" loext:opacity="100%" fo:font-size="15pt" fo:font-weight="bold" style:font-size-asian="15pt" style:font-weight-asian="bold" style:font-size-complex="15pt" style:font-weight-complex="bold"/>
    </style:style>
    <style:style style:name="P43" style:family="paragraph">
      <loext:graphic-properties draw:fill-color="#bf864d"/>
      <style:paragraph-properties fo:text-align="center" style:writing-mode="lr-tb"/>
    </style:style>
    <style:style style:name="P44" style:family="paragraph">
      <style:paragraph-properties fo:text-align="center" style:writing-mode="lr-tb"/>
      <style:text-properties fo:color="#8d281e" loext:opacity="100%" fo:font-size="44pt" style:font-size-asian="44pt" style:font-size-complex="44pt"/>
    </style:style>
    <style:style style:name="P45" style:family="paragraph">
      <loext:graphic-properties draw:fill-color="#ffde59"/>
      <style:paragraph-properties fo:text-align="center" style:writing-mode="lr-tb"/>
      <style:text-properties fo:color="#8d281e" loext:opacity="100%" fo:font-size="44pt" style:font-size-asian="44pt" style:font-size-complex="44pt"/>
    </style:style>
    <style:style style:name="P46" style:family="paragraph">
      <loext:graphic-properties draw:fill-color="#e8a202"/>
      <style:paragraph-properties fo:text-align="center" style:writing-mode="lr-tb"/>
    </style:style>
    <style:style style:name="P47" style:family="paragraph">
      <style:paragraph-properties fo:text-align="center" style:writing-mode="lr-tb"/>
      <style:text-properties fo:color="#ffff6d" loext:opacity="100%"/>
    </style:style>
    <style:style style:name="P48" style:family="paragraph">
      <loext:graphic-properties draw:fill-color="#666666"/>
      <style:paragraph-properties fo:text-align="center" style:writing-mode="lr-tb"/>
      <style:text-properties fo:color="#ffff6d" loext:opacity="100%"/>
    </style:style>
    <style:style style:name="P49" style:family="paragraph">
      <loext:graphic-properties draw:fill="none" draw:fill-color="#ffffff"/>
      <style:paragraph-properties fo:text-align="center" style:writing-mode="lr-tb"/>
      <style:text-properties fo:color="#355269" loext:opacity="100%" fo:font-size="54pt" fo:text-shadow="1pt 1pt" style:font-size-asian="54pt" style:font-size-complex="54pt"/>
    </style:style>
    <style:style style:name="P50" style:family="paragraph">
      <loext:graphic-properties draw:fill="none" draw:fill-color="#ffffff"/>
      <style:paragraph-properties fo:text-align="justify" style:writing-mode="lr-tb"/>
    </style:style>
    <style:style style:name="P51" style:family="paragraph">
      <loext:graphic-properties draw:fill="none" draw:fill-color="#ffffff"/>
      <style:paragraph-properties style:writing-mode="lr-tb"/>
      <style:text-properties fo:color="#c9211e" loext:opacity="100%" fo:font-size="88pt" fo:text-shadow="1pt 1pt" style:font-size-asian="88pt" style:font-size-complex="88pt"/>
    </style:style>
    <style:style style:name="P52" style:family="paragraph">
      <loext:graphic-properties draw:fill-color="#b2b2b2"/>
      <style:paragraph-properties fo:text-align="center"/>
    </style:style>
    <style:style style:name="P53" style:family="paragraph">
      <style:paragraph-properties fo:text-align="center" style:writing-mode="lr-tb"/>
      <style:text-properties fo:color="#c9211e" loext:opacity="100%" fo:font-weight="bold" style:font-weight-asian="bold" style:font-weight-complex="bold"/>
    </style:style>
    <style:style style:name="P54" style:family="paragraph">
      <loext:graphic-properties draw:fill-color="#ffbf00"/>
      <style:paragraph-properties fo:text-align="center" style:writing-mode="lr-tb"/>
      <style:text-properties fo:color="#c9211e" loext:opacity="100%" fo:font-weight="bold" style:font-weight-asian="bold" style:font-weight-complex="bold"/>
    </style:style>
    <style:style style:name="P55"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100%" style:font-relief="none" style:text-overline-style="none" style:text-overline-color="font-color"/>
    </style:style>
    <style:style style:name="P56" style:family="paragraph">
      <loext:graphic-properties draw:fill="gradient" draw:fill-color="#ff0000" draw:secondary-fill-color="#ff00ff" draw:fill-gradient-name="Gradient_20_274" draw:gradient-step-count="0"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100%" style:font-relief="none" style:text-overline-style="none" style:text-overline-color="font-color"/>
    </style:style>
    <style:style style:name="P57"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900" style:letter-kerning="true" style:font-name-asian="MS Gothic" style:font-size-asian="24pt" style:font-style-asian="normal" style:font-weight-asian="normal" style:font-name-complex="Tahoma1" style:font-size-complex="24pt" style:font-style-complex="normal" style:font-weight-complex="normal" style:text-emphasize="none" style:text-scale="100%" style:font-relief="none" style:text-overline-style="none" style:text-overline-color="font-color"/>
    </style:style>
    <style:style style:name="P58" style:family="paragraph">
      <loext:graphic-properties draw:fill="gradient" draw:fill-color="#1abc9c" draw:secondary-fill-color="#ff00ff" draw:fill-gradient-name="Gradient_20_274" draw:gradient-step-count="0"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900" style:letter-kerning="true" style:font-name-asian="MS Gothic" style:font-size-asian="24pt" style:font-style-asian="normal" style:font-weight-asian="normal" style:font-name-complex="Tahoma1" style:font-size-complex="24pt" style:font-style-complex="normal" style:font-weight-complex="normal" style:text-emphasize="none" style:text-scale="100%" style:font-relief="none" style:text-overline-style="none" style:text-overline-color="font-color"/>
    </style:style>
    <style:style style:name="P59" style:family="paragraph">
      <loext:graphic-properties draw:fill="none"/>
      <style:paragraph-properties style:writing-mode="lr-tb"/>
      <style:text-properties fo:font-size="32pt" style:font-size-asian="32pt" style:font-size-complex="32pt"/>
    </style:style>
    <style:style style:name="P60" style:family="paragraph">
      <loext:graphic-properties draw:fill="none"/>
      <style:paragraph-properties style:writing-mode="lr-tb"/>
      <style:text-properties fo:color="#c9211e" loext:opacity="100%"/>
    </style:style>
    <style:style style:name="P61" style:family="paragraph">
      <loext:graphic-properties draw:fill="none"/>
      <style:paragraph-properties style:writing-mode="lr-tb"/>
      <style:text-properties fo:font-size="36pt" style:font-size-asian="36pt" style:font-size-complex="36pt"/>
    </style:style>
    <style:style style:name="P62" style:family="paragraph">
      <loext:graphic-properties draw:fill="none"/>
      <style:paragraph-properties style:writing-mode="lr-tb"/>
      <style:text-properties fo:color="#c9211e" loext:opacity="100%" fo:font-size="36pt" style:font-size-asian="36pt" style:font-size-complex="36pt"/>
    </style:style>
    <style:style style:name="T1" style:family="text">
      <style:text-properties fo:color="#c9211e" loext:opacity="100%" fo:font-size="40pt" fo:font-weight="bold" style:font-size-asian="40pt" style:font-weight-asian="bold" style:font-size-complex="40pt" style:font-weight-complex="bold"/>
    </style:style>
    <style:style style:name="T2" style:family="text">
      <style:text-properties fo:color="#c9211e" loext:opacity="100%" fo:font-weight="bold" style:font-weight-asian="bold" style:font-weight-complex="bold"/>
    </style:style>
    <style:style style:name="T3" style:family="text">
      <style:text-properties fo:color="#c9211e" loext:opacity="100%" fo:font-size="20pt" fo:font-weight="normal" style:font-size-asian="20pt" style:font-weight-asian="normal" style:font-size-complex="20pt" style:font-weight-complex="normal"/>
    </style:style>
    <style:style style:name="T4" style:family="text">
      <style:text-properties fo:font-size="42pt" style:font-size-asian="42pt" style:font-size-complex="42pt"/>
    </style:style>
    <style:style style:name="T5" style:family="text">
      <style:text-properties style:text-position="super 58%"/>
    </style:style>
    <style:style style:name="T6" style:family="text">
      <style:text-properties fo:color="#c9211e" loext:opacity="100%" fo:font-size="28pt" fo:font-weight="bold" style:font-size-asian="28pt" style:font-weight-asian="bold" style:font-size-complex="28pt" style:font-weight-complex="bold"/>
    </style:style>
    <style:style style:name="T7" style:family="text">
      <style:text-properties fo:color="#2a6099" loext:opacity="100%" fo:font-size="24pt" fo:font-style="italic" fo:font-weight="bold" style:font-size-asian="24pt" style:font-style-asian="italic" style:font-weight-asian="bold" style:font-size-complex="24pt" style:font-style-complex="italic" style:font-weight-complex="bold"/>
    </style:style>
    <style:style style:name="T8" style:family="text">
      <style:text-properties fo:color="#355269" loext:opacity="100%" fo:font-size="22pt" fo:font-style="italic" fo:font-weight="bold" style:font-size-asian="22pt" style:font-style-asian="italic" style:font-weight-asian="bold" style:font-size-complex="22pt" style:font-style-complex="italic" style:font-weight-complex="bold"/>
    </style:style>
    <style:style style:name="T9" style:family="text">
      <style:text-properties fo:color="#355269" loext:opacity="100%" fo:font-style="italic" fo:font-weight="bold" style:font-style-asian="italic" style:font-weight-asian="bold" style:font-style-complex="italic" style:font-weight-complex="bold"/>
    </style:style>
    <style:style style:name="T10" style:family="text">
      <style:text-properties fo:color="#2a6099" loext:opacity="100%" fo:font-size="36pt" fo:font-weight="bold" style:font-size-asian="36pt" style:font-weight-asian="bold" style:font-size-complex="36pt" style:font-weight-complex="bold"/>
    </style:style>
    <style:style style:name="T11" style:family="text">
      <style:text-properties fo:color="#c9211e" loext:opacity="100%" fo:font-size="54pt" fo:font-weight="bold" style:font-size-asian="54pt" style:font-weight-asian="bold" style:font-size-complex="54pt" style:font-weight-complex="bold"/>
    </style:style>
    <style:style style:name="T12" style:family="text">
      <style:text-properties fo:color="#355269" loext:opacity="100%"/>
    </style:style>
    <style:style style:name="T13" style:family="text">
      <style:text-properties fo:color="#3465a4" loext:opacity="100%" fo:font-size="40pt" fo:font-weight="bold" style:font-size-asian="40pt" style:font-weight-asian="bold" style:font-size-complex="40pt" style:font-weight-complex="bold"/>
    </style:style>
    <style:style style:name="T14" style:family="text">
      <style:text-properties fo:color="#355269" loext:opacity="100%" fo:font-weight="bold" style:font-weight-asian="bold" style:font-weight-complex="bold"/>
    </style:style>
    <style:style style:name="T15" style:family="text">
      <style:text-properties fo:color="#c9211e" loext:opacity="100%" fo:font-size="80pt" fo:font-weight="bold" style:font-size-asian="80pt" style:font-weight-asian="bold" style:font-size-complex="80pt" style:font-weight-complex="bold"/>
    </style:style>
    <style:style style:name="T16" style:family="text">
      <style:text-properties fo:color="#28471f" loext:opacity="100%" fo:font-weight="bold" style:font-weight-asian="bold" style:font-weight-complex="bold"/>
    </style:style>
    <style:style style:name="T1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8" style:family="text">
      <style:text-properties fo:color="#a7074b" loext:opacity="100%" fo:font-size="24pt" fo:font-weight="bold" style:font-size-asian="24pt" style:font-weight-asian="bold" style:font-size-complex="24pt" style:font-weight-complex="bold"/>
    </style:style>
    <style:style style:name="T19" style:family="text">
      <style:text-properties fo:color="#383d3c" loext:opacity="100%" fo:font-size="72pt" style:font-size-asian="72pt" style:font-size-complex="72pt"/>
    </style:style>
    <style:style style:name="T20" style:family="text">
      <style:text-properties fo:color="#1e6a39" loext:opacity="100%" fo:font-style="italic" style:font-style-asian="italic" style:font-style-complex="italic"/>
    </style:style>
    <style:style style:name="T21" style:family="text">
      <style:text-properties fo:color="#ff0000" loext:opacity="100%" style:text-position="33% 58%" fo:font-weight="bold" style:font-weight-asian="bold" style:font-weight-complex="bold"/>
    </style:style>
    <style:style style:name="T22" style:family="text">
      <style:text-properties fo:color="#1e6a39" loext:opacity="100%" fo:font-style="italic" fo:font-weight="bold" style:font-style-asian="italic" style:font-weight-asian="bold" style:font-style-complex="italic" style:font-weight-complex="bold"/>
    </style:style>
    <style:style style:name="T23" style:family="text">
      <style:text-properties fo:font-size="22pt" style:font-size-asian="22pt" style:font-size-complex="22pt"/>
    </style:style>
    <style:style style:name="T24"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style:font-name-asian="Microsoft YaHei"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5" style:family="text">
      <style:text-properties fo:color="#333333" loext:opacity="100%" fo:font-size="26pt" fo:font-weight="bold" style:font-size-asian="26pt" style:font-weight-asian="bold" style:font-size-complex="26pt" style:font-weight-complex="bold"/>
    </style:style>
    <style:style style:name="T26" style:family="text">
      <style:text-properties fo:font-size="16pt" style:font-size-asian="16pt" style:font-size-complex="16pt"/>
    </style:style>
    <style:style style:name="T27" style:family="text">
      <style:text-properties fo:font-size="18pt" style:font-size-asian="18pt" style:font-size-complex="18pt"/>
    </style:style>
    <style:style style:name="T28" style:family="text">
      <style:text-properties fo:font-size="16pt" fo:font-weight="bold" style:font-size-asian="16pt" style:font-weight-asian="bold" style:font-size-complex="16pt" style:font-weight-complex="bold"/>
    </style:style>
    <style:style style:name="T29" style:family="text">
      <style:text-properties fo:color="#800080" loext:opacity="100%" fo:font-size="40pt" fo:font-weight="bold" style:font-size-asian="40pt" style:font-weight-asian="bold" style:font-size-complex="40pt" style:font-weight-complex="bold"/>
    </style:style>
    <style:style style:name="T30" style:family="text">
      <style:text-properties fo:color="#8e100e" loext:opacity="100%"/>
    </style:style>
    <style:style style:name="T31" style:family="text">
      <style:text-properties fo:color="#800080" loext:opacity="100%" fo:font-size="36pt" fo:font-weight="bold" style:font-size-asian="36pt" style:font-weight-asian="bold" style:font-size-complex="36pt" style:font-weight-complex="bold"/>
    </style:style>
    <style:style style:name="T32" style:family="text">
      <style:text-properties fo:color="#800080" loext:opacity="100%" fo:font-size="32pt" fo:font-weight="bold" style:font-size-asian="32pt" style:font-weight-asian="bold" style:font-size-complex="32pt" style:font-weight-complex="bold"/>
    </style:style>
    <style:style style:name="T33" style:family="text">
      <style:text-properties fo:color="#55308d" loext:opacity="100%" fo:font-size="21pt" fo:font-weight="bold" style:font-size-asian="21pt" style:font-weight-asian="bold" style:font-size-complex="21pt" style:font-weight-complex="bold"/>
    </style:style>
    <style:style style:name="T34" style:family="text">
      <style:text-properties fo:font-weight="bold" style:font-weight-asian="bold" style:font-weight-complex="bold"/>
    </style:style>
    <style:style style:name="T35" style:family="text">
      <style:text-properties fo:color="#ffbf00" loext:opacity="100%" fo:font-size="32pt" style:font-size-asian="32pt" style:font-size-complex="32pt"/>
    </style:style>
    <style:style style:name="T36" style:family="text">
      <style:text-properties fo:color="#383d3c" loext:opacity="100%"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37" style:family="text">
      <style:text-properties fo:color="#383d3c" loext:opacity="100%" fo:font-size="22pt" fo:font-weight="bold" style:font-size-asian="22pt" style:font-weight-asian="bold" style:font-size-complex="22pt" style:font-weight-complex="bold"/>
    </style:style>
    <style:style style:name="T38" style:family="text">
      <style:text-properties fo:color="#383d3c" loext:opacity="100%" fo:font-size="16pt" fo:font-style="italic" style:text-underline-style="none" fo:font-weight="bold" style:font-size-asian="16pt" style:font-style-asian="italic" style:font-weight-asian="bold" style:font-size-complex="16pt" style:font-style-complex="italic" style:font-weight-complex="bold"/>
    </style:style>
    <style:style style:name="T39" style:family="text">
      <style:text-properties fo:color="#780373" loext:opacity="100%" fo:font-size="15pt" fo:font-weight="bold" style:font-size-asian="15pt" style:font-weight-asian="bold" style:font-size-complex="15pt" style:font-weight-complex="bold"/>
    </style:style>
    <style:style style:name="T40" style:family="text">
      <style:text-properties fo:font-size="19.5pt" fo:font-weight="bold" style:font-size-asian="19.5pt" style:font-weight-asian="bold" style:font-size-complex="19.5pt" style:font-weight-complex="bold"/>
    </style:style>
    <style:style style:name="T41" style:family="text">
      <style:text-properties fo:font-size="15pt" style:font-size-asian="15pt" style:font-size-complex="15pt"/>
    </style:style>
    <style:style style:name="T42" style:family="text">
      <style:text-properties fo:color="#8d281e" loext:opacity="100%" fo:font-size="44pt" style:font-size-asian="44pt" style:font-size-complex="44pt"/>
    </style:style>
    <style:style style:name="T43" style:family="text">
      <style:text-properties fo:color="#ffff6d" loext:opacity="100%"/>
    </style:style>
    <style:style style:name="T44" style:family="text">
      <style:text-properties fo:color="#355269" loext:opacity="100%" fo:font-size="54pt" fo:text-shadow="1pt 1pt" style:font-size-asian="54pt" style:font-size-complex="54pt"/>
    </style:style>
    <style:style style:name="T45" style:family="text">
      <style:text-properties fo:color="#c9211e" loext:opacity="100%" fo:font-size="88pt" fo:text-shadow="1pt 1pt" style:font-size-asian="88pt" style:font-size-complex="88pt"/>
    </style:style>
    <style:style style:name="T46" style:family="text">
      <style:text-properties fo:color="#c9211e" loext:opacity="100%"/>
    </style:style>
    <style:style style:name="T47" style:family="text">
      <style:text-properties fo:color="#1e6a39" loext:opacity="100%"/>
    </style:style>
    <style:style style:name="T48" style:family="text">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T49" style:family="text">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900"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T50" style:family="text">
      <style:text-properties fo:color="#c9211e" loext:opacity="100%"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xml:id="id8" draw:id="id8" draw:layer="layout" svg:width="12.5cm" svg:height="11cm" svg:x="1.6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24.75cm" svg:height="2.36cm" svg:x="3.1cm" svg:y="0.64cm">
          <draw:text-box>
            <text:p text:style-name="P2"><text:span text:style-name="T1">Natureza do Homem Universal</text:span></text:p>
          </draw:text-box>
        </draw:frame>
        <draw:custom-shape draw:style-name="gr3" draw:text-style-name="P4" xml:id="id6" draw:id="id6" draw:layer="layout" svg:width="5.75cm" svg:height="2.75cm" svg:x="13.75cm" svg:y="4.15cm">
          <text:p text:style-name="P4">Essência<text:line-break/>impalpável</text:p>
          <text:p text:style-name="P4">(Espírit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xml:id="id5" draw:id="id5" draw:layer="layout" svg:width="6.799cm" svg:height="2.75cm" svg:x="21.25cm" svg:y="2.75cm">
          <text:p text:style-name="P4">Emanação</text:p>
          <text:p text:style-name="P4">Exterior <text:span text:style-name="T2">(*)</text:span></text:p>
          <text:p text:style-name="P4">(Vida - mobilida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6" draw:layer="layout" svg:width="26.921cm" svg:height="1.825cm" svg:x="1.579cm" svg:y="17.787cm">
          <draw:text-box>
            <text:p><text:span text:style-name="T2">(*) - </text:span><text:span text:style-name="T3">Perceptível quando o corpo morre. Todos os órgãos estão ali, mas o indivíduo não fala e não se move mais.</text:span></text:p>
          </draw:text-box>
        </draw:frame>
        <draw:custom-shape draw:style-name="gr6" draw:text-style-name="P7" xml:id="id2" draw:id="id2" draw:layer="layout" svg:width="5.75cm" svg:height="2.75cm" svg:x="8.1cm" svg:y="11.35cm">
          <text:p text:style-name="P4">Aparato cognitiv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4" draw:id="id4" draw:layer="layout" svg:width="5.75cm" svg:height="2.75cm" svg:x="14.75cm" svg:y="12.5cm">
          <text:p text:style-name="P4">Intelecto e</text:p>
          <text:p text:style-name="P4">lembrança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xml:id="id3" draw:id="id3" draw:layer="layout" svg:width="4.049cm" svg:height="2.75cm" svg:x="3.3cm" svg:y="13.65cm">
          <text:p text:style-name="P4">Sistema<text:line-break/>Nervos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0" xml:id="id1" draw:id="id1" draw:layer="layout" svg:width="4.5cm" svg:height="2.75cm" svg:x="2.85cm" svg:y="9.1cm">
          <text:p text:style-name="P4">Sistema<text:line-break/>Imunológic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2" draw:layer="layout" svg:x1="7.35cm" svg:y1="10.475cm" svg:x2="10.975cm" svg:y2="11.35cm" draw:start-shape="id1" draw:start-glue-point="1" draw:end-shape="id2" svg:d="M7350 10475h3625v875" svg:viewBox="0 0 3626 876">
          <text:p/>
        </draw:connector>
        <draw:connector draw:style-name="gr10" draw:text-style-name="P2" draw:layer="layout" svg:x1="7.349cm" svg:y1="15.025cm" svg:x2="10.975cm" svg:y2="14.1cm" draw:start-shape="id3" draw:start-glue-point="1" draw:end-shape="id2" draw:end-glue-point="2" svg:d="M7349 15025h3626v-925" svg:viewBox="0 0 3627 926">
          <text:p/>
        </draw:connector>
        <draw:connector draw:style-name="gr10" draw:text-style-name="P2" draw:layer="layout" svg:x1="5.324cm" svg:y1="16.4cm" svg:x2="17.625cm" svg:y2="15.25cm" draw:start-shape="id3" draw:start-glue-point="2" draw:end-shape="id4" draw:end-glue-point="2" svg:d="M5324 16400v502h12301v-1652" svg:viewBox="0 0 12302 1653">
          <text:p/>
        </draw:connector>
        <draw:frame draw:style-name="gr11" draw:text-style-name="P11" draw:layer="layout" svg:width="6.5cm" svg:height="2cm" svg:x="4.25cm" svg:y="7cm">
          <draw:text-box>
            <text:p><text:span text:style-name="T4">CORPO</text:span></text:p>
          </draw:text-box>
        </draw:frame>
        <draw:connector draw:style-name="gr10" draw:text-style-name="P2" draw:layer="layout" svg:x1="21.25cm" svg:y1="4.125cm" svg:x2="19.5cm" svg:y2="5.525cm" draw:start-shape="id5" draw:end-shape="id6" draw:end-glue-point="1" svg:d="M21250 4125h-875v1400h-875" svg:viewBox="0 0 1751 1401">
          <text:p/>
        </draw:connector>
        <draw:custom-shape draw:style-name="gr12" draw:text-style-name="P12" xml:id="id7" draw:id="id7" draw:layer="layout" svg:width="5.75cm" svg:height="2.75cm" svg:x="15.75cm" svg:y="8.25cm">
          <text:p text:style-name="P4">Razoabilidade</text:p>
          <text:p text:style-name="P4">e mobilida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2" draw:layer="layout" svg:x1="16.625cm" svg:y1="6.9cm" svg:x2="18.625cm" svg:y2="8.25cm" draw:start-shape="id6" draw:start-glue-point="2" draw:end-shape="id7" draw:end-glue-point="0" svg:d="M16625 6900v676h2000v674" svg:viewBox="0 0 2001 1351">
          <text:p/>
        </draw:connector>
        <draw:connector draw:style-name="gr10" draw:text-style-name="P2" draw:layer="layout" svg:x1="15.75cm" svg:y1="9.625cm" svg:x2="14.1cm" svg:y2="11.9cm" draw:start-shape="id7" draw:start-glue-point="3" draw:end-shape="id8" draw:end-glue-point="1" svg:d="M15750 9625h-824v2275h-826" svg:viewBox="0 0 1651 2276">
          <text:p/>
        </draw:connector>
      </draw:page>
      <draw:page draw:name="page2" draw:style-name="dp1" draw:master-page-name="Padrão">
        <draw:frame draw:style-name="gr2" draw:text-style-name="P3" draw:layer="layout" svg:width="24.75cm" svg:height="2.36cm" svg:x="1.5cm" svg:y="0.64cm">
          <draw:text-box>
            <text:p text:style-name="P2"><text:span text:style-name="T1">Um Universo Quântico</text:span></text:p>
          </draw:text-box>
        </draw:frame>
        <draw:frame draw:style-name="gr13" draw:text-style-name="P6" draw:layer="layout" svg:width="27.5cm" svg:height="15.893cm" svg:x="1cm" svg:y="2.75cm">
          <draw:text-box>
            <text:p>Em seu cientificismo, o homem diz:</text:p>
            <text:p/>
            <text:p>“A Física quântica explica o surgimento do Universo”</text:p>
            <text:p/>
            <text:p>A Física Quântica explica o Universo dizendo que ele veio de um conjunto infinito de possibilidades estatísticas.</text:p>
            <text:p/>
            <text:p>Ela só não explica o porquê DESTA POSSIBILIDADE da Terra ter vindo tão perfeita para a vida humana. Por que esta foi a escolhida, e com leis tão determinadas e ainda com a vigência da 2<text:span text:style-name="T5">a</text:span> Lei da Termodinâmica inviolável ?</text:p>
            <text:p/>
            <text:p>No terreno da espiritualidade, a Essência de Deus é um Manancial de possibilidades, mas Ele sempre escolhe UMA que faça sentido como Enredo Coerente. Poderíamos nascer com outra forma, assim como o Universo poderia ter outra forma, mas o objetivo ÉTICO desejado pelo Criador do formato atual pretendia uma faceta física, outra Emocional, uma faceta Ética, uma faceta energética e a concordância com um princípio físico (termodinâmico) que não pode ser contrariado: <text:span text:style-name="T2">a segunda lei da Termodinâmica</text:span>.</text:p>
            <text:p/>
            <text:p>A faceta Emocional é algo que dá sabor e regula a relação entre os seres, além do seu encontro no casamento.</text:p>
            <text:p/>
            <text:p/>
          </draw:text-box>
        </draw:frame>
      </draw:page>
      <draw:page draw:name="page3" draw:style-name="dp1" draw:master-page-name="Padrão">
        <draw:frame draw:style-name="gr2" draw:text-style-name="P13" draw:layer="layout" svg:width="24.75cm" svg:height="2.36cm" svg:x="1.5cm" svg:y="0.94cm">
          <draw:text-box>
            <text:p text:style-name="P2"><text:span text:style-name="T6">O homem é muito pequeno em relação ao Universo</text:span></text:p>
          </draw:text-box>
        </draw:frame>
        <draw:frame draw:style-name="gr14" draw:text-style-name="P6" draw:layer="layout" svg:width="27.042cm" svg:height="0.963cm" svg:x="1.458cm" svg:y="3.287cm">
          <draw:text-box>
            <text:p>Junte a esta afirmação comum, mundana, a seguinte constatação:</text:p>
          </draw:text-box>
        </draw:frame>
        <draw:frame draw:style-name="gr2" draw:text-style-name="P14" draw:layer="layout" svg:width="24.75cm" svg:height="2.36cm" svg:x="1.5cm" svg:y="4.64cm">
          <draw:text-box>
            <text:p text:style-name="P2"><text:span text:style-name="T7">É mais fácil, para o Criador, mover uma galáxia do que mudar a forma de pensar de um homem.</text:span></text:p>
          </draw:text-box>
        </draw:frame>
        <draw:frame draw:style-name="gr15" draw:text-style-name="P6" draw:layer="layout" svg:width="27.042cm" svg:height="12.338cm" svg:x="1.458cm" svg:y="7.588cm">
          <draw:text-box>
            <text:p>A afirmação do título é uma pura expressão de materialismo. Ao Criador não interessa conceber e materializar um mecanismo de motor e ficar admirando o mesmo funcionar.</text:p>
            <text:p/>
            <text:p>Mesmo o homem quer criar um dispositivo inteligente, que converse com ele, como tem acontecido com a concepção do Chat GPT. Até o homem procura alguém com inteligência que lhe responda, que lhe corresponda.</text:p>
            <text:p/>
            <text:p>Não existem coisas mais ou menos importantes para o Criador. O importante, o que está em jogo, é o balanço espiritual, afetivo, emocional e dramático da história do homem.</text:p>
            <text:p/>
            <text:p>Deus não se apraz de ficar apenas observando um grande dispositivo e dizer para si mesmo: vejam o que Eu criei. Ele quer oposição e opinião e conseguir mostrar, por A + B, que seus desígnios são os mais justos e corretos. </text:p>
            <text:p/>
            <text:p/>
            <text:p/>
            <text:p/>
          </draw:text-box>
        </draw:frame>
      </draw:page>
      <draw:page draw:name="page4" draw:style-name="dp1" draw:master-page-name="Padrão">
        <draw:frame draw:style-name="gr16" draw:text-style-name="P15" draw:layer="layout" svg:width="27.619cm" svg:height="6.41cm" svg:x="1.081cm" svg:y="4.907cm">
          <draw:text-box>
            <text:p><text:span text:style-name="T8">1</text:span><text:span text:style-name="T9"> Ainda que eu fale as línguas dos homens e dos anjos, se não tiver amor, serei como o sino que ressoa ou como o prato que retine.</text:span></text:p>
            <text:p><text:span text:style-name="T9"/></text:p>
            <text:p><text:span text:style-name="T8">2</text:span><text:span text:style-name="T9"> Ainda que eu tenha o dom de profecia, saiba todos os mistérios e todo o conhecimento e tenha uma fé capaz de mover montanhas, se não tiver amor, nada serei.</text:span></text:p>
            <text:p><text:span text:style-name="T9"/></text:p>
            <text:p><text:span text:style-name="T8">3</text:span><text:span text:style-name="T9"> Ainda que eu dê aos pobres tudo o que possuo e entregue o meu corpo para ser queimado, se não tiver amor, nada disso me valerá</text:span></text:p>
          </draw:text-box>
        </draw:frame>
        <draw:frame draw:style-name="gr17" draw:text-style-name="P16" draw:layer="layout" svg:width="10.197cm" svg:height="2.213cm" svg:x="1.053cm" svg:y="2.887cm">
          <draw:text-box>
            <text:p><text:span text:style-name="T10">1 Coríntios 13</text:span></text:p>
          </draw:text-box>
        </draw:frame>
        <draw:frame draw:style-name="gr2" draw:text-style-name="P13" draw:layer="layout" svg:width="24.75cm" svg:height="2.36cm" svg:x="1.5cm" svg:y="0.94cm">
          <draw:text-box>
            <text:p text:style-name="P2"><text:span text:style-name="T6">O homem é muito pequeno em relação ao Universo</text:span></text:p>
          </draw:text-box>
        </draw:frame>
        <draw:frame draw:style-name="gr18" draw:text-style-name="P6" draw:layer="layout" svg:width="27.7cm" svg:height="4.517cm" svg:x="1cm" svg:y="11.75cm">
          <draw:text-box>
            <text:p>TUDO o que Deus diz e espera que o homem faça é um reflexo de SEU grande CARÁTER.</text:p>
            <text:p/>
            <text:p text:style-name="P17">O que ele nos pede Ele mesmo cumpre. Sem um ser autônomo, que pensa por si próprio, e que tem vontade própria e uma fonte de desejos (seu próprio corpo), o AMOR que efervescia e ainda borbulha, dentro do coração de Deus, não se realizaria, não se expressaria, e não teria sido definido.</text:p>
          </draw:text-box>
        </draw:frame>
      </draw:page>
      <draw:page draw:name="page5" draw:style-name="dp1" draw:master-page-name="Padrão">
        <draw:frame draw:style-name="gr19" draw:text-style-name="P3" draw:layer="layout" svg:width="24.75cm" svg:height="3.951cm" svg:x="1.5cm" svg:y="0.639cm">
          <draw:text-box>
            <text:p text:style-name="P2"><text:span text:style-name="T1">A CURIOSIDADE DE</text:span></text:p>
            <text:p text:style-name="P2"><text:span text:style-name="T11">EVA</text:span></text:p>
          </draw:text-box>
        </draw:frame>
        <draw:frame draw:style-name="gr20" draw:text-style-name="P6" draw:layer="layout" svg:width="27.7cm" svg:height="18.026cm" svg:x="1cm" svg:y="4.401cm">
          <draw:text-box>
            <text:p>Estando Eva como primeira mulher no mundo (e o que estava ao seu lado era diferente dela [Adão]) ela MORAVA no jardim, e tinha o marido como um senhor (ela já veio tendo consciência de que era submissa a ele), ela se via como NADA TENDO.</text:p>
            <text:p/>
            <text:p>O que ela possuía ? Nada além do seu próprio corpo. Ela não tinha experiência de posses. Ela não tinha o TER. A possibilidade de comer do fruto, sendo proibido, era a única coisa que ela teria de seu, fruto de sua VONTADE. Então já percebemos que ela tinha algo de seu: a Vontade. E só isso. Concretizada a vontade, atingindo o objeto de sua vontade, ela mentalmente iria adquirir o seu primeiro BEM MATERIAL em sua vida.</text:p>
            <text:p/>
            <text:p>A cobiça de Eva foi a de experimentar algo REALMENTE que seria SEU.</text:p>
            <text:p/>
            <text:p>Ela não havia experimentado a sensação de TER, como nós já nascemos experimentando, através de brinquedos, roupas, etc. Ela se viu como NADA tendo. Mas ela tinha o principal e mais raiz, que era DEUS.</text:p>
            <text:p/>
            <text:p>A serpente ainda deve tê-la tentado ainda mais com ideias como:<text:line-break/><text:line-break/>”Você saberá como foi feita, de onde veio, de onde veio Adão, como foram formadas as árvores, flores, frutos, pássaros, animais, etc.”</text:p>
            <text:p/>
            <text:p>A serpente explicou a EVA o que era o tal “CONHECIMENTO”. Conhecer, saber, e assim, no dito dela, SER COMO DEUS.</text:p>
            <text:p/>
            <text:p/>
          </draw:text-box>
        </draw:frame>
      </draw:page>
      <draw:page draw:name="page6" draw:style-name="dp1" draw:master-page-name="Padrão">
        <draw:frame draw:style-name="gr19" draw:text-style-name="P3" draw:layer="layout" svg:width="24.75cm" svg:height="3.951cm" svg:x="1.5cm" svg:y="0.639cm">
          <draw:text-box>
            <text:p text:style-name="P2"><text:span text:style-name="T1">A CURIOSIDADE DE</text:span></text:p>
            <text:p text:style-name="P2"><text:span text:style-name="T11">EVA</text:span></text:p>
          </draw:text-box>
        </draw:frame>
        <draw:frame draw:style-name="gr21" draw:text-style-name="P6" draw:layer="layout" svg:width="27.7cm" svg:height="11.627cm" svg:x="1cm" svg:y="4.401cm">
          <draw:text-box>
            <text:p>Você não percebe, pois já se acostumou demais, que o CONHECIMENTO é o bem mais precioso que um ser humano tem, pois desta forma pode explorar o ambiente em que vive e sobreviver.</text:p>
            <text:p/>
            <text:p>Você abre a tampa de uma garrafa porque alguém te deu este conhecimento. Você sabe que precisa fazer suas necessidades para sobreviver. Isto te ensinaram. Você aprendeu a ler, e o mundo se abriu diante de seus olhos. Por causa disso, em lugar estranho, você identifica onde comprar o que precisa.</text:p>
            <text:p/>
            <text:p>O Conhecimento é uma bola de neve (para o sábio).</text:p>
          </draw:text-box>
        </draw:frame>
      </draw:page>
      <draw:page draw:name="page7" draw:style-name="dp1" draw:master-page-name="Padrão">
        <draw:frame draw:style-name="gr19" draw:text-style-name="P3" draw:layer="layout" svg:width="24.75cm" svg:height="3.951cm" svg:x="1.5cm" svg:y="0.64cm">
          <draw:text-box>
            <text:p text:style-name="P2"><text:span text:style-name="T1">Homem AUTÔNOMO </text:span><text:span text:style-name="T1"><text:line-break/></text:span><text:span text:style-name="T1">ou Homem Ventríloquo</text:span></text:p>
          </draw:text-box>
        </draw:frame>
        <draw:frame draw:style-name="gr22" draw:text-style-name="P6" draw:layer="layout" svg:width="27.609cm" svg:height="10.916cm" svg:x="1.091cm" svg:y="4.5cm">
          <draw:text-box>
            <text:p>Quando o homem se encontra em dificuldades, quando perde um ente querido, e assemelhados, ele se exaspera e se lamenta. Se alguém lembra a ele de Deus, ele pergunta:</text:p>
            <text:p/>
            <text:p><text:span text:style-name="T12">“</text:span><text:span text:style-name="T12">Que Deus ? Se Ele existisse, não deixaria isto acontecer.”</text:span></text:p>
            <text:p/>
            <text:p>Bem, este tipo de pessoa gostaria de ser um boneco de brinquedo, ou seja, se fosse cair, Deus o seguraria com as mãos, se fosse fazer algo que não soubesse, Deus colocaria a mão dentro dele, e o moveria, como as pessoas que manipulam um fantoche. Se houvesse um buraco à sua frente, Deus jogaria uma tábua do céu, para cobrí-lo.</text:p>
            <text:p/>
            <text:p>Quem deseja ser um fantoche, nem merece estar vivo. Somos seres autônomos, com vontade, graças a Deus. Se Deus for fazer tudo por nós, para que nos dar vontade ?</text:p>
            <text:p/>
            <text:p>Vejam, até escarnecer de Deus o homem “pode” (não deveria). Filhos fazem malcriações com os pais, mas eles tem paciência, pois o filho não sabe ainda o que é a VIDA.</text:p>
          </draw:text-box>
        </draw:frame>
      </draw:page>
      <draw:page draw:name="page8" draw:style-name="dp1" draw:master-page-name="Padrão">
        <draw:frame draw:style-name="gr19" draw:text-style-name="P3" draw:layer="layout" svg:width="24.75cm" svg:height="3.951cm" svg:x="1.5cm" svg:y="1.538cm">
          <draw:text-box>
            <text:p text:style-name="P2"><text:span text:style-name="T1">CAUSAS DA ANGÚSTIA E AFLIÇÃO</text:span></text:p>
            <text:p text:style-name="P2"><text:span text:style-name="T11">DO HOMEM</text:span></text:p>
          </draw:text-box>
        </draw:frame>
        <draw:frame draw:style-name="gr23" draw:text-style-name="P6" draw:layer="layout" svg:width="27.7cm" svg:height="0.962cm" svg:x="1cm" svg:y="5.5cm">
          <draw:text-box>
            <text:p>Você “apareceu” neste mundo e se pergunta:</text:p>
          </draw:text-box>
        </draw:frame>
        <draw:frame draw:style-name="gr24" draw:text-style-name="P18" draw:layer="layout" svg:width="23.403cm" svg:height="1.827cm" svg:x="1.847cm" svg:y="6.9cm">
          <draw:text-box>
            <text:p><text:span text:style-name="T13">De onde eu vim? Para onde vou?</text:span></text:p>
          </draw:text-box>
        </draw:frame>
        <draw:frame draw:style-name="gr25" draw:text-style-name="P6" draw:layer="layout" svg:width="27.7cm" svg:height="1.673cm" svg:x="1cm" svg:y="9cm">
          <draw:text-box>
            <text:p>Alguém te diz que você veio da evolução, que começou com um micróbio. Então você se pergunta:</text:p>
          </draw:text-box>
        </draw:frame>
        <draw:frame draw:style-name="gr24" draw:text-style-name="P18" draw:layer="layout" svg:width="23.403cm" svg:height="1.827cm" svg:x="1.848cm" svg:y="10.701cm">
          <draw:text-box>
            <text:p><text:span text:style-name="T13">De onde veio o micróbio ?</text:span></text:p>
          </draw:text-box>
        </draw:frame>
        <draw:frame draw:style-name="gr23" draw:text-style-name="P6" draw:layer="layout" svg:width="27.7cm" svg:height="0.962cm" svg:x="1cm" svg:y="12.601cm">
          <draw:text-box>
            <text:p>Então te dizem que o micróbio veio de átomos que se aglomeraram. Então você se pergunta:</text:p>
          </draw:text-box>
        </draw:frame>
        <draw:frame draw:style-name="gr24" draw:text-style-name="P18" draw:layer="layout" svg:width="23.403cm" svg:height="1.827cm" svg:x="1.849cm" svg:y="13.602cm">
          <draw:text-box>
            <text:p><text:span text:style-name="T13">De onde vieram os átomos ?</text:span></text:p>
          </draw:text-box>
        </draw:frame>
        <draw:frame draw:style-name="gr23" draw:text-style-name="P6" draw:layer="layout" svg:width="27.7cm" svg:height="0.962cm" svg:x="1cm" svg:y="15.301cm">
          <draw:text-box>
            <text:p>Então te dizem que a vida veio de outro planeta. Ai você se pergunta:</text:p>
          </draw:text-box>
        </draw:frame>
        <draw:frame draw:style-name="gr26" draw:text-style-name="P18" draw:layer="layout" svg:width="23.403cm" svg:height="3.401cm" svg:x="1.85cm" svg:y="16.303cm">
          <draw:text-box>
            <text:p><text:span text:style-name="T13">De onde vieram os átomos do outro planeta ?</text:span></text:p>
          </draw:text-box>
        </draw:frame>
      </draw:page>
      <draw:page draw:name="page9" draw:style-name="dp1" draw:master-page-name="Padrão">
        <draw:frame draw:style-name="gr19" draw:text-style-name="P3" draw:layer="layout" svg:width="24.75cm" svg:height="3.951cm" svg:x="1.5cm" svg:y="1.538cm">
          <draw:text-box>
            <text:p text:style-name="P2"><text:span text:style-name="T1">CAUSAS DA ANGÚSTIA E AFLIÇÃO</text:span></text:p>
            <text:p text:style-name="P2"><text:span text:style-name="T11">DO HOMEM</text:span></text:p>
          </draw:text-box>
        </draw:frame>
        <draw:frame draw:style-name="gr21" draw:text-style-name="P6" draw:layer="layout" svg:width="27.7cm" svg:height="11.627cm" svg:x="1cm" svg:y="5.5cm">
          <draw:text-box>
            <text:p>E assim vai até o último planeta que possa existir no Universo.</text:p>
            <text:p/>
            <text:p>As Verdades físicas, o conhecimento acumulado, veio de abstrações. O Homem se acha muito físico, pois só tem olho para a matéria. O Olho sequer enxerga o ultravioleta e o infravermelho. O olho não enxerga as ondas de rádio, WiFi, TV, satélite e tudo o mais em que o homem “acredita”.</text:p>
            <text:p/>
            <text:p>Sim, a crença em algo é o ponto de partida. Huyghens, Oersted, Maxwell intuiram que existia algo invisível que se propagava no espaço e que poderia explicar determinados fenômenos. Depois de conceberem que esta coisa que poderia explicar certos fenômenos eram as ondas, da CRENÇA eles passaram a ENXERGAR as ondas, sem vê-las, mas podendo representá-las.</text:p>
            <text:p/>
            <text:p>CRER é uma etapa necessária para qualquer processo criativo e de resolução de problemas.</text:p>
            <text:p/>
            <text:p>Por isso, você deve sempre se perguntar:</text:p>
            <text:p/>
          </draw:text-box>
        </draw:frame>
        <draw:frame draw:style-name="gr27" draw:text-style-name="P18" draw:layer="layout" svg:width="26.001cm" svg:height="2.148cm" svg:x="1.249cm" svg:y="16.602cm">
          <draw:text-box>
            <text:p><text:span text:style-name="T13">O que é que eu não estou vendo ?</text:span></text:p>
          </draw:text-box>
        </draw:frame>
      </draw:page>
      <draw:page draw:name="page10" draw:style-name="dp1" draw:master-page-name="Padrão">
        <draw:frame draw:style-name="gr28" draw:text-style-name="P19" draw:layer="layout" svg:width="26cm" svg:height="14.471cm" svg:x="1cm" svg:y="0.95cm">
          <draw:text-box>
            <text:p><text:span text:style-name="T2"/></text:p>
            <text:p/>
            <text:p><text:span text:style-name="T2">Homo Intelecto Funcionalis</text:span></text:p>
            <text:p/>
            <text:p>Indivíduo que encara a si mesmo como um equipamento provido de ferramentas biológicas integradas com o seu intelecto e que aumenta as suas capacidades com o conhecimento.</text:p>
            <text:p/>
            <text:p>Seu limite está além do seu corpo e no que fere as leis da natureza e leis constitucionais.</text:p>
            <text:p/>
            <text:p>A diferença de abordagem entre estes dois tipos nasce do seguinte par de pergunta e resposta:</text:p>
            <text:p/>
            <text:p>Se as necessidades diárias já mostraram que o homem deveria ter 4 braços (2 são insuficientes para determinadas tarefas e o aumento deve ser em pares, por simetria, logo 4), por que a “evolução” não o fez ?</text:p>
            <text:p/>
            <text:p><text:span text:style-name="T14">Resposta</text:span>: A natureza já deu a capacidade intelectual do homem desenvolver ferramentas e métodos para superar esta necessidade.</text:p>
            <text:p/>
          </draw:text-box>
        </draw:frame>
      </draw:page>
      <draw:page draw:name="page11" draw:style-name="dp1" draw:master-page-name="Padrão">
        <draw:frame draw:style-name="gr29" draw:text-style-name="P19" draw:layer="layout" svg:width="26cm" svg:height="10.916cm" svg:x="1cm" svg:y="0.95cm">
          <draw:text-box>
            <text:p><text:span text:style-name="T2">Homo Intelecto Funcionalis</text:span></text:p>
            <text:p/>
            <text:p>Este tipo de homem ainda desenvolveu:</text:p>
            <text:p/>
            <text:p>Observação =&gt; Fórmulas =&gt; Método =&gt; Avaliação =&gt; Melhorias (Upgrade)</text:p>
            <text:p/>
            <text:p>que lhe aumentaram a capacidade intelectual e o tornaram mais empreendedor, fazendo-o alcançar o mundo inteiro, no campo comercial e no campo das distâncias/comunicação.</text:p>
            <text:p/>
            <text:p>Empresas de tecnologia já atingiram o mundo inteiro. Você conversa com alguém do outro lado do mundo sem dificuldades.</text:p>
          </draw:text-box>
        </draw:frame>
      </draw:page>
      <draw:page draw:name="page12" draw:style-name="dp1" draw:master-page-name="Padrão">
        <draw:frame draw:style-name="gr30" draw:text-style-name="P20" draw:layer="layout" svg:width="27.5cm" svg:height="2.25cm" svg:x="1cm" svg:y="1.25cm">
          <draw:text-box>
            <text:p text:style-name="P2"><text:span text:style-name="T1"><text:s/></text:span><text:span text:style-name="T1">FRACOS TAMBÉM VENCEM</text:span></text:p>
          </draw:text-box>
        </draw:frame>
        <draw:frame draw:style-name="gr31" draw:text-style-name="P6" draw:layer="layout" svg:width="26.793cm" svg:height="16.604cm" svg:x="1.207cm" svg:y="3.05cm">
          <draw:text-box>
            <text:p>O MUNDO começou sua história com o bordão:</text:p>
            <text:p/>
            <text:p>“Só os fortes vencem”</text:p>
            <text:p/>
            <text:p>Vivia-se e sobrevivia-se da FORÇA física, necessária para caçar, para lutar, etc. Mas já neste tempo a família protegia os filhos. E como classificamos os filhos em seus primeiros anos de vida ? INCAPAZES. Necessitam ser protegidos e alimentados. A obrigação ética e moral do ser humano é proteger os incapazes. Eles não nascem prontos para andar como os animais selvagens.</text:p>
            <text:p/>
            <text:p>Mas alguns humanos nascem com deficiências visíveis. Vem com um problema de visão, um problema físico, um problema cognitivo, etc. O que dizer destes ?</text:p>
            <text:p/>
            <text:p>Os naturalistas e darwinistas dizem que a natureza faz uma seleção dos mais aptos. Mas me responda uma pergunta:</text:p>
            <text:p/>
            <text:p>No momento da “corrida dos espermatozóides”, não seria o “mais forte” que teria que vencer ?</text:p>
            <text:p/>
            <text:p>Como é que um espermatozóide, com uma anomalia genética, mais fraco, vence, no caso dos “deficientes” , aqueles MILHÕES de espermatozóides MAIS FORTES do que ele ?</text:p>
            <text:p/>
            <text:p>É a natureza, o destino, a essência, mostrando ao ser humano as suas regras.</text:p>
          </draw:text-box>
        </draw:frame>
      </draw:page>
      <draw:page draw:name="page13" draw:style-name="dp1" draw:master-page-name="Padrão">
        <draw:frame draw:style-name="gr30" draw:text-style-name="P20" draw:layer="layout" svg:width="27.5cm" svg:height="2.25cm" svg:x="1cm" svg:y="1.25cm">
          <draw:text-box>
            <text:p text:style-name="P2"><text:span text:style-name="T1"><text:s/></text:span><text:span text:style-name="T1">FRACOS que triunfaram - I</text:span></text:p>
          </draw:text-box>
        </draw:frame>
        <draw:frame draw:style-name="gr31" draw:text-style-name="P6" draw:layer="layout" svg:width="27.25cm" svg:height="16.604cm" svg:x="1cm" svg:y="2.7cm">
          <draw:text-box>
            <text:p>Abraham Lincoln – Teve dois episódios de depressão forte.</text:p>
            <text:p/>
            <text:p>Franz Kafka – Depressão e transtornos mentais</text:p>
            <text:p/>
            <text:p>Sidarta Gautama (Buda) – Depressão forte</text:p>
            <text:p/>
            <text:p>Edwin Aldrin – (Apolo 11) – Depressão forte</text:p>
            <text:p/>
            <text:p>Vincent van Gogh – Fortes transtornos mentais. Suicidou-se.</text:p>
            <text:p/>
            <text:p>Francisco Goya – pintor – problemas mentais</text:p>
            <text:p/>
            <text:p>Ludwig van Beethoven – Bipolaridade</text:p>
            <text:p/>
            <text:p>Machado de Assis – Depressão e angústia crônica</text:p>
            <text:p/>
            <text:p>Ernest Hemingway – Grande escritor americano – Depressão. Suicidou-se.</text:p>
            <text:p/>
            <text:p>John Forbes Nash – matemático – depressão e esquizofrenia</text:p>
            <text:p/>
            <text:p>Albert Einstein – Síndrome de Asperger (dificuldade de se relacionar com os outros e obsessividade)</text:p>
            <text:p/>
          </draw:text-box>
        </draw:frame>
      </draw:page>
      <draw:page draw:name="page14" draw:style-name="dp1" draw:master-page-name="Padrão">
        <draw:frame draw:style-name="gr30" draw:text-style-name="P20" draw:layer="layout" svg:width="27.5cm" svg:height="2.25cm" svg:x="1cm" svg:y="1.25cm">
          <draw:text-box>
            <text:p text:style-name="P2"><text:span text:style-name="T1"><text:s/></text:span><text:span text:style-name="T1">FRACOS que triunfaram - II</text:span></text:p>
          </draw:text-box>
        </draw:frame>
        <draw:frame draw:style-name="gr32" draw:text-style-name="P6" draw:layer="layout" svg:width="27cm" svg:height="10.205cm" svg:x="1.25cm" svg:y="3.326cm">
          <draw:text-box>
            <text:p/>
            <text:p>Michelangelo – Pintor e escultor italiano. Autista.</text:p>
            <text:p/>
            <text:p>Charles Dickens – Depressão.</text:p>
            <text:p/>
            <text:p>Winston Churchil – Bipolaridade</text:p>
            <text:p/>
            <text:p>Nijinsky – Dançarino russo. Esquizofrenia.</text:p>
            <text:p/>
            <text:p>Isaac Newton – Bipolar, autista e esquizofrênico.</text:p>
            <text:p/>
            <text:p>Edir Macedo – Um defeito na mão tornou-o o maior empreendedor religioso do mundo.</text:p>
            <text:p/>
            <text:p/>
          </draw:text-box>
        </draw:frame>
      </draw:page>
      <draw:page draw:name="page15" draw:style-name="dp1" draw:master-page-name="Padrão">
        <draw:frame draw:style-name="gr19" draw:text-style-name="P3" draw:layer="layout" svg:width="24.75cm" svg:height="3.951cm" svg:x="1.5cm" svg:y="0.64cm">
          <draw:text-box>
            <text:p text:style-name="P2"><text:span text:style-name="T1">O diabo conhece a sua Mente</text:span></text:p>
            <text:p text:style-name="P2"><text:span text:style-name="T1">e seu corpo biológico</text:span></text:p>
          </draw:text-box>
        </draw:frame>
        <draw:frame draw:style-name="gr33" draw:text-style-name="P6" draw:layer="layout" svg:width="26.75cm" svg:height="13.049cm" svg:x="1.75cm" svg:y="5.25cm">
          <draw:text-box>
            <text:p>Os médicos advertem, infelizmente de forma superficial, o público sobre:</text:p>
            <text:p/>
            <text:p>“Cuidado com o que vocês comem”</text:p>
            <text:p/>
            <text:p>Mas a comida é muito mais do que esta matéria física a que estamos acostumados – carne, vegetais, bebidas, etc. O que nós consumimos auditiva e visualmente e ingerimos intelectualmente também é comida espiritual e intelectual.</text:p>
            <text:p/>
            <text:p>Os cientistas vem advertindo que as células mais atingidas pelos fatos negativos são as neurais (parte emocional) e as células do sistema imunológico, por serem os tipos de células com mais receptores.</text:p>
            <text:p/>
            <text:p>Psiconeuroimunologia: a relação entre o sistema nervoso central e o sistema imunológico (Andrea Marques, DeakEsther Sternberg).</text:p>
            <text:p/>
            <text:p>EMOÇÕES E SISTEMA IMUNOLÓGICO: UM OLHAR SOBRE A PSICONEURO- IMUNOLOGIA (Ângela da Costa Maia)</text:p>
            <text:p/>
          </draw:text-box>
        </draw:frame>
      </draw:page>
      <draw:page draw:name="page16" draw:style-name="dp1" draw:master-page-name="Padrão">
        <draw:frame draw:style-name="gr34" draw:text-style-name="P21" draw:layer="layout" svg:width="26.25cm" svg:height="3.463cm" svg:x="1.5cm" svg:y="1.537cm">
          <draw:text-box>
            <text:p><text:span text:style-name="T15">O Verbo, o Logos</text:span></text:p>
          </draw:text-box>
        </draw:frame>
        <draw:frame draw:style-name="gr33" draw:text-style-name="P6" draw:layer="layout" svg:width="26cm" svg:height="13.049cm" svg:x="1.75cm" svg:y="5.5cm">
          <draw:text-box>
            <text:p>“E o Verbo se fez carne”, ou “o Logos se fez carne”.</text:p>
            <text:p/>
            <text:p>Um humano normal, intelectual frio, poderia dizer:</text:p>
            <text:p/>
            <text:p>“O Verbo desencadeou (agiu sobre) um contexto matéria/energia. E esta Energia agiu sobre a matéria e sobre sua constituição, para formar proteínas e açúcares, que se condensaram em carne.”</text:p>
            <text:p/>
            <text:p>O escritor inspirado espiritualmente enxerga e narra um fato sob o ponto de vista sireto, como é, sem preocupações “pseudo-científicas”, querendo dar validade narrativa ao que vê e descreve.</text:p>
            <text:p/>
            <text:p>E o que é o LOGOS ?</text:p>
            <text:p/>
            <text:p/>
            <text:p/>
            <text:p/>
          </draw:text-box>
        </draw:frame>
      </draw:page>
      <draw:page draw:name="page17" draw:style-name="dp1" draw:master-page-name="Padrão">
        <draw:frame draw:style-name="gr34" draw:text-style-name="P21" draw:layer="layout" svg:width="26.25cm" svg:height="3.463cm" svg:x="1.5cm" svg:y="1.037cm">
          <draw:text-box>
            <text:p><text:span text:style-name="T15">O Logos</text:span></text:p>
          </draw:text-box>
        </draw:frame>
        <draw:frame draw:style-name="gr35" draw:text-style-name="P6" draw:layer="layout" svg:width="26cm" svg:height="14.9cm" svg:x="1.75cm" svg:y="4.6cm">
          <draw:text-box>
            <text:p>Segundo <text:span text:style-name="T16">Heráclito de Éfeso</text:span>, conjunto harmônico de leis que comandam o universo, formando uma inteligência cósmica onipresente que se plenifica no pensamento humano.</text:p>
            <text:p/>
            <text:p>Segundo o misticismo filosófico de <text:span text:style-name="T16">Fílon da Alexandria</text:span>, no neoplatonismo e no gnosticismo, inteligência ativa, transformadora e ordenadora de Deus em sua ação sobre a realidade.</text:p>
            <text:p/>
            <text:p><text:span text:style-name="T17">Então aqui, “inteligência ativa” ou “</text:span>conjunto harmônico de leis” precisam de um ADMINISTRADOR, e isto recai em uma “aura” de personificação inevitável.</text:p>
            <text:p/>
            <text:p>Segundo o site “<text:span text:style-name="T16">conceitos.com</text:span>”, o termo Logos que vem do grego e é um dos mais importantes e pode ser traduzido como pensamento, razão, palavra, fala, conceito, discurso e conhecimento. Como exemplo, podemos dizer que se o mundo é racional é que o no mundo existe um logos.</text:p>
            <text:p/>
            <text:p>Segundo o “<text:span text:style-name="T16">institutologos.com.br</text:span>”, no grego, significava inicialmente a palavra escrita ou falada – o Verbo. Mas a partir de filósofos gregos como Heraclito passou a ter um significado mais amplo. Logos passa a ser um conceito filosófico traduzido como razão, tanto como a capacidade de racionalização individual ou como um princípio cósmico da Ordem e da Beleza.</text:p>
          </draw:text-box>
        </draw:frame>
      </draw:page>
      <draw:page draw:name="page18" draw:style-name="dp1" draw:master-page-name="Padrão">
        <draw:frame draw:style-name="gr34" draw:text-style-name="P21" draw:layer="layout" svg:width="26.25cm" svg:height="3.463cm" svg:x="1.5cm" svg:y="1.037cm">
          <draw:text-box>
            <text:p><text:span text:style-name="T15">O Logos</text:span></text:p>
          </draw:text-box>
        </draw:frame>
        <draw:frame draw:style-name="gr35" draw:text-style-name="P6" draw:layer="layout" svg:width="26cm" svg:height="14.9cm" svg:x="1.75cm" svg:y="4.6cm">
          <draw:text-box>
            <text:p><text:span text:style-name="T18">O significado mais comum desta palavra entre os gregos era:</text:span></text:p>
            <text:p/>
            <text:list text:style-name="L1">
              <text:list-item>
                <text:p><text:span text:style-name="T19">Palavra;</text:span></text:p>
              </text:list-item>
              <text:list-item>
                <text:p><text:span text:style-name="T19">Discurso;</text:span></text:p>
              </text:list-item>
              <text:list-item>
                <text:p><text:span text:style-name="T19">Enunciado;</text:span></text:p>
              </text:list-item>
              <text:list-item>
                <text:p><text:span text:style-name="T19">Mensagem.</text:span></text:p>
              </text:list-item>
            </text:list>
          </draw:text-box>
        </draw:frame>
      </draw:page>
      <draw:page draw:name="page19" draw:style-name="dp1" draw:master-page-name="Padrão">
        <draw:frame draw:style-name="gr36" draw:text-style-name="P21" draw:layer="layout" svg:width="17cm" svg:height="3.405cm" svg:x="1.5cm" svg:y="1.537cm">
          <draw:text-box>
            <text:p><text:span text:style-name="T15">LIBERDADE</text:span></text:p>
          </draw:text-box>
        </draw:frame>
        <draw:frame draw:style-name="gr33" draw:text-style-name="P6" draw:layer="layout" svg:width="26cm" svg:height="13.049cm" svg:x="1.75cm" svg:y="5.5cm">
          <draw:text-box>
            <text:p>A Liberdade é erradamente confundida com “ampla ação permitida” ao homem para se movimentar, para agir e para escolher.</text:p>
            <text:p/>
            <text:p>Então tomemos o caso dos mendigos, andarilhos e moradores de rua. As pessoas os olham e dizem: “<text:span text:style-name="T20">estes são verdadeiramente livres</text:span>”.</text:p>
            <text:p/>
            <text:p>Esta é a confusão daqueles que não penetraram no verdadeiro conceito de Liberdade. Homens assim, soltos, que vivem como querem, são escravos de suas escolhas, pois estas devem estar dentro de uma “lista legal e social”. O mendigo é escravo da boa vontade dos seus semelhantes, que cada vez mais se recusam a repartir um pouco do que tem para o outro não apresentar “necessidades críticas”.</text:p>
            <text:p/>
            <text:p>Um morador de rua cujas vestimentas cheiram, denunciando a sua desonra como um cidadão (pois não o é desta forma) é um escravo da falta de higiene e de prováveis doenças que vão acometê-lo pela falta de cuidado. Dormindo ao relento, sem delimitação do seu espaço de propriedade, ele está vulnerável à ambição de outros de sua condição, que vão procurar tirar até o pouco o que ele tem. Ou seja, quando dorme é escravo da cobiça dos seus “iguais”.</text:p>
          </draw:text-box>
        </draw:frame>
      </draw:page>
      <draw:page draw:name="page20" draw:style-name="dp1" draw:master-page-name="Padrão">
        <draw:frame draw:style-name="gr36" draw:text-style-name="P21" draw:layer="layout" svg:width="17cm" svg:height="3.405cm" svg:x="1.5cm" svg:y="1.537cm">
          <draw:text-box>
            <text:p><text:span text:style-name="T15">LIBERDADE</text:span></text:p>
          </draw:text-box>
        </draw:frame>
        <draw:frame draw:style-name="gr32" draw:text-style-name="P6" draw:layer="layout" svg:width="26cm" svg:height="10.205cm" svg:x="1.75cm" svg:y="5.5cm">
          <draw:text-box>
            <text:p>Então o que é a Liberdade ?</text:p>
            <text:p/>
            <text:p>Ainda citemos, antes de responder, a resposta do diabo, no trecho do Livro de Jó, capítulo 1:</text:p>
            <text:p/>
            <text:p><text:span text:style-name="T21">6</text:span> E vindo um dia em que os filhos de Deus vieram apresentar-se perante o Senhor, veio também Satanás entre eles. <text:span text:style-name="T21">7</text:span> Então, o Senhor disse a Satanás: De onde vens? E Satanás respondeu ao Senhor e disse: <text:span text:style-name="T22">De rodear a terra e passear por ela</text:span>.</text:p>
            <text:p/>
            <text:p>Ou seja, o diabo anda a toa, para ver que má obra fará e a quem vai atingir.</text:p>
            <text:p/>
            <text:p>E o diabo é o maior escravo espiritual que existe, pois é o primeiro ser que sabe que está condenado, cabeça da lista. E os mendigos e andarilhos sem casa vivem exatamente nesta condição.</text:p>
          </draw:text-box>
        </draw:frame>
      </draw:page>
      <draw:page draw:name="page21" draw:style-name="dp1" draw:master-page-name="Padrão">
        <draw:frame draw:style-name="gr36" draw:text-style-name="P21" draw:layer="layout" svg:width="17cm" svg:height="3.405cm" svg:x="1.5cm" svg:y="1.537cm">
          <draw:text-box>
            <text:p><text:span text:style-name="T15">LIBERDADE</text:span></text:p>
          </draw:text-box>
        </draw:frame>
        <draw:frame draw:style-name="gr37" draw:text-style-name="P6" draw:layer="layout" svg:width="26cm" svg:height="9.494cm" svg:x="1.75cm" svg:y="5.5cm">
          <draw:text-box>
            <text:p>Então, novamente, o que é a Liberdade ?</text:p>
            <text:p/>
            <text:p>Ora, respondeu Jesus:</text:p>
            <text:p/>
            <text:p>“E conhecereis a VERDADE e a verdade vos LIBERTARÁ”.</text:p>
            <text:p/>
            <text:p>A Liberdade vem do Conhecimento da VERDADE e da vida de prática desta VERDADE.</text:p>
            <text:p/>
            <text:p>E completou Ele, o Senhor da Liberdade e da Verdade:<text:line-break/><text:line-break/>”Eu sou o caminho, a Verdade e a Vida”</text:p>
            <text:p/>
            <text:p>Ou seja, a Liberdade é a vida e prática da Verdade. Só isso.</text:p>
          </draw:text-box>
        </draw:frame>
      </draw:page>
      <draw:page draw:name="page22" draw:style-name="dp1" draw:master-page-name="Padrão">
        <draw:frame draw:style-name="gr38" draw:text-style-name="P6" draw:layer="layout" svg:width="20.25cm" svg:height="2.202cm" svg:x="1.5cm" svg:y="2.298cm">
          <draw:text-box>
            <text:p><text:span text:style-name="T1">LIDANDO COM O INVISÍVEL</text:span></text:p>
          </draw:text-box>
        </draw:frame>
        <draw:frame draw:style-name="gr20" draw:text-style-name="P6" draw:layer="layout" svg:width="29.085cm" svg:height="18.026cm" svg:x="1.75cm" svg:y="4.5cm">
          <draw:text-box>
            <text:p>O ÁTOMO</text:p>
            <text:p/>
            <text:p>AS MOLÉCULAS</text:p>
            <text:p/>
            <text:p>O MAGNETISMO</text:p>
            <text:p/>
            <text:p>O SOM, a MÚSICA</text:p>
            <text:p/>
            <text:p>O AFETO</text:p>
            <text:p/>
            <text:p>O AMOR</text:p>
            <text:p/>
            <text:p>A AMIZADE</text:p>
            <text:p/>
            <text:p>O TEMPO</text:p>
            <text:p/>
            <text:p>As DEFINIÇÕES e os CONCEITOS</text:p>
            <text:p/>
            <text:p>A LUZ é uma ilusão visível, porém intocável.</text:p>
            <text:p/>
            <text:p>A MENTE. A mente é manifestação do cérebro, mas precisa estar viva para isso.</text:p>
            <text:p/>
            <text:p/>
            <text:p/>
            <text:p/>
          </draw:text-box>
        </draw:frame>
      </draw:page>
      <draw:page draw:name="page23" draw:style-name="dp1" draw:master-page-name="Padrão">
        <draw:frame draw:style-name="gr38" draw:text-style-name="P6" draw:layer="layout" svg:width="20.25cm" svg:height="2.202cm" svg:x="1.5cm" svg:y="2.298cm">
          <draw:text-box>
            <text:p><text:span text:style-name="T1">LIDANDO COM O INVISÍVEL</text:span></text:p>
          </draw:text-box>
        </draw:frame>
        <draw:frame draw:style-name="gr39" draw:text-style-name="P6" draw:layer="layout" svg:width="29.085cm" svg:height="14.75cm" svg:x="1.75cm" svg:y="4.5cm">
          <draw:text-box>
            <text:p>O Vento</text:p>
            <text:p/>
            <text:p>O olfato</text:p>
            <text:p/>
            <text:p>A radiação</text:p>
            <text:p/>
            <text:p>Dê ao homem que te diz “só acredito no que vejo” uma pedra de Urânio, e diga a ele que fique<text:line-break/> com ela no bolso alguns dias. Se ele se recusar, pergunte por que se recusa. Se você disser que é Urânio, e ele disser que “de jeito nenhum” ficará com ela, diga-lhe:</text:p>
            <text:p/>
            <text:p>“Como é que você crê na radiação, se não a vê ?”</text:p>
            <text:p/>
            <text:p>Se ele disser que a ciência diz, então peça para ele te “mostrar” a radiação.</text:p>
            <text:p/>
            <text:p>O verdadeiro cientista crê que TUDO É POSSÍVEL, principalmente neste século XXI.</text:p>
            <text:p/>
          </draw:text-box>
        </draw:frame>
      </draw:page>
      <draw:page draw:name="page24" draw:style-name="dp1" draw:master-page-name="Padrão">
        <draw:frame draw:style-name="gr40" draw:text-style-name="P19" draw:layer="layout" svg:width="26.5cm" svg:height="18.026cm" svg:x="1.5cm" svg:y="1.5cm">
          <draw:text-box>
            <text:p>Como você lida com o invisível ?</text:p>
            <text:p/>
            <text:p>Não fomos educados corretamente. Nossa educação é predominantemente materialista e visual. Por isso as pessoas vivem dizendo:</text:p>
            <text:p/>
            <text:p>“Eu só acredito vendo”</text:p>
            <text:p/>
            <text:p>Porém, acorde, uma das atividades mais constantes do ser humano é o DIÁLOGO.</text:p>
            <text:p/>
            <text:p>Você “enxerga” as palavras ? O som que as traz é visível ? A música que você escuta e que te traz prazer é visível ? O ser humano aprende por meio do invisível e não se dá conta.</text:p>
            <text:p/>
            <text:p text:style-name="P22"><text:span text:style-name="T17">As impressões que você tem e guarda em seu cérebro são indescritíveis, pois são formadas de conceitos e fixadas por metáforas. E mesmo assim você diz:</text:span><text:span text:style-name="T17"><text:line-break/></text:span><text:span text:style-name="T17"><text:line-break/></text:span>“Eu só acredito vendo”</text:p>
            <text:p text:style-name="P22"/>
            <text:p text:style-name="P22">Vivemos à custa de campos criados por ondas magnéticas (motores, geradores de energia elétrica, ondas de rádio, TV, WiFi, infra-vermelho, ultravioleta).</text:p>
            <text:p text:style-name="P22"/>
            <text:p text:style-name="P22"><text:span text:style-name="T17">Até a sua visão (</text:span>“Eu só acredito vendo”) NÃO VÊ certos tipos de ondas. O som se propaga por ondas, o ultravioleta e o infravermelho, e você não vê, mas acredita neles, devido à “deusa ciência”.</text:p>
            <text:p text:style-name="P22"/>
            <text:p text:style-name="P22">O ser humano é muito hipócrita.</text:p>
          </draw:text-box>
        </draw:frame>
      </draw:page>
      <draw:page draw:name="page25" draw:style-name="dp1" draw:master-page-name="Padrão">
        <draw:frame draw:style-name="gr41" draw:text-style-name="P6" draw:layer="layout" svg:width="26.75cm" svg:height="1.826cm" svg:x="1.5cm" svg:y="2.298cm">
          <draw:text-box>
            <text:p><text:span text:style-name="T1">DESAPEGO SADIO – Vínculos e a Vida</text:span></text:p>
          </draw:text-box>
        </draw:frame>
        <draw:frame draw:style-name="gr20" draw:text-style-name="P6" draw:layer="layout" svg:width="29.085cm" svg:height="18.026cm" svg:x="1.75cm" svg:y="4.5cm">
          <draw:text-box>
            <text:p><text:span text:style-name="T23">Nascemos em meio a “conhecidos” e vivemos entre estranhos.</text:span></text:p>
            <text:p><text:span text:style-name="T23"/></text:p>
            <text:p><text:span text:style-name="T23">Amor é racional. Você tem que pensar e discernir sobre relacionamentos que se tornam neuróticos.</text:span></text:p>
            <text:p><text:span text:style-name="T23"/></text:p>
            <text:p><text:span text:style-name="T23">Não se alimenta ciclos viciosos.</text:span></text:p>
            <text:p><text:span text:style-name="T23"/></text:p>
            <text:p><text:span text:style-name="T23">Nossa vocação é o crescimento.</text:span></text:p>
            <text:p><text:span text:style-name="T23"/></text:p>
            <text:p><text:span text:style-name="T23">Trabalho é trabalho. Local de trabalho não é a nossa casa e nem um banheiro.</text:span></text:p>
            <text:p><text:span text:style-name="T23"/></text:p>
            <text:p><text:span text:style-name="T24">O destino teve muito trabalho para te colocar </text:span><text:span text:style-name="T23">com quem e onde você está.</text:span></text:p>
            <text:p><text:span text:style-name="T23"/></text:p>
            <text:p><text:span text:style-name="T23">Seja equilibrado. </text:span></text:p>
            <text:p><text:span text:style-name="T23"/></text:p>
            <text:p><text:span text:style-name="T23">Não desapegamos de um para substituí-lo por outro, principalmente ídolos.</text:span></text:p>
            <text:p/>
            <text:p/>
          </draw:text-box>
        </draw:frame>
      </draw:page>
      <draw:page draw:name="page26" draw:style-name="dp1" draw:master-page-name="Padrão">
        <draw:custom-shape draw:style-name="gr42" draw:text-style-name="P24" xml:id="id16" draw:id="id16" draw:layer="layout" svg:width="5.5cm" svg:height="5.5cm" svg:x="11.95cm" svg:y="6.65cm">
          <text:p text:style-name="P23"><text:span text:style-name="T25">LOGO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5" xml:id="id12" draw:id="id12" draw:layer="layout" svg:width="3.75cm" svg:height="2.5cm" svg:x="6.25cm" svg:y="4.65cm">
          <text:p text:style-name="P4">Coisas<text:line-break/>óbvia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0" xml:id="id13" draw:id="id13" draw:layer="layout" svg:width="3.499cm" svg:height="2.399cm" svg:x="1.15cm" svg:y="2.5cm">
          <text:p text:style-name="P4">Temp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0" xml:id="id15" draw:id="id15" draw:layer="layout" svg:width="4.25cm" svg:height="2.399cm" svg:x="9.2cm" svg:y="1.351cm">
          <text:p text:style-name="P4">Númer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0" xml:id="id14" draw:id="id14" draw:layer="layout" svg:width="4.15cm" svg:height="2.399cm" svg:x="4.75cm" svg:y="1.1cm">
          <text:p text:style-name="P4">Abstrat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27" xml:id="id20" draw:id="id20" draw:layer="layout" svg:width="5.249cm" svg:height="2.5cm" svg:x="19.05cm" svg:y="4.5cm">
          <text:p text:style-name="P26"><text:span text:style-name="T26">Convenções</text:span><text:span text:style-name="T26"><text:line-break/></text:span><text:span text:style-name="T26">Coletiv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0" draw:layer="layout" svg:width="3.499cm" svg:height="2.399cm" svg:x="16.15cm" svg:y="2.1cm">
          <text:p text:style-name="P4">Dia, mês, an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0" draw:layer="layout" svg:width="3.499cm" svg:height="2.399cm" svg:x="20.05cm" svg:y="1cm">
          <text:p text:style-name="P4">LE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27" xml:id="id21" draw:id="id21" draw:layer="layout" svg:width="6cm" svg:height="2.5cm" svg:x="19.25cm" svg:y="9cm">
          <text:p text:style-name="P26"><text:span text:style-name="T26">Manifestações</text:span><text:span text:style-name="T26"><text:line-break/></text:span><text:span text:style-name="T26">do s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8" draw:layer="layout" svg:width="4.45cm" svg:height="2.399cm" svg:x="24.15cm" svg:y="2.2cm">
          <text:p text:style-name="P26"><text:span text:style-name="T26">Costum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30" draw:layer="layout" svg:width="4.45cm" svg:height="2.399cm" svg:x="24.251cm" svg:y="6.6cm">
          <text:p text:style-name="P29"><text:span text:style-name="T27">D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8" draw:layer="layout" svg:width="4.45cm" svg:height="2.399cm" svg:x="24.251cm" svg:y="11.5cm">
          <text:p text:style-name="P26"><text:span text:style-name="T26">Vontad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5" xml:id="id9" draw:id="id9" draw:layer="layout" svg:width="4.249cm" svg:height="2.5cm" svg:x="6.251cm" svg:y="8.451cm">
          <text:p text:style-name="P4">CORP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8" xml:id="id10" draw:id="id10" draw:layer="layout" svg:width="4.45cm" svg:height="2.399cm" svg:x="1.3cm" svg:y="7cm">
          <text:p text:style-name="P26"><text:span text:style-name="T26">Dualida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30" xml:id="id11" draw:id="id11" draw:layer="layout" svg:width="4.45cm" svg:height="2.399cm" svg:x="1.301cm" svg:y="10.2cm">
          <text:p text:style-name="P29"><text:span text:style-name="T27">Dezen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1" draw:text-style-name="P31" draw:layer="layout" svg:x1="6.873cm" svg:y1="8.817cm" svg:x2="5.75cm" svg:y2="8.2cm" draw:start-shape="id9" draw:start-glue-point="5" draw:end-shape="id10" draw:end-glue-point="10" svg:d="M6873 8817v-617h-1123" svg:viewBox="0 0 1124 618">
          <text:p/>
        </draw:connector>
        <draw:connector draw:style-name="gr51" draw:text-style-name="P31" draw:layer="layout" svg:x1="6.873cm" svg:y1="10.585cm" svg:x2="5.751cm" svg:y2="11.4cm" draw:start-shape="id9" draw:start-glue-point="7" draw:end-shape="id11" draw:end-glue-point="10" svg:d="M6873 10585v815h-1122" svg:viewBox="0 0 1123 816">
          <text:p/>
        </draw:connector>
        <draw:connector draw:style-name="gr51" draw:text-style-name="P31" draw:layer="layout" svg:x1="6.25cm" svg:y1="5.9cm" svg:x2="4.137cm" svg:y2="4.548cm" draw:start-shape="id12" draw:start-glue-point="6" draw:end-shape="id13" draw:end-glue-point="9" svg:d="M6250 5900h-2113v-1352" svg:viewBox="0 0 2114 1353">
          <text:p/>
        </draw:connector>
        <draw:connector draw:style-name="gr51" draw:text-style-name="P31" draw:layer="layout" svg:x1="6.799cm" svg:y1="5.016cm" svg:x2="5.357cm" svg:y2="3.148cm" draw:start-shape="id12" draw:start-glue-point="5" draw:end-shape="id14" draw:end-glue-point="7" svg:d="M6799 5016v-941h-1442v-927" svg:viewBox="0 0 1443 1869">
          <text:p/>
        </draw:connector>
        <draw:connector draw:style-name="gr51" draw:text-style-name="P31" draw:layer="layout" svg:x1="10cm" svg:y1="5.9cm" svg:x2="11.325cm" svg:y2="3.75cm" draw:start-shape="id12" draw:start-glue-point="10" draw:end-shape="id15" draw:end-glue-point="8" svg:d="M10000 5900h1325v-2150" svg:viewBox="0 0 1326 2151">
          <text:p/>
        </draw:connector>
        <draw:connector draw:style-name="gr51" draw:text-style-name="P31" draw:layer="layout" draw:line-skew="0cm -0.152cm" svg:x1="12.755cm" svg:y1="7.455cm" svg:x2="9.451cm" svg:y2="6.784cm" draw:start-shape="id16" draw:start-glue-point="5" draw:end-shape="id12" draw:end-glue-point="9" svg:d="M12755 7455h-1779v45h-1525v-716" svg:viewBox="0 0 3305 717">
          <text:p/>
        </draw:connector>
        <draw:custom-shape draw:style-name="gr47" draw:text-style-name="P27" xml:id="id17" draw:id="id17" draw:layer="layout" svg:width="5.249cm" svg:height="2.5cm" svg:x="17.051cm" svg:y="13.601cm">
          <text:p text:style-name="P26"><text:span text:style-name="T26">Aprendizad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8" draw:layer="layout" svg:width="6.052cm" svg:height="2.399cm" svg:x="13.65cm" svg:y="17.1cm">
          <text:p text:style-name="P26"><text:span text:style-name="T26">Conheciment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8" draw:layer="layout" svg:width="5.399cm" svg:height="2.399cm" svg:x="21.551cm" svg:y="17.1cm">
          <text:p text:style-name="P26"><text:span text:style-name="T26">Linguag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33" xml:id="id19" draw:id="id19" draw:layer="layout" svg:width="5.499cm" svg:height="2.5cm" svg:x="4.551cm" svg:y="12.702cm">
          <text:p text:style-name="P32"><text:span text:style-name="T28">MÍSTICA</text:span></text:p>
          <text:p text:style-name="P32"><text:span text:style-name="T28">(Impalpáv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4" xml:id="id18" draw:id="id18" draw:layer="layout" svg:width="6cm" svg:height="2.5cm" svg:x="7.5cm" svg:y="15.25cm">
          <text:p text:style-name="P29"><text:span text:style-name="T27">PRINCÍPI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6" draw:text-style-name="P31" draw:layer="layout" svg:x1="16.645cm" svg:y1="11.345cm" svg:x2="19.676cm" svg:y2="13.601cm" draw:start-shape="id16" draw:start-glue-point="9" draw:end-shape="id17" draw:end-glue-point="4" svg:d="M16645 11345v1531h3031v725" svg:viewBox="0 0 3032 2257">
          <text:p/>
        </draw:connector>
        <draw:connector draw:style-name="gr57" draw:text-style-name="P31" draw:layer="layout" svg:x1="14.7cm" svg:y1="12.15cm" svg:x2="12.622cm" svg:y2="15.616cm" draw:start-shape="id16" draw:start-glue-point="8" draw:end-shape="id18" draw:end-glue-point="11" svg:d="M14700 12150v1551h-2078v1915" svg:viewBox="0 0 2079 3467">
          <text:p/>
        </draw:connector>
        <draw:connector draw:style-name="gr58" draw:text-style-name="P31" draw:layer="layout" svg:x1="9.245cm" svg:y1="13.068cm" svg:x2="12.755cm" svg:y2="11.345cm" draw:start-shape="id19" draw:start-glue-point="11" draw:end-shape="id16" draw:end-glue-point="7" svg:d="M9245 13068v-1723h3510" svg:viewBox="0 0 3511 1724">
          <text:p/>
        </draw:connector>
        <draw:connector draw:style-name="gr59" draw:text-style-name="P31" draw:layer="layout" svg:x1="16.645cm" svg:y1="7.455cm" svg:x2="19.818cm" svg:y2="6.634cm" draw:start-shape="id16" draw:start-glue-point="11" draw:end-shape="id20" draw:end-glue-point="7" svg:d="M16645 7455h1605v47h1568v-868" svg:viewBox="0 0 3174 869">
          <text:p/>
        </draw:connector>
        <draw:connector draw:style-name="gr60" draw:text-style-name="P31" draw:layer="layout" svg:x1="17.45cm" svg:y1="9.4cm" svg:x2="19.25cm" svg:y2="10.25cm" draw:start-shape="id16" draw:start-glue-point="10" draw:end-shape="id21" draw:end-glue-point="6" svg:d="M17450 9400h901v850h899" svg:viewBox="0 0 1801 851">
          <text:p/>
        </draw:connector>
        <draw:connector draw:style-name="gr61" draw:text-style-name="P31" draw:layer="layout" svg:x1="11.95cm" svg:y1="9.4cm" svg:x2="10.5cm" svg:y2="9.701cm" draw:start-shape="id16" draw:start-glue-point="6" draw:end-shape="id9" draw:end-glue-point="10" svg:d="M11950 9400h-725v301h-725" svg:viewBox="0 0 1451 302">
          <text:p/>
        </draw:connector>
      </draw:page>
      <draw:page draw:name="page27" draw:style-name="dp1" draw:master-page-name="Padrão">
        <draw:frame draw:style-name="gr62" draw:text-style-name="P35" draw:layer="layout" svg:width="25.25cm" svg:height="1.826cm" svg:x="2cm" svg:y="1cm">
          <draw:text-box>
            <text:p><text:span text:style-name="T29">Coisas óbvias que não se percebe</text:span></text:p>
          </draw:text-box>
        </draw:frame>
        <draw:frame draw:style-name="gr63" draw:text-style-name="P6" draw:layer="layout" svg:width="23cm" svg:height="13.76cm" svg:x="2.5cm" svg:y="3cm">
          <draw:text-box>
            <text:p text:style-name="P17">Nossa noção de tempo está fortemente arraigada em uma semana de 7 dias. Esta contagem não encontra nenhum parâmetro na Astronomia (pretensa ciência humana). Temos como único parâmetro realmente astronômico o ano de 365 dias, com a correção de 4 em 4 anos.</text:p>
            <text:p text:style-name="P17"/>
            <text:p text:style-name="P17">A divisão em 12 meses acabou chegando a nós como resultado de muitos ajustes, e foi feita a associação com as constelações (divulgadas como parâmetros de horóscopo por astrólogos – não astrônomos) de modo convencional humano.</text:p>
            <text:p/>
            <text:p>O que permanece é a semana de 7 dias, número fortemente presente em todas as culturas.</text:p>
            <text:p/>
            <text:p text:style-name="P17"><text:span text:style-name="T30">Antes disso, quase não percebemos, chegou até nós, e foi normatizada internacionalmente, a ideia dos números, até mais forte do que a própria vida humana, pois esta ideia e seus conceitos atravessaram os tempos. Nossos antepassados já faziam a contagem, para fins de administração.</text:span></text:p>
            <text:p/>
            <text:p><text:span text:style-name="T2">(Os números – Georges Ifrah – 1989 – Editora Globo)</text:span></text:p>
          </draw:text-box>
        </draw:frame>
      </draw:page>
      <draw:page draw:name="page28" draw:style-name="dp1" draw:master-page-name="Padrão">
        <draw:frame draw:style-name="gr21" draw:text-style-name="P6" draw:layer="layout" svg:width="27.042cm" svg:height="11.627cm" svg:x="1.658cm" svg:y="5.551cm">
          <draw:text-box>
            <text:p><text:span text:style-name="T31">Em seu pedido de “como devemos orar a Deus”, os discípulos receberam o modelo de oração, que entre suas frases diz:</text:span></text:p>
            <text:p><text:span text:style-name="T31"/></text:p>
            <text:p><text:span text:style-name="T31">“</text:span><text:span text:style-name="T31">ASSIM NA TERRA COMO NO CÉU”</text:span></text:p>
            <text:p><text:span text:style-name="T31"/></text:p>
            <text:p><text:span text:style-name="T31">Mostrando a paridade entre o mundo material e o espiritual.</text:span></text:p>
          </draw:text-box>
        </draw:frame>
        <draw:frame draw:style-name="gr26" draw:text-style-name="P6" draw:layer="layout" svg:width="26.75cm" svg:height="3.401cm" svg:x="1.5cm" svg:y="2.297cm">
          <draw:text-box>
            <text:p><text:span text:style-name="T1">PRINCÍPIO UNIVERSAL ENSINADO POR JESUS</text:span></text:p>
          </draw:text-box>
        </draw:frame>
      </draw:page>
      <draw:page draw:name="page29" draw:style-name="dp1" draw:master-page-name="Padrão">
        <draw:frame draw:style-name="gr62" draw:text-style-name="P35" draw:layer="layout" svg:width="25.25cm" svg:height="1.826cm" svg:x="2cm" svg:y="1cm">
          <draw:text-box>
            <text:p><text:span text:style-name="T29">Coisas óbvias que não se percebe</text:span></text:p>
          </draw:text-box>
        </draw:frame>
        <draw:frame draw:style-name="gr64" draw:text-style-name="P6" draw:layer="layout" svg:width="23.698cm" svg:height="14.471cm" svg:x="2.302cm" svg:y="3cm">
          <draw:text-box>
            <text:p>Os números 2 e 10 estão presentes de forma sólida e inegável em nossa vida.</text:p>
            <text:p/>
            <text:p>A primeira base numérica que se tentou implantar foi a dúzia (12) por apresentar maior número de divisores (2,3,4,6), mas ela não vingou. Também as unidades baseadas em dimensões dos “membros” dos reis, como pé, polegada, e pesos reais, como libra estão deixando de ser usadas para ceder lugar ao metro, kilograma, etc.</text:p>
            <text:p/>
            <text:p>Existe um “espírito” que traz nossas convenções para algo mais lógico em termos de como o Universo “quer” que as coisas funcionem.</text:p>
            <text:p/>
            <text:p>Na língua dos sumérios, estes eram os nomes dos primeiros números:</text:p>
            <text:p/>
            <text:p>1 - gesh - o homem</text:p>
            <text:p>2 - min - a mulher</text:p>
            <text:p>3 - esh - muitos</text:p>
            <text:p/>
            <text:p>Ou seja, primeiro veio o homem, depois a mulher e o resultado posterior foram muitos, uma multidão.</text:p>
            <text:p/>
          </draw:text-box>
        </draw:frame>
      </draw:page>
      <draw:page draw:name="page30" draw:style-name="dp1" draw:master-page-name="Padrão">
        <draw:frame draw:style-name="gr62" draw:text-style-name="P36" draw:layer="layout" svg:width="25.25cm" svg:height="1.826cm" svg:x="2cm" svg:y="1cm">
          <draw:text-box>
            <text:p><text:span text:style-name="T32">A pessoa não é um fenômeno em si mesma</text:span></text:p>
          </draw:text-box>
        </draw:frame>
        <draw:frame draw:style-name="gr65" draw:text-style-name="P6" draw:layer="layout" svg:width="23.698cm" svg:height="10.32cm" svg:x="2.302cm" svg:y="3cm">
          <draw:text-box>
            <text:p><text:span text:style-name="T33">Evidências:</text:span></text:p>
            <text:p/>
            <text:p>Seu pensamento: surgem como insights;</text:p>
            <text:p>Seus sonhos: a pessoa não os controla;</text:p>
            <text:p>Seu metabolismo: ainda estamos longe de colocar no papel a descrição de todos os mecanismos biológicos que fazem nosso corpo funcionar;</text:p>
            <text:p>O ser humano não controla seu próprio destino;</text:p>
            <text:p>O nosso destino entrecruza e é modificado pelo destino das outras pessoas;</text:p>
            <text:p>Acabamos escolhendo a vida em sociedade, pois isto protege e faz evoluir tecnologicamente o contexto em que vivemos;</text:p>
            <text:p>Somos obrigados a adotar a língua das pessoas que vivem ao nosso redor e até o “dialeto” local dos que nos rodeiam mais intimamente;</text:p>
            <text:p><text:s/></text:p>
            <text:p/>
          </draw:text-box>
        </draw:frame>
        <draw:frame draw:style-name="gr66" draw:text-style-name="P6" draw:layer="layout" svg:width="26.093cm" svg:height="2.384cm" svg:x="2.607cm" svg:y="13cm">
          <draw:text-box>
            <text:p>Se “acabamos escolhendo a vida em sociedade”, existe um forte mecanismo de interação entre os seres que foge ao nosso controle, e uma categorização definida antes de nossa vontade. </text:p>
          </draw:text-box>
        </draw:frame>
      </draw:page>
      <draw:page draw:name="page31" draw:style-name="dp1" draw:master-page-name="Padrão">
        <draw:frame draw:style-name="gr62" draw:text-style-name="P35" draw:layer="layout" svg:width="25.25cm" svg:height="1.826cm" svg:x="2cm" svg:y="1cm">
          <draw:text-box>
            <text:p><text:span text:style-name="T29">Coisas óbvias que não se percebe</text:span></text:p>
          </draw:text-box>
        </draw:frame>
        <draw:frame draw:style-name="gr15" draw:text-style-name="P6" draw:layer="layout" svg:width="23.698cm" svg:height="12.338cm" svg:x="2.302cm" svg:y="3cm">
          <draw:text-box>
            <text:p>Como consequência destas primeiras ideias numéricas, repare na aparência do corpo humano (uma expressão da verdade e não um acaso).</text:p>
            <text:p/>
            <text:p>O corpo obedece a uma lógica dual (2 mãos, 2 braços, 2 pernas, 2 olhos, 2 ouvidos, 2 orifícios nasais, 2 rins, etc) e decimal (10 dedos na mão, membro de manipulação dos objetos, por excelência).</text:p>
            <text:p/>
            <text:p>A lógica dual se expressa até em um dispositivo celular, responsável pelo movimento: a proteína KINASE:</text:p>
            <text:p/>
            <text:p><text:a xlink:href="https://www.youtube.com/watch?v=7sRZy9PgPvg" xlink:type="simple">https://www.youtube.com/watch?v=7sRZy9PgPvg</text:a></text:p>
            <text:p/>
            <text:p>E este vídeo, junto a outros, que mostra as descobertas de como somos por dentro, serve para jogar fora as crendices sobre a formação do homem, pois mostra uma rigorosa e planejada organização interna dos seres vivos.</text:p>
            <text:p/>
            <text:p/>
          </draw:text-box>
        </draw:frame>
      </draw:page>
      <draw:page draw:name="page32" draw:style-name="dp1" draw:master-page-name="Padrão">
        <draw:frame draw:style-name="gr62" draw:text-style-name="P35" draw:layer="layout" svg:width="25.25cm" svg:height="1.826cm" svg:x="2cm" svg:y="1cm">
          <draw:text-box>
            <text:p><text:span text:style-name="T29">A ideia de número e o Espírito</text:span></text:p>
          </draw:text-box>
        </draw:frame>
        <draw:frame draw:style-name="gr67" draw:text-style-name="P6" draw:layer="layout" svg:width="23.698cm" svg:height="20.87cm" svg:x="2.302cm" svg:y="2.5cm">
          <draw:text-box>
            <text:p>Você respeita profundamente a ideia dos números:</text:p>
            <text:p/>
            <text:p><text:span text:style-name="T2">VOCÊ NÃO VÊ O NÚMERO E CRÊ PIAMENTE QUE ELES MANDAM NO MUNDO</text:span></text:p>
            <text:p/>
            <text:p>Você sabe, pelos números, que o outro tem mais dinheiro ou riquezas do que você. A ideia de número fornece os conceitos de status social, mostrando a sua natureza quase como a de um deus, pois você não pode lhe negar poder.</text:p>
            <text:p/>
            <text:p>Os números dão mais visão da situação social, como um “espírito de quantidade de posses”.</text:p>
            <text:p/>
            <text:p>O dinheiro, maior expressão relacionada ao “número que exprime posses”, acabaria sendo inventado, mesmo que o homem não quisesse.</text:p>
            <text:p/>
            <text:p>O homem já relacionou o “número de seus dinheiros” à ideia de poder, como um espírito que se realiza em seus bens materiais. O “espírito” dinheiro se materializa em bens quando ele compra algo.</text:p>
            <text:p/>
            <text:p>O Trabalho do homem, que não tem um “mostrador” no corpo humano, é, de alguma forma, medido, ainda como algo abstrato, e transformado no espírito dinheiro, e depois em bens materiais. Isto é uma operação do Espírito. E isto tanto é assim que existem movimentos e filósofos para declarar que o trabalhador não ganha o que merece. Portanto, o trabalho é um espírito.</text:p>
            <text:p/>
            <text:p/>
            <text:p/>
            <text:p/>
            <text:p/>
          </draw:text-box>
        </draw:frame>
      </draw:page>
      <draw:page draw:name="page33" draw:style-name="dp1" draw:master-page-name="Padrão">
        <draw:frame draw:style-name="gr62" draw:text-style-name="P35" draw:layer="layout" svg:width="25.25cm" svg:height="1.826cm" svg:x="2cm" svg:y="1cm">
          <draw:text-box>
            <text:p><text:span text:style-name="T29">De onde veio o Universo</text:span></text:p>
          </draw:text-box>
        </draw:frame>
        <draw:frame draw:style-name="gr68" draw:text-style-name="P6" draw:layer="layout" svg:width="23cm" svg:height="8.783cm" svg:x="2.5cm" svg:y="3cm">
          <draw:text-box>
            <text:p>Último subterfúgio dos cientistas:</text:p>
            <text:p/>
            <text:p>John Wheller (1955) – O Universo veio da “Espuma quântica”, fundação do tecido do espaço-tempo.</text:p>
            <text:p/>
            <text:p>Em 1955, o influente físico John Wheeler propôs que, no nível quântico, o espaço-tempo não é constante mas “espumoso”, feito de minúsculas bolhas sempre em mutação. Quanto do que essas bolhas são “feitas”, trabalhos recentes sugerem que as bolhas de espaço-tempo são basicamente mini-universos se formando brevemente dentro do nosso.</text:p>
            <text:p/>
            <text:p>Só falta saber de onde veio a tal “espuma”.</text:p>
          </draw:text-box>
        </draw:frame>
        <draw:frame draw:style-name="gr18" draw:text-style-name="P6" draw:layer="layout" svg:width="23.276cm" svg:height="4.517cm" svg:x="2.474cm" svg:y="12.037cm">
          <draw:text-box>
            <text:p>Quando cientistas se vêem apertados quanto à origem do Universo, eles criam expressões de efeito, pseudo-científicas, e já partem para seus efeitos, como se estes efeitos fossem a causa procurada.</text:p>
            <text:p/>
            <text:p>O Big-Bang foi a fábula anterior, criada no folclore científico, empurrado como verdade, até os cientistas perceberem que estavam sendo feitos de burros. </text:p>
          </draw:text-box>
        </draw:frame>
      </draw:page>
      <draw:page draw:name="page34" draw:style-name="dp1" draw:master-page-name="Padrão">
        <draw:frame draw:style-name="gr62" draw:text-style-name="P35" draw:layer="layout" svg:width="25.25cm" svg:height="1.826cm" svg:x="2cm" svg:y="1cm">
          <draw:text-box>
            <text:p><text:span text:style-name="T29">Evolução</text:span></text:p>
          </draw:text-box>
        </draw:frame>
        <draw:frame draw:style-name="gr15" draw:text-style-name="P6" draw:layer="layout" svg:width="23cm" svg:height="12.338cm" svg:x="2.5cm" svg:y="2.5cm">
          <draw:text-box>
            <text:p><text:span text:style-name="T34">Metáforas da evolução</text:span>:</text:p>
            <text:p/>
            <text:p>Deixe seu quarto desarrumado e, depois de milhões de anos, você voltará e verificará que ele se arrumou sozinho, e que não existe um só grão de poeira sobre móveis e objetos.</text:p>
            <text:p/>
            <text:p>Deixe seu veículo com defeito na garagem e, depois de milhões de anos, você o encontrará funcionando, pintado e com o tanque cheio de gasolina.</text:p>
            <text:p/>
            <text:p>Meça a quantidade total de energia de um sistema biológico isolado, e o deixe “funcionando” por milhões de anos, e volte para medir a quantidade de energia, e ela terá aumentado.</text:p>
            <text:p/>
            <text:p text:style-name="P22">Coloque uma bomba em um ferro-velho, construa muros em volta e coloque por cima uma tampa de concreto. Depois exploda a bomba. Deixe por milhões de anos, e você encontrará um Boeing 747 todo montado, pintado e funcionando.</text:p>
          </draw:text-box>
        </draw:frame>
        <draw:frame draw:style-name="gr69" draw:text-style-name="P6" draw:layer="layout" svg:width="23.276cm" svg:height="5.939cm" svg:x="2.474cm" svg:y="15.137cm">
          <draw:text-box>
            <text:p>Deixe um lago isolado por milhões de anos com peixinhos pequenos, sem entrada de oxigênio e sol (para evitar energia externa), e surgirão peixes maiores e talvez até primatas anfíbios e talvez até um ser humano.</text:p>
            <text:p/>
            <text:p>Deixe uma cultura de bactérias em frasco tampado, sem nenhuma energia, inclusive luz e, após milhões de anos, as bactérias terão se transformado num animal forte, que quebrará o frasco e fugirá do laboratório. </text:p>
            <text:p/>
          </draw:text-box>
        </draw:frame>
      </draw:page>
      <draw:page draw:name="page35" draw:style-name="dp1" draw:master-page-name="Padrão">
        <draw:frame draw:style-name="gr62" draw:text-style-name="P35" draw:layer="layout" svg:width="25.25cm" svg:height="1.826cm" svg:x="2cm" svg:y="1cm">
          <draw:text-box>
            <text:p><text:span text:style-name="T29">Entropia</text:span></text:p>
          </draw:text-box>
        </draw:frame>
        <draw:frame draw:style-name="gr70" draw:text-style-name="P6" draw:layer="layout" svg:width="23cm" svg:height="7cm" svg:x="2.5cm" svg:y="3cm">
          <draw:text-box>
            <text:p>A Regra geral do Universo é DEGRADAÇÃO, diminuição da ENERGIA dos sistemas físicos ou biológicos, DESORGANIZAÇÃO tanto de sistemas biológicos quanto de organizações.</text:p>
            <text:p/>
            <text:p>Até na economia, os contabilistas criaram o termo DEPRECIAÇÃO de bens e de patrimônio, cedendo à uma lei da Física/Termodinâmica.</text:p>
            <text:p/>
            <text:p>Ou seja, todo sistema largado sozinho, sem controle e injeção de energia tende, OBRIGATORIAMENTE, a se degradar.</text:p>
          </draw:text-box>
        </draw:frame>
        <draw:frame draw:style-name="gr71" draw:text-style-name="P6" draw:layer="layout" svg:width="23.276cm" svg:height="3.095cm" svg:x="2.474cm" svg:y="10.037cm">
          <draw:text-box>
            <text:p>A tendência dos sistemas físico/biológicos, sem a entrada de energia externa e sem um conjunto de regras de administração/manutenção é a de se degradar e de seus indivíduos se extinguirem, por pura falta de nutrientes, doenças ou degradação genética.</text:p>
          </draw:text-box>
        </draw:frame>
      </draw:page>
      <draw:page draw:name="page36" draw:style-name="dp1" draw:master-page-name="Padrão">
        <draw:frame draw:style-name="gr62" draw:text-style-name="P35" draw:layer="layout" svg:width="25.25cm" svg:height="1.826cm" svg:x="2cm" svg:y="1cm">
          <draw:text-box>
            <text:p><text:span text:style-name="T29">Eu não acredito em Deus</text:span></text:p>
          </draw:text-box>
        </draw:frame>
        <draw:frame draw:style-name="gr68" draw:text-style-name="P6" draw:layer="layout" svg:width="23.276cm" svg:height="8.783cm" svg:x="2cm" svg:y="3.905cm">
          <draw:text-box>
            <text:p>Quando alguém te disser isto, fique feliz. A pessoa é definida.</text:p>
            <text:p/>
            <text:p>A Bíblia diz que temos que ser quentes ou frios. Não podemos ser mornos.</text:p>
            <text:p/>
            <text:p>A pessoa tem que ter personalidade. Quem diz “acredito, claro, Deus está na natureza, Deus está dentro de todos nós” ou “com certeza” é morno, mal acredita no que diz.</text:p>
            <text:p/>
            <text:p>Muitos os que hoje tem fé profunda em Deus foram aqueles que mais diziam que não acreditavam, e as igrejas estão cheias de gente que não acredita nEle.</text:p>
            <text:p/>
            <text:p/>
          </draw:text-box>
        </draw:frame>
      </draw:page>
      <draw:page draw:name="page37" draw:style-name="dp1" draw:master-page-name="Padrão">
        <draw:frame draw:style-name="gr64" draw:text-style-name="P6" draw:layer="layout" svg:width="24cm" svg:height="14.471cm" svg:x="2.5cm" svg:y="3.267cm">
          <draw:text-box>
            <text:p>A melhor definição de ciência é:</text:p>
            <text:p/>
            <text:p>Conjunto de conhecimentos até a época em que foram divulgados, que atendem aos objetivos da construção conceitual/material satisfatoriamente.</text:p>
            <text:p/>
            <text:p><text:span text:style-name="T34">Lei da Gravidade</text:span></text:p>
            <text:p/>
            <text:p>Sua equação de Newton atendeu bem os propósitos experimentais até que Einstein compreendesse o que realmente ela é. E agora, o holandês Herman Verlinde está propondo uma nova hipótese gravitacional com base na teoria das cordas.</text:p>
            <text:p/>
            <text:p><text:span text:style-name="T34">Multiplicação com algoritmos</text:span></text:p>
            <text:p/>
            <text:p>Atendeu bem os cálculos astronômicos até o advento do programa Apollo.</text:p>
            <text:p/>
            <text:p>Em outras palavras: A CIÊNCIA É UMA COLCHA DE RETALHOS, quando um rasga, você costura um pano para cobrir o buraco.</text:p>
            <text:p/>
            <text:p><text:s/></text:p>
          </draw:text-box>
        </draw:frame>
        <draw:frame draw:style-name="gr62" draw:text-style-name="P35" draw:layer="layout" svg:width="25.25cm" svg:height="1.826cm" svg:x="2cm" svg:y="1cm">
          <draw:text-box>
            <text:p><text:span text:style-name="T29">O que é a ciência</text:span></text:p>
          </draw:text-box>
        </draw:frame>
      </draw:page>
      <draw:page draw:name="page38" draw:style-name="dp1" draw:master-page-name="Padrão">
        <draw:frame draw:style-name="gr13" draw:text-style-name="P6" draw:layer="layout" svg:width="24cm" svg:height="15.893cm" svg:x="2.5cm" svg:y="3.267cm">
          <draw:text-box>
            <text:p>A leitura do Torah, ou velho testamento, é para, primeiramente, judeus, seguidos daqueles que conhecem profundamente o hebraico, costumes judaicos e tratados rabínicos.</text:p>
            <text:p/>
            <text:p>A exigência mínima para a leitura da Bíblia é a mesma para a leitura de qualquer livro: </text:p>
            <text:list text:style-name="L1">
              <text:list-item>
                <text:p>Saber localizar o Oriente Médio no mapa,</text:p>
              </text:list-item>
              <text:list-item>
                <text:p>Conhecer razoavelmente a história do Egito,</text:p>
              </text:list-item>
              <text:list-item>
                <text:p>Conhecer razoavelmente a história do Império Romano,</text:p>
              </text:list-item>
              <text:list-item>
                <text:p>Ter um vocabulário razoável, </text:p>
              </text:list-item>
              <text:list-item>
                <text:p>Saber interpretar textos, </text:p>
              </text:list-item>
              <text:list-item>
                <text:p>Saber quando um objeto/substantivo está dentro de uma metáfora e quando ele deve ser interpretado literalmente</text:p>
              </text:list-item>
              <text:list-item>
                <text:p>Ligar a interpretação do texto à intenção do autor,</text:p>
              </text:list-item>
              <text:list-item>
                <text:p>Desligar-se dos dogmas do mundo material para compreender verdades místicas,</text:p>
              </text:list-item>
              <text:list-item>
                <text:p>Entender que a Bíblia pretende levar o homem a compreender a divindade (Bíblia não é uma revistinha em quadrinhos),</text:p>
              </text:list-item>
              <text:list-item>
                <text:p>Ter mente aberta e saber quando leis físicas não se aplicam a determinados fenômenos místicos,</text:p>
              </text:list-item>
              <text:list-item>
                <text:p>Entender que a Bíblia não estabelece uma Religião, e sim doutrinas e as melhores recomendações para uma vida material/espiritual saudável.</text:p>
              </text:list-item>
            </text:list>
          </draw:text-box>
        </draw:frame>
        <draw:frame draw:style-name="gr62" draw:text-style-name="P35" draw:layer="layout" svg:width="25.25cm" svg:height="1.826cm" svg:x="2cm" svg:y="1cm">
          <draw:text-box>
            <text:p><text:span text:style-name="T29">Para quem é a leitura bíblica</text:span></text:p>
          </draw:text-box>
        </draw:frame>
      </draw:page>
      <draw:page draw:name="page39" draw:style-name="dp1" draw:master-page-name="Padrão">
        <draw:custom-shape draw:style-name="gr72" draw:text-style-name="P38" draw:layer="layout" svg:width="1.749cm" svg:height="6.5cm" svg:x="16.301cm" svg:y="3.701cm">
          <text:p text:style-name="P37"><text:span text:style-name="T35">T</text:span><text:span text:style-name="T35"><text:line-break/></text:span><text:span text:style-name="T35">E</text:span><text:span text:style-name="T35"><text:line-break/></text:span><text:span text:style-name="T35">M</text:span><text:span text:style-name="T35"><text:line-break/></text:span><text:span text:style-name="T35">P</text:span></text:p>
          <text:p text:style-name="P37"><text:span text:style-name="T35">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73" draw:text-style-name="P39" draw:layer="layout" svg:width="10.999cm" svg:height="6.499cm" svg:x="2.5cm" svg:y="3.7cm" svg:viewBox="0 0 11000 6500" draw:points="0,0 11000,0 11000,6500 7000,6500 7000,3250 0,3250">
          <text:p/>
        </draw:polygon>
        <draw:custom-shape draw:style-name="gr74" draw:text-style-name="P40" draw:layer="layout" svg:width="6.1cm" svg:height="2.75cm" svg:x="2.9cm" svg:y="7.2cm">
          <text:p text:style-name="P26"><text:span text:style-name="T36">Espírito de Deus</text:span><text:span text:style-name="T26"><text:line-break/></text:span><text:span text:style-name="T37">ÁGU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41" draw:layer="layout" svg:width="5.25cm" svg:height="2.251cm" svg:x="3.5cm" svg:y="4.199cm">
          <text:p text:style-name="P26"><text:span text:style-name="T36">Exército Celeste</text:span><text:span text:style-name="T36"><text:line-break/></text:span><text:span text:style-name="T38">Esfera Celes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6" draw:text-style-name="P42" draw:layer="layout" svg:width="1cm" svg:height="2.603cm" svg:x="2.75cm" svg:y="4cm">
          <draw:text-box>
            <text:p><text:span text:style-name="T39">Céus</text:span></text:p>
          </draw:text-box>
        </draw:frame>
        <draw:custom-shape draw:style-name="gr77" draw:text-style-name="P43" draw:layer="layout" svg:width="3.25cm" svg:height="5.5cm" svg:x="9.9cm" svg:y="4.2cm">
          <text:p text:style-name="P4"><text:span text:style-name="T40">TERRA</text:span><text:line-break/><text:line-break/><text:line-break/><text:line-break/><text:span text:style-name="T27">Vazio de</text:span></text:p>
          <text:p text:style-name="P4"><text:span text:style-name="T41">seres/vid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45" draw:layer="layout" svg:width="1.999cm" svg:height="6.5cm" svg:x="13.401cm" svg:y="3.7cm">
          <text:p text:style-name="P44"><text:span text:style-name="T42">L</text:span><text:span text:style-name="T42"><text:line-break/></text:span><text:span text:style-name="T42">U</text:span><text:span text:style-name="T42"><text:line-break/></text:span><text:span text:style-name="T42">Z</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46" draw:layer="layout" svg:width="1.25cm" svg:height="2.75cm" svg:x="15.25cm" svg:y="3.7cm">
          <text:p text:style-name="P4">D<text:line-break/>I<text:line-break/>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48" draw:layer="layout" svg:width="1.25cm" svg:height="3.75cm" svg:x="15.251cm" svg:y="6.45cm">
          <text:p text:style-name="P47"><text:span text:style-name="T43">N</text:span><text:span text:style-name="T43"><text:line-break/></text:span><text:span text:style-name="T43">O</text:span><text:span text:style-name="T43"><text:line-break/></text:span><text:span text:style-name="T43">I</text:span></text:p>
          <text:p text:style-name="P47"><text:span text:style-name="T43">T</text:span></text:p>
          <text:p text:style-name="P47"><text:span text:style-name="T43">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1" draw:text-style-name="P49" draw:layer="layout" svg:width="15.5cm" svg:height="2.5cm" svg:x="2.5cm" svg:y="1cm">
          <draw:text-box>
            <text:p text:style-name="P2"><text:span text:style-name="T44">Gênesis 1:4</text:span></text:p>
          </draw:text-box>
        </draw:frame>
        <draw:frame draw:style-name="gr82" draw:text-style-name="P19" draw:layer="layout" svg:width="3.529cm" svg:height="0.962cm" svg:x="2.75cm" svg:y="11.5cm">
          <draw:text-box>
            <text:p>Tohu Bohu</text:p>
          </draw:text-box>
        </draw:frame>
      </draw:page>
      <draw:page draw:name="page40" draw:style-name="dp1" draw:master-page-name="Padrão">
        <draw:frame draw:style-name="gr83" draw:text-style-name="P50" draw:layer="layout" svg:width="27.2cm" svg:height="8.072cm" svg:x="1.5cm" svg:y="9.7cm">
          <draw:text-box>
            <text:p text:style-name="P17">The German American philosopher, Leo Strauss (1899–1973), traced, in the most philosophically sophisticated way, the operative principlerunning throughout the creation account of Genesis 1 as “separation and distinction” rather than creation out of nothing.</text:p>
            <text:p text:style-name="P17"><text:span text:style-name="T14">(https://www.thetorah.com/article/creating-order-from-tohu-and-bohu)</text:span></text:p>
            <text:p text:style-name="P17"/>
            <text:p text:style-name="P17">O filósofo germano-americano, Leo Strauss (1899-1973), definiu, de modo filosoficamente mais sofisticado, o método operacional em que ocorreu a Criação segundo Gênesis como<text:line-break/>”separação e distinção” ao invés de criação a partir do NADA.</text:p>
            <text:p text:style-name="P17"/>
            <text:p text:style-name="P17">O que se pretende dizer do NADA é, na realidade, emanação do ser supremo, inclassificável <text:line-break/>como “Matéria”.</text:p>
          </draw:text-box>
        </draw:frame>
        <draw:frame draw:style-name="gr84" draw:text-style-name="P51" draw:layer="layout" svg:width="19.25cm" svg:height="3.718cm" svg:x="2.25cm" svg:y="0.95cm">
          <draw:text-box>
            <text:p><text:span text:style-name="T45">Tohu Bohu</text:span></text:p>
          </draw:text-box>
        </draw:frame>
        <draw:frame draw:style-name="gr85" draw:text-style-name="P6" draw:layer="layout" svg:width="26.562cm" svg:height="5.228cm" svg:x="1.688cm" svg:y="4.3cm">
          <draw:text-box>
            <text:p>Deus, supremo Criador, não produz nada a partir de Caos. Caos e desordem não são pontos de partida para seus desígnios. </text:p>
            <text:p><text:line-break/>A semente da planta já tem todos os elementos para produzir o indivíduo de sua espécie.<text:line-break/>Dizer que a Terra era sem forma e vazia é o mesmo que dizer que uma semente precisa ser toda reprojetada para produzir uma planta.</text:p>
          </draw:text-box>
        </draw:frame>
      </draw:page>
      <draw:page draw:name="page41" draw:style-name="dp1" draw:master-page-name="Padrão">
        <draw:frame draw:style-name="gr86" draw:text-style-name="P6" draw:layer="layout" svg:width="24cm" svg:height="17.315cm" svg:x="2cm" svg:y="3.667cm">
          <draw:text-box>
            <text:p>Este é o maior mistério para decifrar o que é Gênesis 1.</text:p>
            <text:p/>
            <text:p>Apesar da tradução literal ser “<text:span text:style-name="T46">No princípio …</text:span>” os rabinos colocam que “bereshit” exprime uma relação de causa, e o Sefer Yetsirá (Livro da criação) coloca “<text:span text:style-name="T46">Com este princípio …</text:span>” e tudo passa a fazer sentido.</text:p>
            <text:p/>
            <text:p>E aqui cabe uma aula de interpretação de textos, maior dificuldade de comentaristas com analfabetismo funcional.</text:p>
            <text:p/>
            <text:p>Mesmo com a construção “<text:span text:style-name="T46">Em/No princípio criou Deus os céus e a terra …</text:span>”, isto não significa que ambos foram criados de uma vez, ou nesta ordem, mas trata-se apenas de um texto introdutório.</text:p>
            <text:p/>
            <text:p>É semelhante a descrever a história da formação do Brasil, introduzindo “<text:span text:style-name="T47">Então os portugueses colonizaram o Brasil</text:span>”. A colonização não foi feita num estalar de dedos, e sim como um longo processo. E o escritor de uma história do Brasil vai descrever as fases detalhadamente.</text:p>
            <text:p/>
            <text:p>Compreenderam como é construído o texto de uma narrativa.</text:p>
            <text:p/>
            <text:p>O mesmo se aplica à introdução:</text:p>
            <text:p/>
            <text:p>“<text:span text:style-name="T47">E Thomas Edison criou a General Eletric.</text:span>” Muitos foram os fatos e eventos para que isto acontecesse.</text:p>
          </draw:text-box>
        </draw:frame>
        <draw:frame draw:style-name="gr87" draw:text-style-name="P35" draw:layer="layout" svg:width="25.25cm" svg:height="3.401cm" svg:x="2cm" svg:y="0.6cm">
          <draw:text-box>
            <text:p><text:span text:style-name="T29">Com este princípio …, por este princípio ...</text:span></text:p>
          </draw:text-box>
        </draw:frame>
      </draw:page>
      <draw:page draw:name="page42" draw:style-name="dp1" draw:master-page-name="Padrão">
        <draw:frame draw:style-name="gr37" draw:text-style-name="P6" draw:layer="layout" svg:width="24cm" svg:height="9.494cm" svg:x="2.5cm" svg:y="6.167cm">
          <draw:text-box>
            <text:p>Esta expressão não quer dizer um Caos que existia por si mesmo.</text:p>
            <text:p/>
            <text:p>Segundo a explicação do “Tikun” contida no Zohar, Deus, supremo Criador, retirou sua emanação de um “espaço”, escondeu sua glória dele, e POR ESTE MOTIVO este “espaço” apresentou uma ANOMALIA, manifestação da transição do puramente Espiritual para Material.</text:p>
            <text:p/>
            <text:p>Deus não faz nada que seja Caos, pois cada Universo a ser criado já está com suas regras definidas.</text:p>
            <text:p/>
            <text:p>Um “espaço” que se torna material, onde não existem dimensões (x,y,z) ou tempo, nem equações e fórmulas matemáticas, por alguns segundos, pode ser visto por nós como caos, mas é apenas o “germe”, semente de um Universo.</text:p>
          </draw:text-box>
        </draw:frame>
        <draw:frame draw:style-name="gr87" draw:text-style-name="P35" draw:layer="layout" svg:width="25.25cm" svg:height="3.401cm" svg:x="2cm" svg:y="1.5cm">
          <draw:text-box>
            <text:p><text:span text:style-name="T29">Tohu va Bohu – Sem forma e vazia</text:span></text:p>
          </draw:text-box>
        </draw:frame>
      </draw:page>
      <draw:page draw:name="page43" draw:style-name="dp1" draw:master-page-name="Padrão">
        <draw:frame draw:style-name="gr87" draw:text-style-name="P35" draw:layer="layout" svg:width="25.25cm" svg:height="3.401cm" svg:x="2cm" svg:y="1.501cm">
          <draw:text-box>
            <text:p><text:span text:style-name="T29">Noé, pregação e atividade agrícola</text:span></text:p>
          </draw:text-box>
        </draw:frame>
        <draw:frame draw:style-name="gr37" draw:text-style-name="P6" draw:layer="layout" svg:width="24cm" svg:height="9.494cm" svg:x="2.5cm" svg:y="4.867cm">
          <draw:text-box>
            <text:p>Tire de sua cabeça esta ideia de que o homem veio evoluindo tecnicamente. Os primeiros homens eram, sim, mais inteligentes e capazes do que nós. A prova são as pirâmides.</text:p>
            <text:p/>
            <text:p>Deus fez Noé demorar a construir a arca para que as pessoas pudessem se arrepender.</text:p>
            <text:p/>
            <text:p>Noé é descanso porque, ao criar todos os utensílios agrícolas, o trabalho com a terra se tornou mais fácil, possibilitando ao homem um tempo para descansar após cuidar da terra e de suas plantações.</text:p>
            <text:p/>
            <text:p/>
          </draw:text-box>
        </draw:frame>
      </draw:page>
      <draw:page draw:name="page44" draw:style-name="dp1" draw:master-page-name="Padrão">
        <draw:frame draw:style-name="gr37" draw:text-style-name="P6" draw:layer="layout" svg:width="24cm" svg:height="9.494cm" svg:x="2.5cm" svg:y="3.667cm">
          <draw:text-box>
            <text:p>O dilema espiritual envolve:</text:p>
            <text:p/>
            <text:p>Proximidade à Divindade;</text:p>
            <text:p>Livre escolha (preferível a livre arbítrio);</text:p>
            <text:p>Regras (Leis e mandamentos);</text:p>
            <text:p>Destino (causa e consequência)</text:p>
            <text:p/>
            <text:p>temperado pelas características humanas:</text:p>
            <text:p/>
            <text:p>Entendimento disponível da Divindade;</text:p>
            <text:p>Desejos e vontades;</text:p>
            <text:p>Dúvidas;</text:p>
            <text:p>Interesse por conhecimento.</text:p>
          </draw:text-box>
        </draw:frame>
        <draw:frame draw:style-name="gr87" draw:text-style-name="P35" draw:layer="layout" svg:width="25.25cm" svg:height="3.401cm" svg:x="2cm" svg:y="1.4cm">
          <draw:text-box>
            <text:p><text:span text:style-name="T29">O dilema espiritual – Alma e espírito</text:span></text:p>
          </draw:text-box>
        </draw:frame>
      </draw:page>
      <draw:page draw:name="page45" draw:style-name="dp1" draw:master-page-name="Padrão">
        <draw:frame draw:style-name="gr68" draw:text-style-name="P6" draw:layer="layout" svg:width="24cm" svg:height="8.783cm" svg:x="2.5cm" svg:y="3.667cm">
          <draw:text-box>
            <text:p>Quanto mais próximo esta o ser ou entidade da Divindade que lhe deu IDENTIDADE, menos DESEJOS este ser precisa ter. O maior DESEJO constatável em um SER sadio é estar perto de quem o criou e da emanação de seu poder e glória, principalmente sendo este Criador um Deus.</text:p>
            <text:p/>
            <text:p>Se este SeR tem desejo de se colocar acima de quem lhe deu IDENTIDADE, estamos tendo uma Corrupção do sentido de SER.</text:p>
            <text:p/>
            <text:p>O MENOR NÃO PODE SER MAIOR QUE O MAIOR, isto é lógico, e o seu contrário é um absurdo.</text:p>
            <text:p/>
            <text:p/>
          </draw:text-box>
        </draw:frame>
        <draw:frame draw:style-name="gr87" draw:text-style-name="P35" draw:layer="layout" svg:width="25.25cm" svg:height="3.401cm" svg:x="2cm" svg:y="1.4cm">
          <draw:text-box>
            <text:p><text:span text:style-name="T29">Proximidade da Divindade</text:span></text:p>
          </draw:text-box>
        </draw:frame>
      </draw:page>
      <draw:page draw:name="page46" draw:style-name="dp1" draw:master-page-name="Padrão">
        <draw:frame draw:style-name="gr68" draw:text-style-name="P6" draw:layer="layout" svg:width="24cm" svg:height="8.783cm" svg:x="2.5cm" svg:y="3.667cm">
          <draw:text-box>
            <text:p>O maligno é como aquele filho de um Homem muito rico, que se torna um rebelde sem causa, por se preocupar demais consigo mesmo, com suas vontades e objetivos que apontam para fazer e ser algo diferente de seu pai, pois se for igual a ele, será como uma sua cópia.</text:p>
            <text:p/>
            <text:p>O maligno tem tudo, mas não aceita que este Tudo venha do pai, e quer que o que virá a ter (delírio seu) venha de si próprio, de suas próprias mãos, ou seja, do seu próprio esforço, pois acha que é melhor que o pai.</text:p>
          </draw:text-box>
        </draw:frame>
        <draw:frame draw:style-name="gr88" draw:text-style-name="P35" draw:layer="layout" svg:width="25.25cm" svg:height="2.1cm" svg:x="2cm" svg:y="1.4cm">
          <draw:text-box>
            <text:p><text:span text:style-name="T29">A metáfora do maligno</text:span></text:p>
          </draw:text-box>
        </draw:frame>
      </draw:page>
      <draw:page draw:name="page47" draw:style-name="dp1" draw:master-page-name="Padrão">
        <draw:frame draw:style-name="gr68" draw:text-style-name="P6" draw:layer="layout" svg:width="24cm" svg:height="8.783cm" svg:x="2.5cm" svg:y="4.867cm">
          <draw:text-box>
            <text:p>Não é preciso lembrar que a água é essencial à vida dos seres.</text:p>
            <text:p/>
            <text:p>Mas ela não fica restrita a isso. Até objetos inanimados possuem, em sua estrutura química moléculas de água. E, após fabricados, parece que atraem a sujeira, de forma proposital, para receberam limpeza com panos úmidos ou mesmo com banhos ou jatos de água.</text:p>
          </draw:text-box>
        </draw:frame>
        <draw:frame draw:style-name="gr87" draw:text-style-name="P35" draw:layer="layout" svg:width="25.25cm" svg:height="3.401cm" svg:x="2cm" svg:y="1.5cm">
          <draw:text-box>
            <text:p><text:span text:style-name="T29">A água</text:span></text:p>
          </draw:text-box>
        </draw:frame>
      </draw:page>
      <draw:page draw:name="page48" draw:style-name="dp1" draw:master-page-name="Padrão">
        <draw:frame draw:style-name="gr68" draw:text-style-name="P6" draw:layer="layout" svg:width="24cm" svg:height="8.783cm" svg:x="2.5cm" svg:y="4.867cm">
          <draw:text-box>
            <text:p>Se você não compreende e nem aceita os paradoxos, não está pronto para entender Deus.</text:p>
            <text:p/>
            <text:p>Problemas difíceis possuem soluções simples (desativar um registro de água). Problemas fáceis podem exigir soluções complicadas.</text:p>
            <text:p/>
            <text:p>Não se pode querer compreender as partes enigmáticas da Bíblia sem conhecimento de hebraico e sem o conhecimento da tradição oral do Talmud, do Zohar, do Livro da Criação, do Livro de Raziel, do Livro de Jasher (dos justos) e da história dos Judeus de Flávio Josefo.</text:p>
            <text:p/>
            <text:p/>
          </draw:text-box>
        </draw:frame>
        <draw:frame draw:style-name="gr87" draw:text-style-name="P35" draw:layer="layout" svg:width="25.25cm" svg:height="3.401cm" svg:x="2cm" svg:y="1.5cm">
          <draw:text-box>
            <text:p><text:span text:style-name="T29">Paradoxos – ideias aparentemente contraditórias</text:span></text:p>
          </draw:text-box>
        </draw:frame>
      </draw:page>
      <draw:page draw:name="page49" draw:style-name="dp1" draw:master-page-name="Padrão">
        <draw:frame draw:style-name="gr89" draw:text-style-name="P6" draw:layer="layout" svg:width="24cm" svg:height="7.361cm" svg:x="2.75cm" svg:y="4.75cm">
          <draw:text-box>
            <text:p>Em primeiríssimo lugar, nossas almas vem da essência de Deus. Quando alguém morre, sua alma já adquiriu identidade, e será julgada.</text:p>
            <text:p/>
            <text:p>Houve oportunidade para estes, quando Jesus, filho de Deus, Salvador, “desceu” até os mortos e se apresentou para eles, e expôs o plano da salvação. E as almas que o aceitaram serão/foram salvas.</text:p>
            <text:p/>
            <text:p>E, pessoalmente, quem desafia o próprio Deus que o criou, é um perverso, que nem sequer merecia a pregação de Jesus.</text:p>
          </draw:text-box>
        </draw:frame>
        <draw:frame draw:style-name="gr90" draw:text-style-name="P35" draw:layer="layout" svg:width="25.25cm" svg:height="2.75cm" svg:x="2cm" svg:y="1.5cm">
          <draw:text-box>
            <text:p><text:span text:style-name="T29">Sobre a morte dos pré-diluvianos</text:span></text:p>
          </draw:text-box>
        </draw:frame>
      </draw:page>
      <draw:page draw:name="page50" draw:style-name="dp1" draw:master-page-name="Padrão">
        <draw:frame draw:style-name="gr37" draw:text-style-name="P6" draw:layer="layout" svg:width="24cm" svg:height="9.494cm" svg:x="2.75cm" svg:y="4.75cm">
          <draw:text-box>
            <text:p>Pense bem, até azulejos, concreto, panos, pedras, vidros, etc, contêm moléculas de água em sua composição química. O ser humano é 80% de água.</text:p>
            <text:p/>
            <text:p>A sujeira dos objetos é uma “desculpa” da natureza para que tudo tenha que entrar em contato com a água para ser limpo.</text:p>
            <text:p/>
            <text:p>E vejam como o Gênesis ressalta a água na constituição do Universo e do nosso planeta.</text:p>
            <text:p/>
            <text:p>A água é a molécula da vida, e prova disso é o fato de que os animais mortos voltam a ser pó.</text:p>
            <text:p/>
            <text:p/>
          </draw:text-box>
        </draw:frame>
        <draw:frame draw:style-name="gr90" draw:text-style-name="P35" draw:layer="layout" svg:width="25.25cm" svg:height="2.75cm" svg:x="2cm" svg:y="1.5cm">
          <draw:text-box>
            <text:p><text:span text:style-name="T29">Sobre a água</text:span></text:p>
          </draw:text-box>
        </draw:frame>
      </draw:page>
      <draw:page draw:name="page51" draw:style-name="dp1" draw:master-page-name="Padrão">
        <draw:frame draw:style-name="gr91" draw:text-style-name="P6" draw:layer="layout" svg:width="24cm" svg:height="3.75cm" svg:x="2.75cm" svg:y="4.75cm">
          <draw:text-box>
            <text:p>Se um sistema qualquer possui Leis, é porque houve um Planejamento.</text:p>
            <text:p/>
            <text:p>E onde se detecta que houve Planejamento, é porque por trás existiu/existiram planejador/planejadores.</text:p>
          </draw:text-box>
        </draw:frame>
        <draw:frame draw:style-name="gr90" draw:text-style-name="P35" draw:layer="layout" svg:width="25.25cm" svg:height="2.75cm" svg:x="2cm" svg:y="1.5cm">
          <draw:text-box>
            <text:p><text:span text:style-name="T29">A ordem do Mundo e da Existência</text:span></text:p>
          </draw:text-box>
        </draw:frame>
        <draw:frame draw:style-name="gr89" draw:text-style-name="P6" draw:layer="layout" svg:width="24cm" svg:height="7.361cm" svg:x="2.75cm" svg:y="8.85cm">
          <draw:text-box>
            <text:p>Os antigos diziam:</text:p>
            <text:p/>
            <text:p>“Penso, logo existo”</text:p>
            <text:p/>
            <text:p>Os pensamentos não são nossos. Eles “brotam” em nossa mente, logo:</text:p>
            <text:p/>
            <text:p>“Penso, logo algo/alguém colocou em mim a faculdade de pensar”</text:p>
            <text:p/>
            <text:p>Existência só se consolida se sabemos de onde viemos, e mais, se sabemos para onde vamos.</text:p>
          </draw:text-box>
        </draw:frame>
      </draw:page>
      <draw:page draw:name="page52" draw:style-name="dp1" draw:master-page-name="Padrão">
        <draw:frame draw:style-name="gr89" draw:text-style-name="P6" draw:layer="layout" svg:width="24cm" svg:height="7.361cm" svg:x="2.25cm" svg:y="9.089cm">
          <draw:text-box>
            <text:p>Quando você educa alguém, é preciso dar a este alguém a visão de futuro:</text:p>
            <text:p/>
            <text:p>Deus disse a Adão:</text:p>
            <text:p/>
            <text:p>“Você poderá comer de todas as árvores do Jardim, exceto da Árvore do Conhecimento do Bem e do Mal, porque se você comer dela, você morrerá.”</text:p>
            <text:p/>
            <text:p>Deus deu a Adão a visão de futuro (consequência).</text:p>
          </draw:text-box>
        </draw:frame>
        <draw:frame draw:style-name="gr90" draw:text-style-name="P35" draw:layer="layout" svg:width="25.25cm" svg:height="2.75cm" svg:x="2cm" svg:y="1.5cm">
          <draw:text-box>
            <text:p><text:span text:style-name="T29">Concepção humana </text:span></text:p>
          </draw:text-box>
        </draw:frame>
      </draw:page>
      <draw:page draw:name="page53" draw:style-name="dp1" draw:master-page-name="Padrão">
        <draw:frame draw:style-name="gr89" draw:text-style-name="P6" draw:layer="layout" svg:width="24cm" svg:height="7.361cm" svg:x="2.25cm" svg:y="9.089cm">
          <draw:text-box>
            <text:list text:style-name="L1">
              <text:list-item>
                <text:p>Algo com volume, com limites, </text:p>
              </text:list-item>
              <text:list-item>
                <text:p>Com uma forma e uma massa</text:p>
              </text:list-item>
              <text:list-item>
                <text:p>Coeso (no caso de máquinas) ou não (antena e receptores)</text:p>
              </text:list-item>
              <text:list-item>
                <text:p>animado ou inanimado, </text:p>
              </text:list-item>
              <text:list-item>
                <text:p>que pode ser levado de um lugar a outro (móvel) e </text:p>
              </text:list-item>
              <text:list-item>
                <text:p>sujeito ao tempo.</text:p>
              </text:list-item>
            </text:list>
          </draw:text-box>
        </draw:frame>
        <draw:frame draw:style-name="gr90" draw:text-style-name="P35" draw:layer="layout" svg:width="25.25cm" svg:height="2.75cm" svg:x="2cm" svg:y="1.5cm">
          <draw:text-box>
            <text:p><text:span text:style-name="T29">Concepção humana de ser/entidade</text:span></text:p>
          </draw:text-box>
        </draw:frame>
      </draw:page>
      <draw:page draw:name="page54" draw:style-name="dp1" draw:master-page-name="Padrão">
        <draw:g>
          <draw:custom-shape draw:style-name="gr92" draw:text-style-name="P2" draw:layer="layout" svg:width="17.35cm" svg:height="17.2cm" svg:x="1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93" draw:text-style-name="P52" draw:layer="layout" svg:width="7.75cm" svg:height="7.25cm" svg:x="6.1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54" draw:layer="layout" svg:width="3.75cm" svg:height="3.5cm" svg:x="8.15cm" svg:y="8.6cm">
                  <text:p text:style-name="P53"><text:span text:style-name="T2">JES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Donuts-Donuts 1" draw:style-name="gr95" draw:text-style-name="P56" draw:layer="layout" svg:width="7.6cm" svg:height="7.1cm" svg:x="6.15cm" svg:y="6.85cm">
                  <text:p text:style-name="P55"><text:span text:style-name="T48">Apóstolos-</text:span></text:p>
                  <draw:enhanced-geometry svg:viewBox="0 0 21600 21600" draw:mirror-horizontal="false" draw:mirror-vertical="false" draw:extrusion="false" draw:extrusion-rotation-angle="-20 0" dr3d:projection="perspective" draw:extrusion-first-light-direction="(0 50000 10000)" draw:extrusion-second-light-direction="(0 -50000 10000)" dr3d:shade-mode="flat" draw:extrusion-metal="false" draw:extrusion-specularity="0%" draw:extrusion-diffusion="0%" draw:extrusion-viewpoint="(0cm 0cm 25cm)" draw:extrusion-origin="0 0" draw:extrusion-skew="0 0" draw:extrusion-depth="1cm 0" draw:extrusion-color="true" draw:text-areas="0 0 21600 21600" draw:text-path="true" draw:text-path-mode="shape" draw:text-path-scale="path" draw:text-path-same-letter-heights="true" draw:type="fontwork-circle-pour" draw:modifiers="-179 5400" draw:enhanced-path="W 0 0 21600 21600 ?f2 ?f3 ?f2 ?f4 N W ?f5 ?f5 ?f11 ?f11 ?f8 ?f9 ?f8 ?f10 N">
                    <draw:equation draw:name="f0" draw:formula="10800*cos($0 *(pi/180))"/>
                    <draw:equation draw:name="f1" draw:formula="10800*sin($0 *(pi/180))"/>
                    <draw:equation draw:name="f2" draw:formula="?f0 +10800"/>
                    <draw:equation draw:name="f3" draw:formula="?f1 +10800"/>
                    <draw:equation draw:name="f4" draw:formula="21600-?f3 "/>
                    <draw:equation draw:name="f5" draw:formula="10800-$1 "/>
                    <draw:equation draw:name="f6" draw:formula="?f5 *cos($0 *(pi/180))"/>
                    <draw:equation draw:name="f7" draw:formula="?f5 *sin($0 *(pi/180))"/>
                    <draw:equation draw:name="f8" draw:formula="?f6 +10800"/>
                    <draw:equation draw:name="f9" draw:formula="?f7 +10800"/>
                    <draw:equation draw:name="f10" draw:formula="21600-?f9 "/>
                    <draw:equation draw:name="f11" draw:formula="21600-?f5 "/>
                    <draw:equation draw:name="f12" draw:formula="21600"/>
                    <draw:handle draw:handle-position="$1 $0" draw:handle-polar="10800 10800" draw:handle-radius-range-minimum="0" draw:handle-radius-range-maximum="10800"/>
                  </draw:enhanced-geometry>
                </draw:custom-shape>
              </draw:g>
            </draw:g>
            <draw:custom-shape draw:name="Donuts-Donuts 2" draw:style-name="gr96" draw:text-style-name="P58" draw:layer="layout" svg:width="17.082cm" svg:height="17.082cm" svg:x="0.968cm" svg:y="1.818cm">
              <text:p text:style-name="P57"><text:span text:style-name="T49">Seguidores-</text:span></text:p>
              <draw:enhanced-geometry svg:viewBox="0 0 21600 21600" draw:mirror-horizontal="false" draw:mirror-vertical="false" draw:extrusion="false" draw:extrusion-rotation-angle="-20 0" dr3d:projection="perspective" draw:extrusion-first-light-direction="(0 50000 10000)" draw:extrusion-second-light-direction="(0 -50000 10000)" dr3d:shade-mode="flat" draw:extrusion-metal="false" draw:extrusion-specularity="0%" draw:extrusion-diffusion="0%" draw:extrusion-viewpoint="(0cm 0cm 25cm)" draw:extrusion-origin="0 0" draw:extrusion-skew="0 0" draw:extrusion-depth="1cm 0" draw:extrusion-color="true" draw:text-areas="0 0 21600 21600" draw:text-path="true" draw:text-path-mode="shape" draw:text-path-scale="path" draw:text-path-same-letter-heights="true" draw:type="fontwork-circle-pour" draw:modifiers="-179 5400" draw:enhanced-path="W 0 0 21600 21600 ?f2 ?f3 ?f2 ?f4 N W ?f5 ?f5 ?f11 ?f11 ?f8 ?f9 ?f8 ?f10 N">
                <draw:equation draw:name="f0" draw:formula="10800*cos($0 *(pi/180))"/>
                <draw:equation draw:name="f1" draw:formula="10800*sin($0 *(pi/180))"/>
                <draw:equation draw:name="f2" draw:formula="?f0 +10800"/>
                <draw:equation draw:name="f3" draw:formula="?f1 +10800"/>
                <draw:equation draw:name="f4" draw:formula="21600-?f3 "/>
                <draw:equation draw:name="f5" draw:formula="10800-$1 "/>
                <draw:equation draw:name="f6" draw:formula="?f5 *cos($0 *(pi/180))"/>
                <draw:equation draw:name="f7" draw:formula="?f5 *sin($0 *(pi/180))"/>
                <draw:equation draw:name="f8" draw:formula="?f6 +10800"/>
                <draw:equation draw:name="f9" draw:formula="?f7 +10800"/>
                <draw:equation draw:name="f10" draw:formula="21600-?f9 "/>
                <draw:equation draw:name="f11" draw:formula="21600-?f5 "/>
                <draw:equation draw:name="f12" draw:formula="21600"/>
                <draw:handle draw:handle-position="$1 $0" draw:handle-polar="10800 10800" draw:handle-radius-range-minimum="0" draw:handle-radius-range-maximum="10800"/>
              </draw:enhanced-geometry>
            </draw:custom-shape>
          </draw:g>
        </draw:g>
        <draw:frame draw:style-name="gr97" draw:text-style-name="P19" draw:layer="layout" svg:width="10.2cm" svg:height="19.448cm" svg:x="18.4cm" svg:y="0.85cm">
          <draw:text-box>
            <text:p text:style-name="P17">Tendo JESUS <text:span text:style-name="T46">escolhido, pessoalmente,</text:span> os 12 apóstolos, eles estavam automaticamente entrando (1) a seu serviço, (2) a serviço da Igreja, (3) no “corpo” de Cristo, partilhando de segredos espirituais (mesmo não os entendendo naquele momento).</text:p>
            <text:p text:style-name="P17"/>
            <text:p text:style-name="P17">Eles foram os únicos que cearam com Jesus, que disse, ao partir o pão:</text:p>
            <text:p/>
            <text:p>“Este é o meu corpo”</text:p>
            <text:p/>
            <text:p>E com ele tomaram o vinho:</text:p>
            <text:p/>
            <text:p>“Este é o meu sangue”</text:p>
            <text:p/>
            <text:p text:style-name="P17">Portanto, teriam que morrer martirizados como ele, pois aceitaram fazer parte de seu corpo. Até Judas, o traidor, fez um serviço para Jesus:<text:line-break/><text:line-break/>”O que tens de fazer, faze-o depressa”. Agiu sob ordem. </text:p>
          </draw:text-box>
        </draw:frame>
      </draw:page>
      <draw:page draw:name="page55" draw:style-name="dp1" draw:master-page-name="Padrão">
        <draw:frame draw:style-name="gr90" draw:text-style-name="P35" draw:layer="layout" svg:width="25.25cm" svg:height="2.75cm" svg:x="2cm" svg:y="1.5cm">
          <draw:text-box>
            <text:p><text:span text:style-name="T29">BIBLIA – Quem poderia escrevê-la ?</text:span></text:p>
          </draw:text-box>
        </draw:frame>
        <draw:frame draw:style-name="gr98" draw:text-style-name="P6" draw:layer="layout" svg:width="24cm" svg:height="1.713cm" svg:x="2.25cm" svg:y="4.287cm">
          <draw:text-box>
            <text:p>Para ser “miraculosamente” aceita pelos homens, eu, homem racional, queria que ela tivesse sido escrita por um:</text:p>
          </draw:text-box>
        </draw:frame>
        <draw:frame draw:style-name="gr24" draw:text-style-name="P6" draw:layer="layout" svg:width="4.09cm" svg:height="1.827cm" svg:x="10.91cm" svg:y="6.923cm">
          <draw:text-box>
            <text:p><text:span text:style-name="T29">Anjo</text:span></text:p>
          </draw:text-box>
        </draw:frame>
        <draw:frame draw:style-name="gr89" draw:text-style-name="P6" draw:layer="layout" svg:width="24cm" svg:height="7.361cm" svg:x="2.25cm" svg:y="9.088cm">
          <draw:text-box>
            <text:p>Mas anjos não tem Livre Arbítrio, não sentem as emoções como nós (não possuem corpo e nem sistema límbico), não sangram, não tem esta divisão de sexo como nós, não tem filhos e tem uma consciência de Deus muito mais avançada, por serem seres do Mundo Espiritual.</text:p>
            <text:p/>
            <text:p>Eu me recusaria a ler um livro escrito por um Anjo, dando conselhos a um mortal, pois estes seres não passam o que nós passamos, e principalmente por não terem escolhas.</text:p>
            <text:p/>
            <text:p>Mas um livro escrito por um homem que entrou em contato com o Criador, SIM.</text:p>
          </draw:text-box>
        </draw:frame>
      </draw:page>
      <draw:page draw:name="page56" draw:style-name="dp1" draw:master-page-name="Padrão">
        <draw:frame draw:style-name="gr90" draw:text-style-name="P35" draw:layer="layout" svg:width="25.25cm" svg:height="2.75cm" svg:x="2cm" svg:y="1.5cm">
          <draw:text-box>
            <text:p><text:span text:style-name="T29">Existe um mundo espiritual ? (1)</text:span></text:p>
          </draw:text-box>
        </draw:frame>
        <draw:frame draw:style-name="gr98" draw:text-style-name="P6" draw:layer="layout" svg:width="24cm" svg:height="1.713cm" svg:x="2.25cm" svg:y="4.287cm">
          <draw:text-box>
            <text:p>Na terra já existem coisas esquisitas que são um prelúdio de coisas que não se podem ver, mas que existem, como:</text:p>
          </draw:text-box>
        </draw:frame>
        <draw:frame draw:style-name="gr41" draw:text-style-name="P59" draw:layer="layout" svg:width="24cm" svg:height="1.826cm" svg:x="2.5cm" svg:y="6.349cm">
          <draw:text-box>
            <text:p><text:span text:style-name="T32">Ondas, luz infravermelha e ultravioleta</text:span></text:p>
          </draw:text-box>
        </draw:frame>
        <draw:frame draw:style-name="gr99" draw:text-style-name="P6" draw:layer="layout" svg:width="24cm" svg:height="1.162cm" svg:x="2.25cm" svg:y="8.588cm">
          <draw:text-box>
            <text:p>Isto além dos dons que o homem moderno ganhou, como:</text:p>
          </draw:text-box>
        </draw:frame>
        <draw:frame draw:style-name="gr41" draw:text-style-name="P59" draw:layer="layout" svg:width="10cm" svg:height="1.826cm" svg:x="9.2cm" svg:y="10.549cm">
          <draw:text-box>
            <text:p><text:span text:style-name="T32">Onipresença</text:span></text:p>
          </draw:text-box>
        </draw:frame>
        <draw:frame draw:style-name="gr99" draw:text-style-name="P6" draw:layer="layout" svg:width="24cm" svg:height="1.162cm" svg:x="2.25cm" svg:y="12.488cm">
          <draw:text-box>
            <text:p>Sim, com o celular (carregado) somos encontrados em qualquer parte.</text:p>
          </draw:text-box>
        </draw:frame>
        <draw:frame draw:style-name="gr41" draw:text-style-name="P59" draw:layer="layout" svg:width="10cm" svg:height="1.826cm" svg:x="9.2cm" svg:y="13.95cm">
          <draw:text-box>
            <text:p><text:span text:style-name="T32">Onisciência</text:span></text:p>
          </draw:text-box>
        </draw:frame>
        <draw:frame draw:style-name="gr100" draw:text-style-name="P6" draw:layer="layout" svg:width="24cm" svg:height="3.806cm" svg:x="2.25cm" svg:y="15.889cm">
          <draw:text-box>
            <text:p>Sim, com a Internet sabemos dos fatos que estão acontecendo do outro lado do mundo em menos de um minuto.</text:p>
            <text:p/>
            <text:p>As câmeras de segurança nos fazem saber da verdade real dos fatos, quem foi mesmo o culpado por um ato, e quem estava mentindo.</text:p>
          </draw:text-box>
        </draw:frame>
      </draw:page>
      <draw:page draw:name="page57" draw:style-name="dp1" draw:master-page-name="Padrão">
        <draw:frame draw:style-name="gr90" draw:text-style-name="P35" draw:layer="layout" svg:width="25.25cm" svg:height="2.75cm" svg:x="2cm" svg:y="1.5cm">
          <draw:text-box>
            <text:p><text:span text:style-name="T29">Existe um mundo espiritual ? (2)</text:span></text:p>
          </draw:text-box>
        </draw:frame>
        <draw:frame draw:style-name="gr100" draw:text-style-name="P6" draw:layer="layout" svg:width="24cm" svg:height="3.806cm" svg:x="2.25cm" svg:y="4.287cm">
          <draw:text-box>
            <text:p>E não vai parar por aí não. A vigilância por câmeras, em todo o mundo, vai possibilitar a captura de qualquer pessoa que cometer crimes. Será a realização da onisciência das autoridades. O iníquo não terá onde se esconder.</text:p>
            <text:p/>
            <text:p>Já se fala em máquinas que poderão atingir a consciência.</text:p>
          </draw:text-box>
        </draw:frame>
      </draw:page>
      <draw:page draw:name="page58" draw:style-name="dp1" draw:master-page-name="Padrão">
        <draw:frame draw:style-name="gr24" draw:text-style-name="P6" draw:layer="layout" svg:width="24.159cm" svg:height="1.827cm" svg:x="0.741cm" svg:y="0.623cm">
          <draw:text-box>
            <text:p><text:span text:style-name="T29">A terra era sem forma e vazia</text:span></text:p>
          </draw:text-box>
        </draw:frame>
        <draw:frame draw:style-name="gr24" draw:text-style-name="P60" draw:layer="layout" svg:width="24.159cm" svg:height="1.827cm" svg:x="0.742cm" svg:y="2.324cm">
          <draw:text-box>
            <text:p><text:span text:style-name="T1">Assim era, pois a Terra não existia</text:span></text:p>
          </draw:text-box>
        </draw:frame>
        <draw:frame draw:style-name="gr101" draw:text-style-name="P61" draw:layer="layout" svg:width="27.658cm" svg:height="1.976cm" svg:x="1.042cm" svg:y="3.924cm">
          <draw:text-box>
            <text:p><text:span text:style-name="T31">E o Espírito de Deus pairava sobre as águas.</text:span></text:p>
          </draw:text-box>
        </draw:frame>
        <draw:frame draw:style-name="gr102" draw:text-style-name="P60" draw:layer="layout" svg:width="27.657cm" svg:height="4.976cm" svg:x="1.043cm" svg:y="5.625cm">
          <draw:text-box>
            <text:p><text:span text:style-name="T1">Antes que qualquer forma fosse criada, Deus estava só, sem forma e semelhante a nada. (Zohar: pg.82)</text:span></text:p>
          </draw:text-box>
        </draw:frame>
        <draw:frame draw:style-name="gr102" draw:text-style-name="P60" draw:layer="layout" svg:width="27.657cm" svg:height="4.976cm" svg:x="1.044cm" svg:y="10.825cm">
          <draw:text-box>
            <text:p><text:span text:style-name="T1">Nem atributo, nem IMAGEM, nem CORPO; assemelha-se mais às águas, sem forma e sem limites.(Zohar: pg.83)</text:span></text:p>
          </draw:text-box>
        </draw:frame>
        <draw:frame draw:style-name="gr25" draw:text-style-name="P61" draw:layer="layout" svg:width="27.658cm" svg:height="1.673cm" svg:x="1.042cm" svg:y="15.524cm">
          <draw:text-box>
            <text:p><text:span text:style-name="T31">A forma do ancião dos dias.</text:span></text:p>
          </draw:text-box>
        </draw:frame>
        <draw:frame draw:style-name="gr71" draw:text-style-name="P62" draw:layer="layout" svg:width="27.657cm" svg:height="3.095cm" svg:x="1.045cm" svg:y="16.925cm">
          <draw:text-box>
            <text:p><text:span text:style-name="T50">A reprodução que lhe é mais semelhante é a do homem.(Zohar: pg.83)</text:span></text:p>
          </draw:text-box>
        </draw:frame>
      </draw:page>
      <draw:page draw:name="page59" draw:style-name="dp1" draw:master-page-name="Padrão">
        <draw:frame draw:style-name="gr103" draw:text-style-name="P6" draw:layer="layout" svg:width="27.042cm" svg:height="8.25cm" svg:x="1.658cm" svg:y="5.55cm">
          <draw:text-box>
            <text:p><text:span text:style-name="T31">Olhar a matéria, no caso o corpo, sem imaginar que existe um espírito dentro dele é o mesmo que olhar um texto e só enxergar as letras, sem interpretar as palavras que elas estão mostrando.</text:span></text:p>
          </draw:text-box>
        </draw:frame>
        <draw:frame draw:style-name="gr24" draw:text-style-name="P6" draw:layer="layout" svg:width="14.385cm" svg:height="1.827cm" svg:x="6.365cm" svg:y="2.296cm">
          <draw:text-box>
            <text:p><text:span text:style-name="T1">CORPO e ESPÍRITO</text:span></text:p>
          </draw:text-box>
        </draw:frame>
      </draw:page>
      <draw:page draw:name="page60" draw:style-name="dp1" draw:master-page-name="Padrão">
        <draw:frame draw:style-name="gr68" draw:text-style-name="P6" draw:layer="layout" svg:width="27.042cm" svg:height="8.783cm" svg:x="1.658cm" svg:y="5.55cm">
          <draw:text-box>
            <text:p><text:span text:style-name="T31">Use bo princípio universal da oração que Jesus ensinou aos homens:</text:span></text:p>
            <text:p><text:span text:style-name="T31"/></text:p>
            <text:p><text:span text:style-name="T31">“</text:span><text:span text:style-name="T31">ASSIM NA TERRA COMO NO CÉU”</text:span></text:p>
            <text:p><text:span text:style-name="T31"/></text:p>
            <text:p><text:span text:style-name="T31">Com base nisto, o que vocês entendem ?</text:span></text:p>
          </draw:text-box>
        </draw:frame>
        <draw:frame draw:style-name="gr26" draw:text-style-name="P6" draw:layer="layout" svg:width="26.75cm" svg:height="3.401cm" svg:x="1.5cm" svg:y="2.296cm">
          <draw:text-box>
            <text:p><text:span text:style-name="T1">TODOS SERÃO IGUAIS NO CÉU ?</text:span></text:p>
          </draw:text-box>
        </draw:frame>
      </draw:page>
      <draw:page draw:name="page61" draw:style-name="dp1" draw:master-page-name="Padrão">
        <draw:frame draw:style-name="gr13" draw:text-style-name="P6" draw:layer="layout" svg:width="27.042cm" svg:height="15.893cm" svg:x="1.658cm" svg:y="4.15cm">
          <draw:text-box>
            <text:p><text:span text:style-name="T31">Uma vez que caiu, Satanás continua anjo a serviço de Deus. E para não destruí-lo de uma vez, e já que alguém teria que responder pelo Mal que entrou no mundo, pelo pecado de Eva e Adão, Deus o colocou como responsável pela administração do Mal.</text:span></text:p>
            <text:p><text:span text:style-name="T31"/></text:p>
            <text:p><text:span text:style-name="T31">Ou seja, fez coisa errada, teve que arcar com uma grande responsabilidade e ainda não vai receber nada por isso.</text:span></text:p>
          </draw:text-box>
        </draw:frame>
        <draw:frame draw:style-name="gr104" draw:text-style-name="P6" draw:layer="layout" svg:width="26.75cm" svg:height="2.454cm" svg:x="1.75cm" svg:y="2.296cm">
          <draw:text-box>
            <text:p><text:span text:style-name="T1">A SERVIÇO DE DEUS E SEM SALÁRIO</text:span></text:p>
          </draw:text-box>
        </draw:frame>
      </draw:page>
      <draw:page draw:name="page62" draw:style-name="dp1" draw:master-page-name="Padrão">
        <draw:frame draw:style-name="gr13" draw:text-style-name="P6" draw:layer="layout" svg:width="27.042cm" svg:height="15.893cm" svg:x="1.658cm" svg:y="4.15cm">
          <draw:text-box>
            <text:p><text:span text:style-name="T31">Se Jacó, filho de Isaac, fosse Kardecista, ele jamais brigaria uma noite inteira para que o anjo o abençoasse. Ele aceitaria placidamente o destino que se estava apresentando, quando da perseguição pelo seu irmão Esaú.</text:span></text:p>
            <text:p><text:span text:style-name="T31">Não, ele não aceitou e desafiou o anjo e prevaleceu, numa demonstração do quanto um ser humano pode ser decidido e valente, a ponto de desafiar um ente puramente espiritual.</text:span></text:p>
          </draw:text-box>
        </draw:frame>
        <draw:frame draw:style-name="gr104" draw:text-style-name="P6" draw:layer="layout" svg:width="26.75cm" svg:height="2.454cm" svg:x="1.75cm" svg:y="2.296cm">
          <draw:text-box>
            <text:p><text:span text:style-name="T1">Jacó versus Kardecismo</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ource Sans Pro Black" svg:font-family="'Source Sans Pro Black'" style:font-adornments="Black" style:font-family-generic="swiss" style:font-pitch="variable"/>
    <style:font-face style:name="Source Sans Pro Black1" svg:font-family="'Source Sans Pro Black'" style:font-family-generic="swiss" style:font-pitch="variable"/>
    <style:font-face style:name="Tahoma" svg:font-family="Tahoma" style:font-family-generic="system" style:font-pitch="variable"/>
    <style:font-face style:name="Tahoma1" svg:font-family="Tahoma" style:font-pitch="variable"/>
  </office:font-face-decls>
  <office:styles>
    <draw:gradient draw:name="Formas" draw:style="rectangular" draw:cx="50%" draw:cy="50%" draw:start-color="#cccccc" draw:end-color="#ffffff" draw:start-intensity="100%" draw:end-intensity="100%" draw:angle="0deg" draw:border="0%"/>
    <draw:gradient draw:name="Gradient_20_274" draw:display-name="Gradient 274" draw:style="radial" draw:cx="50%" draw:cy="50%" draw:start-color="#b85c00" draw:end-color="#ff972f" draw:start-intensity="100%" draw:end-intensity="100%" draw:border="0%"/>
    <draw:gradient draw:name="Gradient_20_275" draw:display-name="Gradient 275" draw:style="radial" draw:cx="66%" draw:cy="33%" draw:start-color="#f10d0c" draw:end-color="#ffff00" draw:start-intensity="100%" draw:end-intensity="100%" draw:border="33%"/>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opacity draw:name="Transparency_20_1" draw:display-name="Transparency 1" draw:style="linear" draw:start="100%" draw:end="100%" draw:angle="0deg" draw:border="0%"/>
    <draw:marker draw:name="Arrow" svg:viewBox="0 0 20 30" svg:d="M10 0l-10 30h20z"/>
    <draw:marker draw:name="Pontas_20_das_20_setas_20_1" draw:display-name="Pontas das setas 1" svg:viewBox="0 0 20 20" svg:d="M0 20l10-20 10 20z"/>
    <draw:marker draw:name="Pontas_20_das_20_setas_20_2" draw:display-name="Pontas das setas 2" svg:viewBox="0 0 20 20" svg:d="M0 20l10-20 10 20z"/>
    <draw:marker draw:name="Pontas_20_das_20_setas_20_3" draw:display-name="Pontas das setas 3" svg:viewBox="0 0 20 20" svg:d="M0 20l10-20 10 20z"/>
    <draw:marker draw:name="Pontas_20_das_20_setas_20_4" draw:display-name="Pontas das setas 4" svg:viewBox="0 0 20 20" svg:d="M0 20l10-20 10 20z"/>
    <draw:marker draw:name="Pontas_20_das_20_setas_20_5" draw:display-name="Pontas das setas 5" svg:viewBox="0 0 20 20" svg:d="M0 20l10-20 10 20z"/>
    <draw:marker draw:name="Pontas_20_das_20_setas_20_6" draw:display-name="Pontas das setas 6" svg:viewBox="0 0 20 20" svg:d="M0 20l10-20 10 20z"/>
    <draw:marker draw:name="Pontas_20_das_20_setas_20_7" draw:display-name="Pontas das setas 7"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6-21T18:08:27.713000000</meta:creation-date>
    <dc:date>2023-07-27T23:33:00.507000000</dc:date>
    <meta:editing-duration>P4DT15H14M29S</meta:editing-duration>
    <meta:editing-cycles>133</meta:editing-cycles>
    <meta:generator>LibreOffice/7.3.2.2$Windows_X86_64 LibreOffice_project/49f2b1bff42cfccbd8f788c8dc32c1c309559be0</meta:generator>
    <meta:document-statistic meta:object-count="214"/>
  </office:meta>
</office:document-meta>
</file>